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5.846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7.4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ext-properties style:font-name="Arial" style:font-name-asian="DejaVu Sans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Extension</text:p>
          </table:table-cell>
          <table:table-cell table:style-name="ce1" office:value-type="string">
            <text:p>Mime Type</text:p>
          </table:table-cell>
          <table:table-cell table:style-name="ce2" office:value-type="string">
            <text:p>Description</text:p>
          </table:table-cell>
          <table:table-cell table:formula="oooc:=&quot;&lt;?php&quot;" office:value-type="string" office:string-value="&lt;?php">
            <text:p>&lt;?php</text:p>
          </table:table-cell>
          <table:table-cell table:style-name="ce4"/>
        </table:table-row>
        <table:table-row table:style-name="ro2">
          <table:table-cell table:style-name="ce1" office:value-type="string">
            <text:p><text:s/>aifc</text:p>
          </table:table-cell>
          <table:table-cell table:style-name="ce1" office:value-type="string">
            <text:p>audio/x-aiff</text:p>
          </table:table-cell>
          <table:table-cell table:style-name="ce2" office:value-type="string">
            <text:p>AIFF-Sound-Dateien</text:p>
          </table:table-cell>
          <table:table-cell table:formula="oooc:=&quot;$mimeTypes[&quot; &amp; &quot;&quot;&quot;&quot; &amp; TRIM([.A2]) &amp; &quot;&quot;&quot;&quot; &amp; &quot;][0]=&quot;  &amp; &quot;&quot;&quot;&quot; &amp; TRIM([.B2]) &amp; &quot;&quot;&quot;;&quot;" office:value-type="string" office:string-value="$mimeTypes[&quot;aifc&quot;][0]=&quot;audio/x-aiff&quot;;">
            <text:p>$mimeTypes["aifc"][0]="audio/x-aiff";</text:p>
          </table:table-cell>
          <table:table-cell table:style-name="ce4" table:formula="oooc:=&quot;$mimeTypes[&quot; &amp; &quot;&quot;&quot;&quot; &amp; TRIM([.A2]) &amp; &quot;&quot;&quot;&quot; &amp; &quot;][1]=&quot;  &amp; &quot;&quot;&quot;&quot; &amp; TRIM([.C2]) &amp; &quot;&quot;&quot;;&quot;" office:value-type="string" office:string-value="$mimeTypes[&quot;aifc&quot;][1]=&quot;AIFF-Sound-Dateien&quot;;">
            <text:p>$mimeTypes["aifc"][1]="AIFF-Sound-Dateien";</text:p>
          </table:table-cell>
        </table:table-row>
        <table:table-row table:style-name="ro2">
          <table:table-cell table:style-name="ce1" office:value-type="string">
            <text:p><text:s/>cdf</text:p>
          </table:table-cell>
          <table:table-cell table:style-name="ce1" office:value-type="string">
            <text:p>application/x-netcdf</text:p>
          </table:table-cell>
          <table:table-cell table:style-name="ce2" office:value-type="string">
            <text:p>Unidata CDF-Dateien</text:p>
          </table:table-cell>
          <table:table-cell table:formula="oooc:=&quot;$mimeTypes[&quot; &amp; &quot;&quot;&quot;&quot; &amp; TRIM([.A3]) &amp; &quot;&quot;&quot;&quot; &amp; &quot;][0]=&quot;  &amp; &quot;&quot;&quot;&quot; &amp; TRIM([.B3]) &amp; &quot;&quot;&quot;;&quot;" office:value-type="string" office:string-value="$mimeTypes[&quot;cdf&quot;][0]=&quot;application/x-netcdf&quot;;">
            <text:p>$mimeTypes["cdf"][0]="application/x-netcdf";</text:p>
          </table:table-cell>
          <table:table-cell table:style-name="ce4" table:formula="oooc:=&quot;$mimeTypes[&quot; &amp; &quot;&quot;&quot;&quot; &amp; TRIM([.A3]) &amp; &quot;&quot;&quot;&quot; &amp; &quot;][1]=&quot;  &amp; &quot;&quot;&quot;&quot; &amp; TRIM([.C3]) &amp; &quot;&quot;&quot;;&quot;" office:value-type="string" office:string-value="$mimeTypes[&quot;cdf&quot;][1]=&quot;Unidata CDF-Dateien&quot;;">
            <text:p>$mimeTypes["cdf"][1]="Unidata CDF-Dateien";</text:p>
          </table:table-cell>
        </table:table-row>
        <table:table-row table:style-name="ro2">
          <table:table-cell table:style-name="ce1" office:value-type="string">
            <text:p><text:s/>cht</text:p>
          </table:table-cell>
          <table:table-cell table:style-name="ce1" office:value-type="string">
            <text:p>audio/x-dspeeh</text:p>
          </table:table-cell>
          <table:table-cell table:style-name="ce2" office:value-type="string">
            <text:p>Sprachdateien</text:p>
          </table:table-cell>
          <table:table-cell table:formula="oooc:=&quot;$mimeTypes[&quot; &amp; &quot;&quot;&quot;&quot; &amp; TRIM([.A4]) &amp; &quot;&quot;&quot;&quot; &amp; &quot;][0]=&quot;  &amp; &quot;&quot;&quot;&quot; &amp; TRIM([.B4]) &amp; &quot;&quot;&quot;;&quot;" office:value-type="string" office:string-value="$mimeTypes[&quot;cht&quot;][0]=&quot;audio/x-dspeeh&quot;;">
            <text:p>$mimeTypes["cht"][0]="audio/x-dspeeh";</text:p>
          </table:table-cell>
          <table:table-cell table:style-name="ce4" table:formula="oooc:=&quot;$mimeTypes[&quot; &amp; &quot;&quot;&quot;&quot; &amp; TRIM([.A4]) &amp; &quot;&quot;&quot;&quot; &amp; &quot;][1]=&quot;  &amp; &quot;&quot;&quot;&quot; &amp; TRIM([.C4]) &amp; &quot;&quot;&quot;;&quot;" office:value-type="string" office:string-value="$mimeTypes[&quot;cht&quot;][1]=&quot;Sprachdateien&quot;;">
            <text:p>$mimeTypes["cht"][1]="Sprachdateien";</text:p>
          </table:table-cell>
        </table:table-row>
        <table:table-row table:style-name="ro2">
          <table:table-cell table:style-name="ce1" office:value-type="string">
            <text:p><text:s/>class</text:p>
          </table:table-cell>
          <table:table-cell table:style-name="ce1" office:value-type="string">
            <text:p>application/octet-stream</text:p>
          </table:table-cell>
          <table:table-cell table:style-name="ce2" office:value-type="string">
            <text:p>Ausführbare Dateien</text:p>
          </table:table-cell>
          <table:table-cell table:formula="oooc:=&quot;$mimeTypes[&quot; &amp; &quot;&quot;&quot;&quot; &amp; TRIM([.A5]) &amp; &quot;&quot;&quot;&quot; &amp; &quot;][0]=&quot;  &amp; &quot;&quot;&quot;&quot; &amp; TRIM([.B5]) &amp; &quot;&quot;&quot;;&quot;" office:value-type="string" office:string-value="$mimeTypes[&quot;class&quot;][0]=&quot;application/octet-stream&quot;;">
            <text:p>$mimeTypes["class"][0]="application/octet-stream";</text:p>
          </table:table-cell>
          <table:table-cell table:style-name="ce4" table:formula="oooc:=&quot;$mimeTypes[&quot; &amp; &quot;&quot;&quot;&quot; &amp; TRIM([.A5]) &amp; &quot;&quot;&quot;&quot; &amp; &quot;][1]=&quot;  &amp; &quot;&quot;&quot;&quot; &amp; TRIM([.C5]) &amp; &quot;&quot;&quot;;&quot;" office:value-type="string" office:string-value="$mimeTypes[&quot;class&quot;][1]=&quot;Ausführbare Dateien&quot;;">
            <text:p>$mimeTypes["class"][1]="Ausführbare Dateien";</text:p>
          </table:table-cell>
        </table:table-row>
        <table:table-row table:style-name="ro2">
          <table:table-cell table:style-name="ce1" office:value-type="string">
            <text:p><text:s/>com</text:p>
          </table:table-cell>
          <table:table-cell table:style-name="ce1" office:value-type="string">
            <text:p>application/octet-stream</text:p>
          </table:table-cell>
          <table:table-cell table:style-name="ce2" office:value-type="string">
            <text:p>Ausführbare Dateien</text:p>
          </table:table-cell>
          <table:table-cell table:formula="oooc:=&quot;$mimeTypes[&quot; &amp; &quot;&quot;&quot;&quot; &amp; TRIM([.A6]) &amp; &quot;&quot;&quot;&quot; &amp; &quot;][0]=&quot;  &amp; &quot;&quot;&quot;&quot; &amp; TRIM([.B6]) &amp; &quot;&quot;&quot;;&quot;" office:value-type="string" office:string-value="$mimeTypes[&quot;com&quot;][0]=&quot;application/octet-stream&quot;;">
            <text:p>$mimeTypes["com"][0]="application/octet-stream";</text:p>
          </table:table-cell>
          <table:table-cell table:style-name="ce4" table:formula="oooc:=&quot;$mimeTypes[&quot; &amp; &quot;&quot;&quot;&quot; &amp; TRIM([.A6]) &amp; &quot;&quot;&quot;&quot; &amp; &quot;][1]=&quot;  &amp; &quot;&quot;&quot;&quot; &amp; TRIM([.C6]) &amp; &quot;&quot;&quot;;&quot;" office:value-type="string" office:string-value="$mimeTypes[&quot;com&quot;][1]=&quot;Ausführbare Dateien&quot;;">
            <text:p>$mimeTypes["com"][1]="Ausführbare Dateien";</text:p>
          </table:table-cell>
        </table:table-row>
        <table:table-row table:style-name="ro2">
          <table:table-cell table:style-name="ce1" office:value-type="string">
            <text:p><text:s/>dir</text:p>
          </table:table-cell>
          <table:table-cell table:style-name="ce1" office:value-type="string">
            <text:p>application/x-director</text:p>
          </table:table-cell>
          <table:table-cell table:style-name="ce2" office:value-type="string">
            <text:p>Macromedia Director-Dateien</text:p>
          </table:table-cell>
          <table:table-cell table:formula="oooc:=&quot;$mimeTypes[&quot; &amp; &quot;&quot;&quot;&quot; &amp; TRIM([.A7]) &amp; &quot;&quot;&quot;&quot; &amp; &quot;][0]=&quot;  &amp; &quot;&quot;&quot;&quot; &amp; TRIM([.B7]) &amp; &quot;&quot;&quot;;&quot;" office:value-type="string" office:string-value="$mimeTypes[&quot;dir&quot;][0]=&quot;application/x-director&quot;;">
            <text:p>$mimeTypes["dir"][0]="application/x-director";</text:p>
          </table:table-cell>
          <table:table-cell table:style-name="ce4" table:formula="oooc:=&quot;$mimeTypes[&quot; &amp; &quot;&quot;&quot;&quot; &amp; TRIM([.A7]) &amp; &quot;&quot;&quot;&quot; &amp; &quot;][1]=&quot;  &amp; &quot;&quot;&quot;&quot; &amp; TRIM([.C7]) &amp; &quot;&quot;&quot;;&quot;" office:value-type="string" office:string-value="$mimeTypes[&quot;dir&quot;][1]=&quot;Macromedia Director-Dateien&quot;;">
            <text:p>$mimeTypes["dir"][1]="Macromedia Director-Dateien";</text:p>
          </table:table-cell>
        </table:table-row>
        <table:table-row table:style-name="ro2">
          <table:table-cell table:style-name="ce1" office:value-type="string">
            <text:p><text:s/>dll</text:p>
          </table:table-cell>
          <table:table-cell table:style-name="ce1" office:value-type="string">
            <text:p>application/octet-stream</text:p>
          </table:table-cell>
          <table:table-cell table:style-name="ce2" office:value-type="string">
            <text:p>Ausführbare Dateien</text:p>
          </table:table-cell>
          <table:table-cell table:formula="oooc:=&quot;$mimeTypes[&quot; &amp; &quot;&quot;&quot;&quot; &amp; TRIM([.A8]) &amp; &quot;&quot;&quot;&quot; &amp; &quot;][0]=&quot;  &amp; &quot;&quot;&quot;&quot; &amp; TRIM([.B8]) &amp; &quot;&quot;&quot;;&quot;" office:value-type="string" office:string-value="$mimeTypes[&quot;dll&quot;][0]=&quot;application/octet-stream&quot;;">
            <text:p>$mimeTypes["dll"][0]="application/octet-stream";</text:p>
          </table:table-cell>
          <table:table-cell table:style-name="ce4" table:formula="oooc:=&quot;$mimeTypes[&quot; &amp; &quot;&quot;&quot;&quot; &amp; TRIM([.A8]) &amp; &quot;&quot;&quot;&quot; &amp; &quot;][1]=&quot;  &amp; &quot;&quot;&quot;&quot; &amp; TRIM([.C8]) &amp; &quot;&quot;&quot;;&quot;" office:value-type="string" office:string-value="$mimeTypes[&quot;dll&quot;][1]=&quot;Ausführbare Dateien&quot;;">
            <text:p>$mimeTypes["dll"][1]="Ausführbare Dateien";</text:p>
          </table:table-cell>
        </table:table-row>
        <table:table-row table:style-name="ro2">
          <table:table-cell table:style-name="ce1" office:value-type="string">
            <text:p><text:s/>dot</text:p>
          </table:table-cell>
          <table:table-cell table:style-name="ce1" office:value-type="string">
            <text:p>application/msword</text:p>
          </table:table-cell>
          <table:table-cell table:style-name="ce2" office:value-type="string">
            <text:p>Microsoft Word Dateien</text:p>
          </table:table-cell>
          <table:table-cell table:formula="oooc:=&quot;$mimeTypes[&quot; &amp; &quot;&quot;&quot;&quot; &amp; TRIM([.A9]) &amp; &quot;&quot;&quot;&quot; &amp; &quot;][0]=&quot;  &amp; &quot;&quot;&quot;&quot; &amp; TRIM([.B9]) &amp; &quot;&quot;&quot;;&quot;" office:value-type="string" office:string-value="$mimeTypes[&quot;dot&quot;][0]=&quot;application/msword&quot;;">
            <text:p>$mimeTypes["dot"][0]="application/msword";</text:p>
          </table:table-cell>
          <table:table-cell table:style-name="ce4" table:formula="oooc:=&quot;$mimeTypes[&quot; &amp; &quot;&quot;&quot;&quot; &amp; TRIM([.A9]) &amp; &quot;&quot;&quot;&quot; &amp; &quot;][1]=&quot;  &amp; &quot;&quot;&quot;&quot; &amp; TRIM([.C9]) &amp; &quot;&quot;&quot;;&quot;" office:value-type="string" office:string-value="$mimeTypes[&quot;dot&quot;][1]=&quot;Microsoft Word Dateien&quot;;">
            <text:p>$mimeTypes["dot"][1]="Microsoft Word Dateien";</text:p>
          </table:table-cell>
        </table:table-row>
        <table:table-row table:style-name="ro2">
          <table:table-cell table:style-name="ce1" office:value-type="string">
            <text:p><text:s/>dxr</text:p>
          </table:table-cell>
          <table:table-cell table:style-name="ce1" office:value-type="string">
            <text:p>application/x-director</text:p>
          </table:table-cell>
          <table:table-cell table:style-name="ce2" office:value-type="string">
            <text:p>Macromedia Director-Dateien</text:p>
          </table:table-cell>
          <table:table-cell table:formula="oooc:=&quot;$mimeTypes[&quot; &amp; &quot;&quot;&quot;&quot; &amp; TRIM([.A10]) &amp; &quot;&quot;&quot;&quot; &amp; &quot;][0]=&quot;  &amp; &quot;&quot;&quot;&quot; &amp; TRIM([.B10]) &amp; &quot;&quot;&quot;;&quot;" office:value-type="string" office:string-value="$mimeTypes[&quot;dxr&quot;][0]=&quot;application/x-director&quot;;">
            <text:p>$mimeTypes["dxr"][0]="application/x-director";</text:p>
          </table:table-cell>
          <table:table-cell table:style-name="ce4" table:formula="oooc:=&quot;$mimeTypes[&quot; &amp; &quot;&quot;&quot;&quot; &amp; TRIM([.A10]) &amp; &quot;&quot;&quot;&quot; &amp; &quot;][1]=&quot;  &amp; &quot;&quot;&quot;&quot; &amp; TRIM([.C10]) &amp; &quot;&quot;&quot;;&quot;" office:value-type="string" office:string-value="$mimeTypes[&quot;dxr&quot;][1]=&quot;Macromedia Director-Dateien&quot;;">
            <text:p>$mimeTypes["dxr"][1]="Macromedia Director-Dateien";</text:p>
          </table:table-cell>
        </table:table-row>
        <table:table-row table:style-name="ro2">
          <table:table-cell table:style-name="ce1" office:value-type="string">
            <text:p><text:s/>eps</text:p>
          </table:table-cell>
          <table:table-cell table:style-name="ce1" office:value-type="string">
            <text:p>application/postscript</text:p>
          </table:table-cell>
          <table:table-cell table:style-name="ce2" office:value-type="string">
            <text:p>Adobe PostScript-Dateien</text:p>
          </table:table-cell>
          <table:table-cell table:formula="oooc:=&quot;$mimeTypes[&quot; &amp; &quot;&quot;&quot;&quot; &amp; TRIM([.A11]) &amp; &quot;&quot;&quot;&quot; &amp; &quot;][0]=&quot;  &amp; &quot;&quot;&quot;&quot; &amp; TRIM([.B11]) &amp; &quot;&quot;&quot;;&quot;" office:value-type="string" office:string-value="$mimeTypes[&quot;eps&quot;][0]=&quot;application/postscript&quot;;">
            <text:p>$mimeTypes["eps"][0]="application/postscript";</text:p>
          </table:table-cell>
          <table:table-cell table:style-name="ce4" table:formula="oooc:=&quot;$mimeTypes[&quot; &amp; &quot;&quot;&quot;&quot; &amp; TRIM([.A11]) &amp; &quot;&quot;&quot;&quot; &amp; &quot;][1]=&quot;  &amp; &quot;&quot;&quot;&quot; &amp; TRIM([.C11]) &amp; &quot;&quot;&quot;;&quot;" office:value-type="string" office:string-value="$mimeTypes[&quot;eps&quot;][1]=&quot;Adobe PostScript-Dateien&quot;;">
            <text:p>$mimeTypes["eps"][1]="Adobe PostScript-Dateien";</text:p>
          </table:table-cell>
        </table:table-row>
        <table:table-row table:style-name="ro2">
          <table:table-cell table:style-name="ce1" office:value-type="string">
            <text:p><text:s/>exe</text:p>
          </table:table-cell>
          <table:table-cell table:style-name="ce1" office:value-type="string">
            <text:p>application/octet-stream</text:p>
          </table:table-cell>
          <table:table-cell table:style-name="ce2" office:value-type="string">
            <text:p>Ausführbare Dateien</text:p>
          </table:table-cell>
          <table:table-cell table:formula="oooc:=&quot;$mimeTypes[&quot; &amp; &quot;&quot;&quot;&quot; &amp; TRIM([.A12]) &amp; &quot;&quot;&quot;&quot; &amp; &quot;][0]=&quot;  &amp; &quot;&quot;&quot;&quot; &amp; TRIM([.B12]) &amp; &quot;&quot;&quot;;&quot;" office:value-type="string" office:string-value="$mimeTypes[&quot;exe&quot;][0]=&quot;application/octet-stream&quot;;">
            <text:p>$mimeTypes["exe"][0]="application/octet-stream";</text:p>
          </table:table-cell>
          <table:table-cell table:style-name="ce4" table:formula="oooc:=&quot;$mimeTypes[&quot; &amp; &quot;&quot;&quot;&quot; &amp; TRIM([.A12]) &amp; &quot;&quot;&quot;&quot; &amp; &quot;][1]=&quot;  &amp; &quot;&quot;&quot;&quot; &amp; TRIM([.C12]) &amp; &quot;&quot;&quot;;&quot;" office:value-type="string" office:string-value="$mimeTypes[&quot;exe&quot;][1]=&quot;Ausführbare Dateien&quot;;">
            <text:p>$mimeTypes["exe"][1]="Ausführbare Dateien";</text:p>
          </table:table-cell>
        </table:table-row>
        <table:table-row table:style-name="ro2">
          <table:table-cell table:style-name="ce1" office:value-type="string">
            <text:p><text:s/>fh5</text:p>
          </table:table-cell>
          <table:table-cell table:style-name="ce1" office:value-type="string">
            <text:p>image/x-freehand</text:p>
          </table:table-cell>
          <table:table-cell table:style-name="ce2" office:value-type="string">
            <text:p>Freehand-Dateien</text:p>
          </table:table-cell>
          <table:table-cell table:formula="oooc:=&quot;$mimeTypes[&quot; &amp; &quot;&quot;&quot;&quot; &amp; TRIM([.A13]) &amp; &quot;&quot;&quot;&quot; &amp; &quot;][0]=&quot;  &amp; &quot;&quot;&quot;&quot; &amp; TRIM([.B13]) &amp; &quot;&quot;&quot;;&quot;" office:value-type="string" office:string-value="$mimeTypes[&quot;fh5&quot;][0]=&quot;image/x-freehand&quot;;">
            <text:p>$mimeTypes["fh5"][0]="image/x-freehand";</text:p>
          </table:table-cell>
          <table:table-cell table:style-name="ce4" table:formula="oooc:=&quot;$mimeTypes[&quot; &amp; &quot;&quot;&quot;&quot; &amp; TRIM([.A13]) &amp; &quot;&quot;&quot;&quot; &amp; &quot;][1]=&quot;  &amp; &quot;&quot;&quot;&quot; &amp; TRIM([.C13]) &amp; &quot;&quot;&quot;;&quot;" office:value-type="string" office:string-value="$mimeTypes[&quot;fh5&quot;][1]=&quot;Freehand-Dateien&quot;;">
            <text:p>$mimeTypes["fh5"][1]="Freehand-Dateien";</text:p>
          </table:table-cell>
        </table:table-row>
        <table:table-row table:style-name="ro2">
          <table:table-cell table:style-name="ce1" office:value-type="string">
            <text:p><text:s/>fhc</text:p>
          </table:table-cell>
          <table:table-cell table:style-name="ce1" office:value-type="string">
            <text:p>image/x-freehand</text:p>
          </table:table-cell>
          <table:table-cell table:style-name="ce2" office:value-type="string">
            <text:p>Freehand-Dateien</text:p>
          </table:table-cell>
          <table:table-cell table:formula="oooc:=&quot;$mimeTypes[&quot; &amp; &quot;&quot;&quot;&quot; &amp; TRIM([.A14]) &amp; &quot;&quot;&quot;&quot; &amp; &quot;][0]=&quot;  &amp; &quot;&quot;&quot;&quot; &amp; TRIM([.B14]) &amp; &quot;&quot;&quot;;&quot;" office:value-type="string" office:string-value="$mimeTypes[&quot;fhc&quot;][0]=&quot;image/x-freehand&quot;;">
            <text:p>$mimeTypes["fhc"][0]="image/x-freehand";</text:p>
          </table:table-cell>
          <table:table-cell table:style-name="ce4" table:formula="oooc:=&quot;$mimeTypes[&quot; &amp; &quot;&quot;&quot;&quot; &amp; TRIM([.A14]) &amp; &quot;&quot;&quot;&quot; &amp; &quot;][1]=&quot;  &amp; &quot;&quot;&quot;&quot; &amp; TRIM([.C14]) &amp; &quot;&quot;&quot;;&quot;" office:value-type="string" office:string-value="$mimeTypes[&quot;fhc&quot;][1]=&quot;Freehand-Dateien&quot;;">
            <text:p>$mimeTypes["fhc"][1]="Freehand-Dateien";</text:p>
          </table:table-cell>
        </table:table-row>
        <table:table-row table:style-name="ro2">
          <table:table-cell table:style-name="ce1" office:value-type="string">
            <text:p><text:s/>html</text:p>
          </table:table-cell>
          <table:table-cell table:style-name="ce1" office:value-type="string">
            <text:p>text/html</text:p>
          </table:table-cell>
          <table:table-cell table:style-name="ce2" office:value-type="string">
            <text:p>HTML-Dateien</text:p>
          </table:table-cell>
          <table:table-cell table:formula="oooc:=&quot;$mimeTypes[&quot; &amp; &quot;&quot;&quot;&quot; &amp; TRIM([.A15]) &amp; &quot;&quot;&quot;&quot; &amp; &quot;][0]=&quot;  &amp; &quot;&quot;&quot;&quot; &amp; TRIM([.B15]) &amp; &quot;&quot;&quot;;&quot;" office:value-type="string" office:string-value="$mimeTypes[&quot;html&quot;][0]=&quot;text/html&quot;;">
            <text:p>$mimeTypes["html"][0]="text/html";</text:p>
          </table:table-cell>
          <table:table-cell table:style-name="ce4" table:formula="oooc:=&quot;$mimeTypes[&quot; &amp; &quot;&quot;&quot;&quot; &amp; TRIM([.A15]) &amp; &quot;&quot;&quot;&quot; &amp; &quot;][1]=&quot;  &amp; &quot;&quot;&quot;&quot; &amp; TRIM([.C15]) &amp; &quot;&quot;&quot;;&quot;" office:value-type="string" office:string-value="$mimeTypes[&quot;html&quot;][1]=&quot;HTML-Dateien&quot;;">
            <text:p>$mimeTypes["html"][1]="HTML-Dateien";</text:p>
          </table:table-cell>
        </table:table-row>
        <table:table-row table:style-name="ro2">
          <table:table-cell table:style-name="ce1" office:value-type="string">
            <text:p><text:s/>jpe</text:p>
          </table:table-cell>
          <table:table-cell table:style-name="ce1" office:value-type="string">
            <text:p>image/jpeg</text:p>
          </table:table-cell>
          <table:table-cell table:style-name="ce2" office:value-type="string">
            <text:p>JPEG-Dateien</text:p>
          </table:table-cell>
          <table:table-cell table:formula="oooc:=&quot;$mimeTypes[&quot; &amp; &quot;&quot;&quot;&quot; &amp; TRIM([.A16]) &amp; &quot;&quot;&quot;&quot; &amp; &quot;][0]=&quot;  &amp; &quot;&quot;&quot;&quot; &amp; TRIM([.B16]) &amp; &quot;&quot;&quot;;&quot;" office:value-type="string" office:string-value="$mimeTypes[&quot;jpe&quot;][0]=&quot;image/jpeg&quot;;">
            <text:p>$mimeTypes["jpe"][0]="image/jpeg";</text:p>
          </table:table-cell>
          <table:table-cell table:style-name="ce4" table:formula="oooc:=&quot;$mimeTypes[&quot; &amp; &quot;&quot;&quot;&quot; &amp; TRIM([.A16]) &amp; &quot;&quot;&quot;&quot; &amp; &quot;][1]=&quot;  &amp; &quot;&quot;&quot;&quot; &amp; TRIM([.C16]) &amp; &quot;&quot;&quot;;&quot;" office:value-type="string" office:string-value="$mimeTypes[&quot;jpe&quot;][1]=&quot;JPEG-Dateien&quot;;">
            <text:p>$mimeTypes["jpe"][1]="JPEG-Dateien";</text:p>
          </table:table-cell>
        </table:table-row>
        <table:table-row table:style-name="ro2">
          <table:table-cell table:style-name="ce1" office:value-type="string">
            <text:p><text:s/>jpg</text:p>
          </table:table-cell>
          <table:table-cell table:style-name="ce1" office:value-type="string">
            <text:p>image/jpeg</text:p>
          </table:table-cell>
          <table:table-cell table:style-name="ce2" office:value-type="string">
            <text:p>JPEG-Dateien</text:p>
          </table:table-cell>
          <table:table-cell table:formula="oooc:=&quot;$mimeTypes[&quot; &amp; &quot;&quot;&quot;&quot; &amp; TRIM([.A17]) &amp; &quot;&quot;&quot;&quot; &amp; &quot;][0]=&quot;  &amp; &quot;&quot;&quot;&quot; &amp; TRIM([.B17]) &amp; &quot;&quot;&quot;;&quot;" office:value-type="string" office:string-value="$mimeTypes[&quot;jpg&quot;][0]=&quot;image/jpeg&quot;;">
            <text:p>$mimeTypes["jpg"][0]="image/jpeg";</text:p>
          </table:table-cell>
          <table:table-cell table:style-name="ce4" table:formula="oooc:=&quot;$mimeTypes[&quot; &amp; &quot;&quot;&quot;&quot; &amp; TRIM([.A17]) &amp; &quot;&quot;&quot;&quot; &amp; &quot;][1]=&quot;  &amp; &quot;&quot;&quot;&quot; &amp; TRIM([.C17]) &amp; &quot;&quot;&quot;;&quot;" office:value-type="string" office:string-value="$mimeTypes[&quot;jpg&quot;][1]=&quot;JPEG-Dateien&quot;;">
            <text:p>$mimeTypes["jpg"][1]="JPEG-Dateien";</text:p>
          </table:table-cell>
        </table:table-row>
        <table:table-row table:style-name="ro2">
          <table:table-cell table:style-name="ce1" office:value-type="string">
            <text:p><text:s/>midi</text:p>
          </table:table-cell>
          <table:table-cell table:style-name="ce1" office:value-type="string">
            <text:p>audio/x-midi</text:p>
          </table:table-cell>
          <table:table-cell table:style-name="ce2" office:value-type="string">
            <text:p>MIDI-Dateien</text:p>
          </table:table-cell>
          <table:table-cell table:formula="oooc:=&quot;$mimeTypes[&quot; &amp; &quot;&quot;&quot;&quot; &amp; TRIM([.A18]) &amp; &quot;&quot;&quot;&quot; &amp; &quot;][0]=&quot;  &amp; &quot;&quot;&quot;&quot; &amp; TRIM([.B18]) &amp; &quot;&quot;&quot;;&quot;" office:value-type="string" office:string-value="$mimeTypes[&quot;midi&quot;][0]=&quot;audio/x-midi&quot;;">
            <text:p>$mimeTypes["midi"][0]="audio/x-midi";</text:p>
          </table:table-cell>
          <table:table-cell table:style-name="ce4" table:formula="oooc:=&quot;$mimeTypes[&quot; &amp; &quot;&quot;&quot;&quot; &amp; TRIM([.A18]) &amp; &quot;&quot;&quot;&quot; &amp; &quot;][1]=&quot;  &amp; &quot;&quot;&quot;&quot; &amp; TRIM([.C18]) &amp; &quot;&quot;&quot;;&quot;" office:value-type="string" office:string-value="$mimeTypes[&quot;midi&quot;][1]=&quot;MIDI-Dateien&quot;;">
            <text:p>$mimeTypes["midi"][1]="MIDI-Dateien";</text:p>
          </table:table-cell>
        </table:table-row>
        <table:table-row table:style-name="ro2">
          <table:table-cell table:style-name="ce1" office:value-type="string">
            <text:p><text:s/>mov</text:p>
          </table:table-cell>
          <table:table-cell table:style-name="ce1" office:value-type="string">
            <text:p>video/quicktime</text:p>
          </table:table-cell>
          <table:table-cell table:style-name="ce2" office:value-type="string">
            <text:p>Quicktime-Dateien</text:p>
          </table:table-cell>
          <table:table-cell table:formula="oooc:=&quot;$mimeTypes[&quot; &amp; &quot;&quot;&quot;&quot; &amp; TRIM([.A19]) &amp; &quot;&quot;&quot;&quot; &amp; &quot;][0]=&quot;  &amp; &quot;&quot;&quot;&quot; &amp; TRIM([.B19]) &amp; &quot;&quot;&quot;;&quot;" office:value-type="string" office:string-value="$mimeTypes[&quot;mov&quot;][0]=&quot;video/quicktime&quot;;">
            <text:p>$mimeTypes["mov"][0]="video/quicktime";</text:p>
          </table:table-cell>
          <table:table-cell table:style-name="ce4" table:formula="oooc:=&quot;$mimeTypes[&quot; &amp; &quot;&quot;&quot;&quot; &amp; TRIM([.A19]) &amp; &quot;&quot;&quot;&quot; &amp; &quot;][1]=&quot;  &amp; &quot;&quot;&quot;&quot; &amp; TRIM([.C19]) &amp; &quot;&quot;&quot;;&quot;" office:value-type="string" office:string-value="$mimeTypes[&quot;mov&quot;][1]=&quot;Quicktime-Dateien&quot;;">
            <text:p>$mimeTypes["mov"][1]="Quicktime-Dateien";</text:p>
          </table:table-cell>
        </table:table-row>
        <table:table-row table:style-name="ro2">
          <table:table-cell table:style-name="ce1" office:value-type="string">
            <text:p><text:s/>mpe</text:p>
          </table:table-cell>
          <table:table-cell table:style-name="ce1" office:value-type="string">
            <text:p>video/mpeg</text:p>
          </table:table-cell>
          <table:table-cell table:style-name="ce2" office:value-type="string">
            <text:p>MPEG-Dateien</text:p>
          </table:table-cell>
          <table:table-cell table:formula="oooc:=&quot;$mimeTypes[&quot; &amp; &quot;&quot;&quot;&quot; &amp; TRIM([.A20]) &amp; &quot;&quot;&quot;&quot; &amp; &quot;][0]=&quot;  &amp; &quot;&quot;&quot;&quot; &amp; TRIM([.B20]) &amp; &quot;&quot;&quot;;&quot;" office:value-type="string" office:string-value="$mimeTypes[&quot;mpe&quot;][0]=&quot;video/mpeg&quot;;">
            <text:p>$mimeTypes["mpe"][0]="video/mpeg";</text:p>
          </table:table-cell>
          <table:table-cell table:style-name="ce4" table:formula="oooc:=&quot;$mimeTypes[&quot; &amp; &quot;&quot;&quot;&quot; &amp; TRIM([.A20]) &amp; &quot;&quot;&quot;&quot; &amp; &quot;][1]=&quot;  &amp; &quot;&quot;&quot;&quot; &amp; TRIM([.C20]) &amp; &quot;&quot;&quot;;&quot;" office:value-type="string" office:string-value="$mimeTypes[&quot;mpe&quot;][1]=&quot;MPEG-Dateien&quot;;">
            <text:p>$mimeTypes["mpe"][1]="MPEG-Dateien";</text:p>
          </table:table-cell>
        </table:table-row>
        <table:table-row table:style-name="ro2">
          <table:table-cell table:style-name="ce1" office:value-type="string">
            <text:p><text:s/>mpg</text:p>
          </table:table-cell>
          <table:table-cell table:style-name="ce1" office:value-type="string">
            <text:p>video/mpeg</text:p>
          </table:table-cell>
          <table:table-cell table:style-name="ce2" office:value-type="string">
            <text:p>MPEG-Dateien</text:p>
          </table:table-cell>
          <table:table-cell table:formula="oooc:=&quot;$mimeTypes[&quot; &amp; &quot;&quot;&quot;&quot; &amp; TRIM([.A21]) &amp; &quot;&quot;&quot;&quot; &amp; &quot;][0]=&quot;  &amp; &quot;&quot;&quot;&quot; &amp; TRIM([.B21]) &amp; &quot;&quot;&quot;;&quot;" office:value-type="string" office:string-value="$mimeTypes[&quot;mpg&quot;][0]=&quot;video/mpeg&quot;;">
            <text:p>$mimeTypes["mpg"][0]="video/mpeg";</text:p>
          </table:table-cell>
          <table:table-cell table:style-name="ce4" table:formula="oooc:=&quot;$mimeTypes[&quot; &amp; &quot;&quot;&quot;&quot; &amp; TRIM([.A21]) &amp; &quot;&quot;&quot;&quot; &amp; &quot;][1]=&quot;  &amp; &quot;&quot;&quot;&quot; &amp; TRIM([.C21]) &amp; &quot;&quot;&quot;;&quot;" office:value-type="string" office:string-value="$mimeTypes[&quot;mpg&quot;][1]=&quot;MPEG-Dateien&quot;;">
            <text:p>$mimeTypes["mpg"][1]="MPEG-Dateien";</text:p>
          </table:table-cell>
        </table:table-row>
        <table:table-row table:style-name="ro2">
          <table:table-cell table:style-name="ce1" office:value-type="string">
            <text:p><text:s/>phtml</text:p>
          </table:table-cell>
          <table:table-cell table:style-name="ce1" office:value-type="string">
            <text:p>application/x-httpd-php</text:p>
          </table:table-cell>
          <table:table-cell table:style-name="ce2" office:value-type="string">
            <text:p>PHP-Dateien</text:p>
          </table:table-cell>
          <table:table-cell table:formula="oooc:=&quot;$mimeTypes[&quot; &amp; &quot;&quot;&quot;&quot; &amp; TRIM([.A22]) &amp; &quot;&quot;&quot;&quot; &amp; &quot;][0]=&quot;  &amp; &quot;&quot;&quot;&quot; &amp; TRIM([.B22]) &amp; &quot;&quot;&quot;;&quot;" office:value-type="string" office:string-value="$mimeTypes[&quot;phtml&quot;][0]=&quot;application/x-httpd-php&quot;;">
            <text:p>$mimeTypes["phtml"][0]="application/x-httpd-php";</text:p>
          </table:table-cell>
          <table:table-cell table:style-name="ce4" table:formula="oooc:=&quot;$mimeTypes[&quot; &amp; &quot;&quot;&quot;&quot; &amp; TRIM([.A22]) &amp; &quot;&quot;&quot;&quot; &amp; &quot;][1]=&quot;  &amp; &quot;&quot;&quot;&quot; &amp; TRIM([.C22]) &amp; &quot;&quot;&quot;;&quot;" office:value-type="string" office:string-value="$mimeTypes[&quot;phtml&quot;][1]=&quot;PHP-Dateien&quot;;">
            <text:p>$mimeTypes["phtml"][1]="PHP-Dateien";</text:p>
          </table:table-cell>
        </table:table-row>
        <table:table-row table:style-name="ro2">
          <table:table-cell table:style-name="ce1" office:value-type="string">
            <text:p><text:s/>ps</text:p>
          </table:table-cell>
          <table:table-cell table:style-name="ce1" office:value-type="string">
            <text:p>application/postscript</text:p>
          </table:table-cell>
          <table:table-cell table:style-name="ce2" office:value-type="string">
            <text:p>Adobe PostScript-Dateien</text:p>
          </table:table-cell>
          <table:table-cell table:formula="oooc:=&quot;$mimeTypes[&quot; &amp; &quot;&quot;&quot;&quot; &amp; TRIM([.A23]) &amp; &quot;&quot;&quot;&quot; &amp; &quot;][0]=&quot;  &amp; &quot;&quot;&quot;&quot; &amp; TRIM([.B23]) &amp; &quot;&quot;&quot;;&quot;" office:value-type="string" office:string-value="$mimeTypes[&quot;ps&quot;][0]=&quot;application/postscript&quot;;">
            <text:p>$mimeTypes["ps"][0]="application/postscript";</text:p>
          </table:table-cell>
          <table:table-cell table:style-name="ce4" table:formula="oooc:=&quot;$mimeTypes[&quot; &amp; &quot;&quot;&quot;&quot; &amp; TRIM([.A23]) &amp; &quot;&quot;&quot;&quot; &amp; &quot;][1]=&quot;  &amp; &quot;&quot;&quot;&quot; &amp; TRIM([.C23]) &amp; &quot;&quot;&quot;;&quot;" office:value-type="string" office:string-value="$mimeTypes[&quot;ps&quot;][1]=&quot;Adobe PostScript-Dateien&quot;;">
            <text:p>$mimeTypes["ps"][1]="Adobe PostScript-Dateien";</text:p>
          </table:table-cell>
        </table:table-row>
        <table:table-row table:style-name="ro2">
          <table:table-cell table:style-name="ce1" office:value-type="string">
            <text:p><text:s/>qd3</text:p>
          </table:table-cell>
          <table:table-cell table:style-name="ce1" office:value-type="string">
            <text:p>x-world/x-3dmf</text:p>
          </table:table-cell>
          <table:table-cell table:style-name="ce2" office:value-type="string">
            <text:p>6DMF-Dateien</text:p>
          </table:table-cell>
          <table:table-cell table:formula="oooc:=&quot;$mimeTypes[&quot; &amp; &quot;&quot;&quot;&quot; &amp; TRIM([.A24]) &amp; &quot;&quot;&quot;&quot; &amp; &quot;][0]=&quot;  &amp; &quot;&quot;&quot;&quot; &amp; TRIM([.B24]) &amp; &quot;&quot;&quot;;&quot;" office:value-type="string" office:string-value="$mimeTypes[&quot;qd3&quot;][0]=&quot;x-world/x-3dmf&quot;;">
            <text:p>$mimeTypes["qd3"][0]="x-world/x-3dmf";</text:p>
          </table:table-cell>
          <table:table-cell table:style-name="ce4" table:formula="oooc:=&quot;$mimeTypes[&quot; &amp; &quot;&quot;&quot;&quot; &amp; TRIM([.A24]) &amp; &quot;&quot;&quot;&quot; &amp; &quot;][1]=&quot;  &amp; &quot;&quot;&quot;&quot; &amp; TRIM([.C24]) &amp; &quot;&quot;&quot;;&quot;" office:value-type="string" office:string-value="$mimeTypes[&quot;qd3&quot;][1]=&quot;6DMF-Dateien&quot;;">
            <text:p>$mimeTypes["qd3"][1]="6DMF-Dateien";</text:p>
          </table:table-cell>
        </table:table-row>
        <table:table-row table:style-name="ro2">
          <table:table-cell table:style-name="ce1" office:value-type="string">
            <text:p><text:s/>qd3d</text:p>
          </table:table-cell>
          <table:table-cell table:style-name="ce1" office:value-type="string">
            <text:p>x-world/x-3dmf</text:p>
          </table:table-cell>
          <table:table-cell table:style-name="ce2" office:value-type="string">
            <text:p>5DMF-Dateien</text:p>
          </table:table-cell>
          <table:table-cell table:formula="oooc:=&quot;$mimeTypes[&quot; &amp; &quot;&quot;&quot;&quot; &amp; TRIM([.A25]) &amp; &quot;&quot;&quot;&quot; &amp; &quot;][0]=&quot;  &amp; &quot;&quot;&quot;&quot; &amp; TRIM([.B25]) &amp; &quot;&quot;&quot;;&quot;" office:value-type="string" office:string-value="$mimeTypes[&quot;qd3d&quot;][0]=&quot;x-world/x-3dmf&quot;;">
            <text:p>$mimeTypes["qd3d"][0]="x-world/x-3dmf";</text:p>
          </table:table-cell>
          <table:table-cell table:style-name="ce4" table:formula="oooc:=&quot;$mimeTypes[&quot; &amp; &quot;&quot;&quot;&quot; &amp; TRIM([.A25]) &amp; &quot;&quot;&quot;&quot; &amp; &quot;][1]=&quot;  &amp; &quot;&quot;&quot;&quot; &amp; TRIM([.C25]) &amp; &quot;&quot;&quot;;&quot;" office:value-type="string" office:string-value="$mimeTypes[&quot;qd3d&quot;][1]=&quot;5DMF-Dateien&quot;;">
            <text:p>$mimeTypes["qd3d"][1]="5DMF-Dateien";</text:p>
          </table:table-cell>
        </table:table-row>
        <table:table-row table:style-name="ro2">
          <table:table-cell table:style-name="ce1" office:value-type="string">
            <text:p><text:s/>roff</text:p>
          </table:table-cell>
          <table:table-cell table:style-name="ce1" office:value-type="string">
            <text:p>application/x-troff</text:p>
          </table:table-cell>
          <table:table-cell table:style-name="ce2" office:value-type="string">
            <text:p>TROFF-Dateien (Unix)</text:p>
          </table:table-cell>
          <table:table-cell table:formula="oooc:=&quot;$mimeTypes[&quot; &amp; &quot;&quot;&quot;&quot; &amp; TRIM([.A26]) &amp; &quot;&quot;&quot;&quot; &amp; &quot;][0]=&quot;  &amp; &quot;&quot;&quot;&quot; &amp; TRIM([.B26]) &amp; &quot;&quot;&quot;;&quot;" office:value-type="string" office:string-value="$mimeTypes[&quot;roff&quot;][0]=&quot;application/x-troff&quot;;">
            <text:p>$mimeTypes["roff"][0]="application/x-troff";</text:p>
          </table:table-cell>
          <table:table-cell table:style-name="ce4" table:formula="oooc:=&quot;$mimeTypes[&quot; &amp; &quot;&quot;&quot;&quot; &amp; TRIM([.A26]) &amp; &quot;&quot;&quot;&quot; &amp; &quot;][1]=&quot;  &amp; &quot;&quot;&quot;&quot; &amp; TRIM([.C26]) &amp; &quot;&quot;&quot;;&quot;" office:value-type="string" office:string-value="$mimeTypes[&quot;roff&quot;][1]=&quot;TROFF-Dateien (Unix)&quot;;">
            <text:p>$mimeTypes["roff"][1]="TROFF-Dateien (Unix)";</text:p>
          </table:table-cell>
        </table:table-row>
        <table:table-row table:style-name="ro2">
          <table:table-cell table:style-name="ce1" office:value-type="string">
            <text:p><text:s/>shtml</text:p>
          </table:table-cell>
          <table:table-cell table:style-name="ce1" office:value-type="string">
            <text:p>text/html</text:p>
          </table:table-cell>
          <table:table-cell table:style-name="ce2" office:value-type="string">
            <text:p>HTML-Dateien</text:p>
          </table:table-cell>
          <table:table-cell table:formula="oooc:=&quot;$mimeTypes[&quot; &amp; &quot;&quot;&quot;&quot; &amp; TRIM([.A27]) &amp; &quot;&quot;&quot;&quot; &amp; &quot;][0]=&quot;  &amp; &quot;&quot;&quot;&quot; &amp; TRIM([.B27]) &amp; &quot;&quot;&quot;;&quot;" office:value-type="string" office:string-value="$mimeTypes[&quot;shtml&quot;][0]=&quot;text/html&quot;;">
            <text:p>$mimeTypes["shtml"][0]="text/html";</text:p>
          </table:table-cell>
          <table:table-cell table:style-name="ce4" table:formula="oooc:=&quot;$mimeTypes[&quot; &amp; &quot;&quot;&quot;&quot; &amp; TRIM([.A27]) &amp; &quot;&quot;&quot;&quot; &amp; &quot;][1]=&quot;  &amp; &quot;&quot;&quot;&quot; &amp; TRIM([.C27]) &amp; &quot;&quot;&quot;;&quot;" office:value-type="string" office:string-value="$mimeTypes[&quot;shtml&quot;][1]=&quot;HTML-Dateien&quot;;">
            <text:p>$mimeTypes["shtml"][1]="HTML-Dateien";</text:p>
          </table:table-cell>
        </table:table-row>
        <table:table-row table:style-name="ro2">
          <table:table-cell table:style-name="ce1" office:value-type="string">
            <text:p><text:s/>spc</text:p>
          </table:table-cell>
          <table:table-cell table:style-name="ce1" office:value-type="string">
            <text:p>text/x-speech</text:p>
          </table:table-cell>
          <table:table-cell table:style-name="ce2" office:value-type="string">
            <text:p>Speech-Dateien</text:p>
          </table:table-cell>
          <table:table-cell table:formula="oooc:=&quot;$mimeTypes[&quot; &amp; &quot;&quot;&quot;&quot; &amp; TRIM([.A28]) &amp; &quot;&quot;&quot;&quot; &amp; &quot;][0]=&quot;  &amp; &quot;&quot;&quot;&quot; &amp; TRIM([.B28]) &amp; &quot;&quot;&quot;;&quot;" office:value-type="string" office:string-value="$mimeTypes[&quot;spc&quot;][0]=&quot;text/x-speech&quot;;">
            <text:p>$mimeTypes["spc"][0]="text/x-speech";</text:p>
          </table:table-cell>
          <table:table-cell table:style-name="ce4" table:formula="oooc:=&quot;$mimeTypes[&quot; &amp; &quot;&quot;&quot;&quot; &amp; TRIM([.A28]) &amp; &quot;&quot;&quot;&quot; &amp; &quot;][1]=&quot;  &amp; &quot;&quot;&quot;&quot; &amp; TRIM([.C28]) &amp; &quot;&quot;&quot;;&quot;" office:value-type="string" office:string-value="$mimeTypes[&quot;spc&quot;][1]=&quot;Speech-Dateien&quot;;">
            <text:p>$mimeTypes["spc"][1]="Speech-Dateien";</text:p>
          </table:table-cell>
        </table:table-row>
        <table:table-row table:style-name="ro2">
          <table:table-cell table:style-name="ce1" office:value-type="string">
            <text:p><text:s/>sprite</text:p>
          </table:table-cell>
          <table:table-cell table:style-name="ce1" office:value-type="string">
            <text:p>application/x-sprite</text:p>
          </table:table-cell>
          <table:table-cell table:style-name="ce2" office:value-type="string">
            <text:p>Sprite-Dateien</text:p>
          </table:table-cell>
          <table:table-cell table:formula="oooc:=&quot;$mimeTypes[&quot; &amp; &quot;&quot;&quot;&quot; &amp; TRIM([.A29]) &amp; &quot;&quot;&quot;&quot; &amp; &quot;][0]=&quot;  &amp; &quot;&quot;&quot;&quot; &amp; TRIM([.B29]) &amp; &quot;&quot;&quot;;&quot;" office:value-type="string" office:string-value="$mimeTypes[&quot;sprite&quot;][0]=&quot;application/x-sprite&quot;;">
            <text:p>$mimeTypes["sprite"][0]="application/x-sprite";</text:p>
          </table:table-cell>
          <table:table-cell table:style-name="ce4" table:formula="oooc:=&quot;$mimeTypes[&quot; &amp; &quot;&quot;&quot;&quot; &amp; TRIM([.A29]) &amp; &quot;&quot;&quot;&quot; &amp; &quot;][1]=&quot;  &amp; &quot;&quot;&quot;&quot; &amp; TRIM([.C29]) &amp; &quot;&quot;&quot;;&quot;" office:value-type="string" office:string-value="$mimeTypes[&quot;sprite&quot;][1]=&quot;Sprite-Dateien&quot;;">
            <text:p>$mimeTypes["sprite"][1]="Sprite-Dateien";</text:p>
          </table:table-cell>
        </table:table-row>
        <table:table-row table:style-name="ro2">
          <table:table-cell table:style-name="ce1" office:value-type="string">
            <text:p><text:s/>texi</text:p>
          </table:table-cell>
          <table:table-cell table:style-name="ce1" office:value-type="string">
            <text:p>application/x-texinfo</text:p>
          </table:table-cell>
          <table:table-cell table:style-name="ce2" office:value-type="string">
            <text:p>Texinfo-Dateien</text:p>
          </table:table-cell>
          <table:table-cell table:formula="oooc:=&quot;$mimeTypes[&quot; &amp; &quot;&quot;&quot;&quot; &amp; TRIM([.A30]) &amp; &quot;&quot;&quot;&quot; &amp; &quot;][0]=&quot;  &amp; &quot;&quot;&quot;&quot; &amp; TRIM([.B30]) &amp; &quot;&quot;&quot;;&quot;" office:value-type="string" office:string-value="$mimeTypes[&quot;texi&quot;][0]=&quot;application/x-texinfo&quot;;">
            <text:p>$mimeTypes["texi"][0]="application/x-texinfo";</text:p>
          </table:table-cell>
          <table:table-cell table:style-name="ce4" table:formula="oooc:=&quot;$mimeTypes[&quot; &amp; &quot;&quot;&quot;&quot; &amp; TRIM([.A30]) &amp; &quot;&quot;&quot;&quot; &amp; &quot;][1]=&quot;  &amp; &quot;&quot;&quot;&quot; &amp; TRIM([.C30]) &amp; &quot;&quot;&quot;;&quot;" office:value-type="string" office:string-value="$mimeTypes[&quot;texi&quot;][1]=&quot;Texinfo-Dateien&quot;;">
            <text:p>$mimeTypes["texi"][1]="Texinfo-Dateien";</text:p>
          </table:table-cell>
        </table:table-row>
        <table:table-row table:style-name="ro2">
          <table:table-cell table:style-name="ce1" office:value-type="string">
            <text:p><text:s/>tif</text:p>
          </table:table-cell>
          <table:table-cell table:style-name="ce1" office:value-type="string">
            <text:p>image/tiff</text:p>
          </table:table-cell>
          <table:table-cell table:style-name="ce2" office:value-type="string">
            <text:p>TIFF-Dateien</text:p>
          </table:table-cell>
          <table:table-cell table:formula="oooc:=&quot;$mimeTypes[&quot; &amp; &quot;&quot;&quot;&quot; &amp; TRIM([.A31]) &amp; &quot;&quot;&quot;&quot; &amp; &quot;][0]=&quot;  &amp; &quot;&quot;&quot;&quot; &amp; TRIM([.B31]) &amp; &quot;&quot;&quot;;&quot;" office:value-type="string" office:string-value="$mimeTypes[&quot;tif&quot;][0]=&quot;image/tiff&quot;;">
            <text:p>$mimeTypes["tif"][0]="image/tiff";</text:p>
          </table:table-cell>
          <table:table-cell table:style-name="ce4" table:formula="oooc:=&quot;$mimeTypes[&quot; &amp; &quot;&quot;&quot;&quot; &amp; TRIM([.A31]) &amp; &quot;&quot;&quot;&quot; &amp; &quot;][1]=&quot;  &amp; &quot;&quot;&quot;&quot; &amp; TRIM([.C31]) &amp; &quot;&quot;&quot;;&quot;" office:value-type="string" office:string-value="$mimeTypes[&quot;tif&quot;][1]=&quot;TIFF-Dateien&quot;;">
            <text:p>$mimeTypes["tif"][1]="TIFF-Dateien";</text:p>
          </table:table-cell>
        </table:table-row>
        <table:table-row table:style-name="ro2">
          <table:table-cell table:style-name="ce1" office:value-type="string">
            <text:p><text:s/>tr</text:p>
          </table:table-cell>
          <table:table-cell table:style-name="ce1" office:value-type="string">
            <text:p>application/x-troff</text:p>
          </table:table-cell>
          <table:table-cell table:style-name="ce2" office:value-type="string">
            <text:p>TROFF-Dateien (Unix)</text:p>
          </table:table-cell>
          <table:table-cell table:formula="oooc:=&quot;$mimeTypes[&quot; &amp; &quot;&quot;&quot;&quot; &amp; TRIM([.A32]) &amp; &quot;&quot;&quot;&quot; &amp; &quot;][0]=&quot;  &amp; &quot;&quot;&quot;&quot; &amp; TRIM([.B32]) &amp; &quot;&quot;&quot;;&quot;" office:value-type="string" office:string-value="$mimeTypes[&quot;tr&quot;][0]=&quot;application/x-troff&quot;;">
            <text:p>$mimeTypes["tr"][0]="application/x-troff";</text:p>
          </table:table-cell>
          <table:table-cell table:style-name="ce4" table:formula="oooc:=&quot;$mimeTypes[&quot; &amp; &quot;&quot;&quot;&quot; &amp; TRIM([.A32]) &amp; &quot;&quot;&quot;&quot; &amp; &quot;][1]=&quot;  &amp; &quot;&quot;&quot;&quot; &amp; TRIM([.C32]) &amp; &quot;&quot;&quot;;&quot;" office:value-type="string" office:string-value="$mimeTypes[&quot;tr&quot;][1]=&quot;TROFF-Dateien (Unix)&quot;;">
            <text:p>$mimeTypes["tr"][1]="TROFF-Dateien (Unix)";</text:p>
          </table:table-cell>
        </table:table-row>
        <table:table-row table:style-name="ro2">
          <table:table-cell table:style-name="ce1" office:value-type="string">
            <text:p><text:s/>troff</text:p>
          </table:table-cell>
          <table:table-cell table:style-name="ce1" office:value-type="string">
            <text:p>application/x-troff-me</text:p>
          </table:table-cell>
          <table:table-cell table:style-name="ce2" office:value-type="string">
            <text:p>TROFF-Dateien mit ME-Makros (Unix)</text:p>
          </table:table-cell>
          <table:table-cell table:formula="oooc:=&quot;$mimeTypes[&quot; &amp; &quot;&quot;&quot;&quot; &amp; TRIM([.A33]) &amp; &quot;&quot;&quot;&quot; &amp; &quot;][0]=&quot;  &amp; &quot;&quot;&quot;&quot; &amp; TRIM([.B33]) &amp; &quot;&quot;&quot;;&quot;" office:value-type="string" office:string-value="$mimeTypes[&quot;troff&quot;][0]=&quot;application/x-troff-me&quot;;">
            <text:p>$mimeTypes["troff"][0]="application/x-troff-me";</text:p>
          </table:table-cell>
          <table:table-cell table:style-name="ce4" table:formula="oooc:=&quot;$mimeTypes[&quot; &amp; &quot;&quot;&quot;&quot; &amp; TRIM([.A33]) &amp; &quot;&quot;&quot;&quot; &amp; &quot;][1]=&quot;  &amp; &quot;&quot;&quot;&quot; &amp; TRIM([.C33]) &amp; &quot;&quot;&quot;;&quot;" office:value-type="string" office:string-value="$mimeTypes[&quot;troff&quot;][1]=&quot;TROFF-Dateien mit ME-Makros (Unix)&quot;;">
            <text:p>$mimeTypes["troff"][1]="TROFF-Dateien mit ME-Makros (Unix)";</text:p>
          </table:table-cell>
        </table:table-row>
        <table:table-row table:style-name="ro2">
          <table:table-cell table:style-name="ce1" office:value-type="string">
            <text:p><text:s/>vivo</text:p>
          </table:table-cell>
          <table:table-cell table:style-name="ce1" office:value-type="string">
            <text:p>video/vnd.vivo</text:p>
          </table:table-cell>
          <table:table-cell table:style-name="ce2" office:value-type="string">
            <text:p>Vivo-Dateien</text:p>
          </table:table-cell>
          <table:table-cell table:formula="oooc:=&quot;$mimeTypes[&quot; &amp; &quot;&quot;&quot;&quot; &amp; TRIM([.A34]) &amp; &quot;&quot;&quot;&quot; &amp; &quot;][0]=&quot;  &amp; &quot;&quot;&quot;&quot; &amp; TRIM([.B34]) &amp; &quot;&quot;&quot;;&quot;" office:value-type="string" office:string-value="$mimeTypes[&quot;vivo&quot;][0]=&quot;video/vnd.vivo&quot;;">
            <text:p>$mimeTypes["vivo"][0]="video/vnd.vivo";</text:p>
          </table:table-cell>
          <table:table-cell table:style-name="ce4" table:formula="oooc:=&quot;$mimeTypes[&quot; &amp; &quot;&quot;&quot;&quot; &amp; TRIM([.A34]) &amp; &quot;&quot;&quot;&quot; &amp; &quot;][1]=&quot;  &amp; &quot;&quot;&quot;&quot; &amp; TRIM([.C34]) &amp; &quot;&quot;&quot;;&quot;" office:value-type="string" office:string-value="$mimeTypes[&quot;vivo&quot;][1]=&quot;Vivo-Dateien&quot;;">
            <text:p>$mimeTypes["vivo"][1]="Vivo-Dateien";</text:p>
          </table:table-cell>
        </table:table-row>
        <table:table-row table:style-name="ro2">
          <table:table-cell table:style-name="ce1" office:value-type="string">
            <text:p><text:s/>xhtml</text:p>
          </table:table-cell>
          <table:table-cell table:style-name="ce1" office:value-type="string">
            <text:p>application/xhtml+xml</text:p>
          </table:table-cell>
          <table:table-cell table:style-name="ce2" office:value-type="string">
            <text:p>XHTML-Dateien</text:p>
          </table:table-cell>
          <table:table-cell table:formula="oooc:=&quot;$mimeTypes[&quot; &amp; &quot;&quot;&quot;&quot; &amp; TRIM([.A35]) &amp; &quot;&quot;&quot;&quot; &amp; &quot;][0]=&quot;  &amp; &quot;&quot;&quot;&quot; &amp; TRIM([.B35]) &amp; &quot;&quot;&quot;;&quot;" office:value-type="string" office:string-value="$mimeTypes[&quot;xhtml&quot;][0]=&quot;application/xhtml+xml&quot;;">
            <text:p>$mimeTypes["xhtml"][0]="application/xhtml+xml";</text:p>
          </table:table-cell>
          <table:table-cell table:style-name="ce4" table:formula="oooc:=&quot;$mimeTypes[&quot; &amp; &quot;&quot;&quot;&quot; &amp; TRIM([.A35]) &amp; &quot;&quot;&quot;&quot; &amp; &quot;][1]=&quot;  &amp; &quot;&quot;&quot;&quot; &amp; TRIM([.C35]) &amp; &quot;&quot;&quot;;&quot;" office:value-type="string" office:string-value="$mimeTypes[&quot;xhtml&quot;][1]=&quot;XHTML-Dateien&quot;;">
            <text:p>$mimeTypes["xhtml"][1]="XHTML-Dateien";</text:p>
          </table:table-cell>
        </table:table-row>
        <table:table-row table:style-name="ro2">
          <table:table-cell table:style-name="ce1" office:value-type="string">
            <text:p>3dm</text:p>
          </table:table-cell>
          <table:table-cell table:style-name="ce1" office:value-type="string">
            <text:p>x-world/x-3dmf</text:p>
          </table:table-cell>
          <table:table-cell table:style-name="ce2" office:value-type="string">
            <text:p>4DMF-Dateien</text:p>
          </table:table-cell>
          <table:table-cell table:formula="oooc:=&quot;$mimeTypes[&quot; &amp; &quot;&quot;&quot;&quot; &amp; TRIM([.A36]) &amp; &quot;&quot;&quot;&quot; &amp; &quot;][0]=&quot;  &amp; &quot;&quot;&quot;&quot; &amp; TRIM([.B36]) &amp; &quot;&quot;&quot;;&quot;" office:value-type="string" office:string-value="$mimeTypes[&quot;3dm&quot;][0]=&quot;x-world/x-3dmf&quot;;">
            <text:p>$mimeTypes["3dm"][0]="x-world/x-3dmf";</text:p>
          </table:table-cell>
          <table:table-cell table:style-name="ce4" table:formula="oooc:=&quot;$mimeTypes[&quot; &amp; &quot;&quot;&quot;&quot; &amp; TRIM([.A36]) &amp; &quot;&quot;&quot;&quot; &amp; &quot;][1]=&quot;  &amp; &quot;&quot;&quot;&quot; &amp; TRIM([.C36]) &amp; &quot;&quot;&quot;;&quot;" office:value-type="string" office:string-value="$mimeTypes[&quot;3dm&quot;][1]=&quot;4DMF-Dateien&quot;;">
            <text:p>$mimeTypes["3dm"][1]="4DMF-Dateien";</text:p>
          </table:table-cell>
        </table:table-row>
        <table:table-row table:style-name="ro2">
          <table:table-cell table:style-name="ce1" office:value-type="string">
            <text:p>3dmf </text:p>
          </table:table-cell>
          <table:table-cell table:style-name="ce1" office:value-type="string">
            <text:p>x-world/x-3dmf</text:p>
          </table:table-cell>
          <table:table-cell table:style-name="ce2" office:value-type="string">
            <text:p>3DMF-Dateien</text:p>
          </table:table-cell>
          <table:table-cell table:formula="oooc:=&quot;$mimeTypes[&quot; &amp; &quot;&quot;&quot;&quot; &amp; TRIM([.A37]) &amp; &quot;&quot;&quot;&quot; &amp; &quot;][0]=&quot;  &amp; &quot;&quot;&quot;&quot; &amp; TRIM([.B37]) &amp; &quot;&quot;&quot;;&quot;" office:value-type="string" office:string-value="$mimeTypes[&quot;3dmf&quot;][0]=&quot;x-world/x-3dmf&quot;;">
            <text:p>$mimeTypes["3dmf"][0]="x-world/x-3dmf";</text:p>
          </table:table-cell>
          <table:table-cell table:style-name="ce4" table:formula="oooc:=&quot;$mimeTypes[&quot; &amp; &quot;&quot;&quot;&quot; &amp; TRIM([.A37]) &amp; &quot;&quot;&quot;&quot; &amp; &quot;][1]=&quot;  &amp; &quot;&quot;&quot;&quot; &amp; TRIM([.C37]) &amp; &quot;&quot;&quot;;&quot;" office:value-type="string" office:string-value="$mimeTypes[&quot;3dmf&quot;][1]=&quot;3DMF-Dateien&quot;;">
            <text:p>$mimeTypes["3dmf"][1]="3DMF-Dateien";</text:p>
          </table:table-cell>
        </table:table-row>
        <table:table-row table:style-name="ro2">
          <table:table-cell table:style-name="ce1" office:value-type="string">
            <text:p>ai</text:p>
          </table:table-cell>
          <table:table-cell table:style-name="ce1" office:value-type="string">
            <text:p>application/postscript</text:p>
          </table:table-cell>
          <table:table-cell table:style-name="ce2" office:value-type="string">
            <text:p>Adobe PostScript-Dateien</text:p>
          </table:table-cell>
          <table:table-cell table:formula="oooc:=&quot;$mimeTypes[&quot; &amp; &quot;&quot;&quot;&quot; &amp; TRIM([.A38]) &amp; &quot;&quot;&quot;&quot; &amp; &quot;][0]=&quot;  &amp; &quot;&quot;&quot;&quot; &amp; TRIM([.B38]) &amp; &quot;&quot;&quot;;&quot;" office:value-type="string" office:string-value="$mimeTypes[&quot;ai&quot;][0]=&quot;application/postscript&quot;;">
            <text:p>$mimeTypes["ai"][0]="application/postscript";</text:p>
          </table:table-cell>
          <table:table-cell table:style-name="ce4" table:formula="oooc:=&quot;$mimeTypes[&quot; &amp; &quot;&quot;&quot;&quot; &amp; TRIM([.A38]) &amp; &quot;&quot;&quot;&quot; &amp; &quot;][1]=&quot;  &amp; &quot;&quot;&quot;&quot; &amp; TRIM([.C38]) &amp; &quot;&quot;&quot;;&quot;" office:value-type="string" office:string-value="$mimeTypes[&quot;ai&quot;][1]=&quot;Adobe PostScript-Dateien&quot;;">
            <text:p>$mimeTypes["ai"][1]="Adobe PostScript-Dateien";</text:p>
          </table:table-cell>
        </table:table-row>
        <table:table-row table:style-name="ro2">
          <table:table-cell table:style-name="ce1" office:value-type="string">
            <text:p>aif </text:p>
          </table:table-cell>
          <table:table-cell table:style-name="ce1" office:value-type="string">
            <text:p>audio/x-aiff</text:p>
          </table:table-cell>
          <table:table-cell table:style-name="ce2" office:value-type="string">
            <text:p>AIFF-Sound-Dateien</text:p>
          </table:table-cell>
          <table:table-cell table:formula="oooc:=&quot;$mimeTypes[&quot; &amp; &quot;&quot;&quot;&quot; &amp; TRIM([.A39]) &amp; &quot;&quot;&quot;&quot; &amp; &quot;][0]=&quot;  &amp; &quot;&quot;&quot;&quot; &amp; TRIM([.B39]) &amp; &quot;&quot;&quot;;&quot;" office:value-type="string" office:string-value="$mimeTypes[&quot;aif&quot;][0]=&quot;audio/x-aiff&quot;;">
            <text:p>$mimeTypes["aif"][0]="audio/x-aiff";</text:p>
          </table:table-cell>
          <table:table-cell table:style-name="ce4" table:formula="oooc:=&quot;$mimeTypes[&quot; &amp; &quot;&quot;&quot;&quot; &amp; TRIM([.A39]) &amp; &quot;&quot;&quot;&quot; &amp; &quot;][1]=&quot;  &amp; &quot;&quot;&quot;&quot; &amp; TRIM([.C39]) &amp; &quot;&quot;&quot;;&quot;" office:value-type="string" office:string-value="$mimeTypes[&quot;aif&quot;][1]=&quot;AIFF-Sound-Dateien&quot;;">
            <text:p>$mimeTypes["aif"][1]="AIFF-Sound-Dateien";</text:p>
          </table:table-cell>
        </table:table-row>
        <table:table-row table:style-name="ro2">
          <table:table-cell table:style-name="ce1" office:value-type="string">
            <text:p>aiff</text:p>
          </table:table-cell>
          <table:table-cell table:style-name="ce1" office:value-type="string">
            <text:p>audio/x-aiff</text:p>
          </table:table-cell>
          <table:table-cell table:style-name="ce2" office:value-type="string">
            <text:p>AIFF-Sound-Dateien</text:p>
          </table:table-cell>
          <table:table-cell table:formula="oooc:=&quot;$mimeTypes[&quot; &amp; &quot;&quot;&quot;&quot; &amp; TRIM([.A40]) &amp; &quot;&quot;&quot;&quot; &amp; &quot;][0]=&quot;  &amp; &quot;&quot;&quot;&quot; &amp; TRIM([.B40]) &amp; &quot;&quot;&quot;;&quot;" office:value-type="string" office:string-value="$mimeTypes[&quot;aiff&quot;][0]=&quot;audio/x-aiff&quot;;">
            <text:p>$mimeTypes["aiff"][0]="audio/x-aiff";</text:p>
          </table:table-cell>
          <table:table-cell table:style-name="ce4" table:formula="oooc:=&quot;$mimeTypes[&quot; &amp; &quot;&quot;&quot;&quot; &amp; TRIM([.A40]) &amp; &quot;&quot;&quot;&quot; &amp; &quot;][1]=&quot;  &amp; &quot;&quot;&quot;&quot; &amp; TRIM([.C40]) &amp; &quot;&quot;&quot;;&quot;" office:value-type="string" office:string-value="$mimeTypes[&quot;aiff&quot;][1]=&quot;AIFF-Sound-Dateien&quot;;">
            <text:p>$mimeTypes["aiff"][1]="AIFF-Sound-Dateien";</text:p>
          </table:table-cell>
        </table:table-row>
        <table:table-row table:style-name="ro2">
          <table:table-cell table:style-name="ce1" office:value-type="string">
            <text:p>asd </text:p>
          </table:table-cell>
          <table:table-cell table:style-name="ce1" office:value-type="string">
            <text:p>application/astound</text:p>
          </table:table-cell>
          <table:table-cell table:style-name="ce2" office:value-type="string">
            <text:p>Astound-Dateien</text:p>
          </table:table-cell>
          <table:table-cell table:formula="oooc:=&quot;$mimeTypes[&quot; &amp; &quot;&quot;&quot;&quot; &amp; TRIM([.A41]) &amp; &quot;&quot;&quot;&quot; &amp; &quot;][0]=&quot;  &amp; &quot;&quot;&quot;&quot; &amp; TRIM([.B41]) &amp; &quot;&quot;&quot;;&quot;" office:value-type="string" office:string-value="$mimeTypes[&quot;asd&quot;][0]=&quot;application/astound&quot;;">
            <text:p>$mimeTypes["asd"][0]="application/astound";</text:p>
          </table:table-cell>
          <table:table-cell table:style-name="ce4" table:formula="oooc:=&quot;$mimeTypes[&quot; &amp; &quot;&quot;&quot;&quot; &amp; TRIM([.A41]) &amp; &quot;&quot;&quot;&quot; &amp; &quot;][1]=&quot;  &amp; &quot;&quot;&quot;&quot; &amp; TRIM([.C41]) &amp; &quot;&quot;&quot;;&quot;" office:value-type="string" office:string-value="$mimeTypes[&quot;asd&quot;][1]=&quot;Astound-Dateien&quot;;">
            <text:p>$mimeTypes["asd"][1]="Astound-Dateien";</text:p>
          </table:table-cell>
        </table:table-row>
        <table:table-row table:style-name="ro2">
          <table:table-cell table:style-name="ce1" office:value-type="string">
            <text:p>asn</text:p>
          </table:table-cell>
          <table:table-cell table:style-name="ce1" office:value-type="string">
            <text:p>application/astound</text:p>
          </table:table-cell>
          <table:table-cell table:style-name="ce2" office:value-type="string">
            <text:p>Astound-Dateien</text:p>
          </table:table-cell>
          <table:table-cell table:formula="oooc:=&quot;$mimeTypes[&quot; &amp; &quot;&quot;&quot;&quot; &amp; TRIM([.A42]) &amp; &quot;&quot;&quot;&quot; &amp; &quot;][0]=&quot;  &amp; &quot;&quot;&quot;&quot; &amp; TRIM([.B42]) &amp; &quot;&quot;&quot;;&quot;" office:value-type="string" office:string-value="$mimeTypes[&quot;asn&quot;][0]=&quot;application/astound&quot;;">
            <text:p>$mimeTypes["asn"][0]="application/astound";</text:p>
          </table:table-cell>
          <table:table-cell table:style-name="ce4" table:formula="oooc:=&quot;$mimeTypes[&quot; &amp; &quot;&quot;&quot;&quot; &amp; TRIM([.A42]) &amp; &quot;&quot;&quot;&quot; &amp; &quot;][1]=&quot;  &amp; &quot;&quot;&quot;&quot; &amp; TRIM([.C42]) &amp; &quot;&quot;&quot;;&quot;" office:value-type="string" office:string-value="$mimeTypes[&quot;asn&quot;][1]=&quot;Astound-Dateien&quot;;">
            <text:p>$mimeTypes["asn"][1]="Astound-Dateien";</text:p>
          </table:table-cell>
        </table:table-row>
        <table:table-row table:style-name="ro2">
          <table:table-cell table:style-name="ce1" office:value-type="string">
            <text:p>au </text:p>
          </table:table-cell>
          <table:table-cell table:style-name="ce1" office:value-type="string">
            <text:p>audio/basic</text:p>
          </table:table-cell>
          <table:table-cell table:style-name="ce2" office:value-type="string">
            <text:p>Sound-Dateien</text:p>
          </table:table-cell>
          <table:table-cell table:formula="oooc:=&quot;$mimeTypes[&quot; &amp; &quot;&quot;&quot;&quot; &amp; TRIM([.A43]) &amp; &quot;&quot;&quot;&quot; &amp; &quot;][0]=&quot;  &amp; &quot;&quot;&quot;&quot; &amp; TRIM([.B43]) &amp; &quot;&quot;&quot;;&quot;" office:value-type="string" office:string-value="$mimeTypes[&quot;au&quot;][0]=&quot;audio/basic&quot;;">
            <text:p>$mimeTypes["au"][0]="audio/basic";</text:p>
          </table:table-cell>
          <table:table-cell table:style-name="ce4" table:formula="oooc:=&quot;$mimeTypes[&quot; &amp; &quot;&quot;&quot;&quot; &amp; TRIM([.A43]) &amp; &quot;&quot;&quot;&quot; &amp; &quot;][1]=&quot;  &amp; &quot;&quot;&quot;&quot; &amp; TRIM([.C43]) &amp; &quot;&quot;&quot;;&quot;" office:value-type="string" office:string-value="$mimeTypes[&quot;au&quot;][1]=&quot;Sound-Dateien&quot;;">
            <text:p>$mimeTypes["au"][1]="Sound-Dateien";</text:p>
          </table:table-cell>
        </table:table-row>
        <table:table-row table:style-name="ro2">
          <table:table-cell table:style-name="ce1" office:value-type="string">
            <text:p>avi</text:p>
          </table:table-cell>
          <table:table-cell table:style-name="ce1" office:value-type="string">
            <text:p>video/x-msvideo</text:p>
          </table:table-cell>
          <table:table-cell table:style-name="ce2" office:value-type="string">
            <text:p>Microsoft AVI-Dateien</text:p>
          </table:table-cell>
          <table:table-cell table:formula="oooc:=&quot;$mimeTypes[&quot; &amp; &quot;&quot;&quot;&quot; &amp; TRIM([.A44]) &amp; &quot;&quot;&quot;&quot; &amp; &quot;][0]=&quot;  &amp; &quot;&quot;&quot;&quot; &amp; TRIM([.B44]) &amp; &quot;&quot;&quot;;&quot;" office:value-type="string" office:string-value="$mimeTypes[&quot;avi&quot;][0]=&quot;video/x-msvideo&quot;;">
            <text:p>$mimeTypes["avi"][0]="video/x-msvideo";</text:p>
          </table:table-cell>
          <table:table-cell table:style-name="ce4" table:formula="oooc:=&quot;$mimeTypes[&quot; &amp; &quot;&quot;&quot;&quot; &amp; TRIM([.A44]) &amp; &quot;&quot;&quot;&quot; &amp; &quot;][1]=&quot;  &amp; &quot;&quot;&quot;&quot; &amp; TRIM([.C44]) &amp; &quot;&quot;&quot;;&quot;" office:value-type="string" office:string-value="$mimeTypes[&quot;avi&quot;][1]=&quot;Microsoft AVI-Dateien&quot;;">
            <text:p>$mimeTypes["avi"][1]="Microsoft AVI-Dateien";</text:p>
          </table:table-cell>
        </table:table-row>
        <table:table-row table:style-name="ro2">
          <table:table-cell table:style-name="ce1" office:value-type="string">
            <text:p>bcpio</text:p>
          </table:table-cell>
          <table:table-cell table:style-name="ce1" office:value-type="string">
            <text:p>application/x-bcpio</text:p>
          </table:table-cell>
          <table:table-cell table:style-name="ce2" office:value-type="string">
            <text:p>BCPIO-Dateien</text:p>
          </table:table-cell>
          <table:table-cell table:formula="oooc:=&quot;$mimeTypes[&quot; &amp; &quot;&quot;&quot;&quot; &amp; TRIM([.A45]) &amp; &quot;&quot;&quot;&quot; &amp; &quot;][0]=&quot;  &amp; &quot;&quot;&quot;&quot; &amp; TRIM([.B45]) &amp; &quot;&quot;&quot;;&quot;" office:value-type="string" office:string-value="$mimeTypes[&quot;bcpio&quot;][0]=&quot;application/x-bcpio&quot;;">
            <text:p>$mimeTypes["bcpio"][0]="application/x-bcpio";</text:p>
          </table:table-cell>
          <table:table-cell table:style-name="ce4" table:formula="oooc:=&quot;$mimeTypes[&quot; &amp; &quot;&quot;&quot;&quot; &amp; TRIM([.A45]) &amp; &quot;&quot;&quot;&quot; &amp; &quot;][1]=&quot;  &amp; &quot;&quot;&quot;&quot; &amp; TRIM([.C45]) &amp; &quot;&quot;&quot;;&quot;" office:value-type="string" office:string-value="$mimeTypes[&quot;bcpio&quot;][1]=&quot;BCPIO-Dateien&quot;;">
            <text:p>$mimeTypes["bcpio"][1]="BCPIO-Dateien";</text:p>
          </table:table-cell>
        </table:table-row>
        <table:table-row table:style-name="ro2">
          <table:table-cell table:style-name="ce1" office:value-type="string">
            <text:p>bin</text:p>
          </table:table-cell>
          <table:table-cell table:style-name="ce1" office:value-type="string">
            <text:p>application/octet-stream</text:p>
          </table:table-cell>
          <table:table-cell table:style-name="ce2" office:value-type="string">
            <text:p>Ausführbare Dateien</text:p>
          </table:table-cell>
          <table:table-cell table:formula="oooc:=&quot;$mimeTypes[&quot; &amp; &quot;&quot;&quot;&quot; &amp; TRIM([.A46]) &amp; &quot;&quot;&quot;&quot; &amp; &quot;][0]=&quot;  &amp; &quot;&quot;&quot;&quot; &amp; TRIM([.B46]) &amp; &quot;&quot;&quot;;&quot;" office:value-type="string" office:string-value="$mimeTypes[&quot;bin&quot;][0]=&quot;application/octet-stream&quot;;">
            <text:p>$mimeTypes["bin"][0]="application/octet-stream";</text:p>
          </table:table-cell>
          <table:table-cell table:style-name="ce4" table:formula="oooc:=&quot;$mimeTypes[&quot; &amp; &quot;&quot;&quot;&quot; &amp; TRIM([.A46]) &amp; &quot;&quot;&quot;&quot; &amp; &quot;][1]=&quot;  &amp; &quot;&quot;&quot;&quot; &amp; TRIM([.C46]) &amp; &quot;&quot;&quot;;&quot;" office:value-type="string" office:string-value="$mimeTypes[&quot;bin&quot;][1]=&quot;Ausführbare Dateien&quot;;">
            <text:p>$mimeTypes["bin"][1]="Ausführbare Dateien";</text:p>
          </table:table-cell>
        </table:table-row>
        <table:table-row table:style-name="ro3">
          <table:table-cell table:style-name="ce1" office:value-type="string">
            <text:p>cab</text:p>
          </table:table-cell>
          <table:table-cell table:style-name="ce1" office:value-type="string">
            <text:p>application/x-shockwave-flash</text:p>
          </table:table-cell>
          <table:table-cell table:style-name="ce2" office:value-type="string">
            <text:p>Flash Shockwave-Dateien</text:p>
          </table:table-cell>
          <table:table-cell table:formula="oooc:=&quot;$mimeTypes[&quot; &amp; &quot;&quot;&quot;&quot; &amp; TRIM([.A47]) &amp; &quot;&quot;&quot;&quot; &amp; &quot;][0]=&quot;  &amp; &quot;&quot;&quot;&quot; &amp; TRIM([.B47]) &amp; &quot;&quot;&quot;;&quot;" office:value-type="string" office:string-value="$mimeTypes[&quot;cab&quot;][0]=&quot;application/x-shockwave-flash&quot;;">
            <text:p>$mimeTypes["cab"][0]="application/x-shockwave-flash";</text:p>
          </table:table-cell>
          <table:table-cell table:style-name="ce4" table:formula="oooc:=&quot;$mimeTypes[&quot; &amp; &quot;&quot;&quot;&quot; &amp; TRIM([.A47]) &amp; &quot;&quot;&quot;&quot; &amp; &quot;][1]=&quot;  &amp; &quot;&quot;&quot;&quot; &amp; TRIM([.C47]) &amp; &quot;&quot;&quot;;&quot;" office:value-type="string" office:string-value="$mimeTypes[&quot;cab&quot;][1]=&quot;Flash Shockwave-Dateien&quot;;">
            <text:p>$mimeTypes["cab"][1]="Flash Shockwave-Dateien";</text:p>
          </table:table-cell>
        </table:table-row>
        <table:table-row table:style-name="ro2">
          <table:table-cell table:style-name="ce1" office:value-type="string">
            <text:p>chm</text:p>
          </table:table-cell>
          <table:table-cell table:style-name="ce1" office:value-type="string">
            <text:p>application/mshelp</text:p>
          </table:table-cell>
          <table:table-cell table:style-name="ce2" office:value-type="string">
            <text:p>Microsoft Windows Hilfe Dateien</text:p>
          </table:table-cell>
          <table:table-cell table:formula="oooc:=&quot;$mimeTypes[&quot; &amp; &quot;&quot;&quot;&quot; &amp; TRIM([.A48]) &amp; &quot;&quot;&quot;&quot; &amp; &quot;][0]=&quot;  &amp; &quot;&quot;&quot;&quot; &amp; TRIM([.B48]) &amp; &quot;&quot;&quot;;&quot;" office:value-type="string" office:string-value="$mimeTypes[&quot;chm&quot;][0]=&quot;application/mshelp&quot;;">
            <text:p>$mimeTypes["chm"][0]="application/mshelp";</text:p>
          </table:table-cell>
          <table:table-cell table:style-name="ce4" table:formula="oooc:=&quot;$mimeTypes[&quot; &amp; &quot;&quot;&quot;&quot; &amp; TRIM([.A48]) &amp; &quot;&quot;&quot;&quot; &amp; &quot;][1]=&quot;  &amp; &quot;&quot;&quot;&quot; &amp; TRIM([.C48]) &amp; &quot;&quot;&quot;;&quot;" office:value-type="string" office:string-value="$mimeTypes[&quot;chm&quot;][1]=&quot;Microsoft Windows Hilfe Dateien&quot;;">
            <text:p>$mimeTypes["chm"][1]="Microsoft Windows Hilfe Dateien";</text:p>
          </table:table-cell>
        </table:table-row>
        <table:table-row table:style-name="ro2">
          <table:table-cell table:style-name="ce1" office:value-type="string">
            <text:p>cod</text:p>
          </table:table-cell>
          <table:table-cell table:style-name="ce1" office:value-type="string">
            <text:p>image/cis-cod</text:p>
          </table:table-cell>
          <table:table-cell table:style-name="ce2" office:value-type="string">
            <text:p>CIS-Cod-Dateien</text:p>
          </table:table-cell>
          <table:table-cell table:formula="oooc:=&quot;$mimeTypes[&quot; &amp; &quot;&quot;&quot;&quot; &amp; TRIM([.A49]) &amp; &quot;&quot;&quot;&quot; &amp; &quot;][0]=&quot;  &amp; &quot;&quot;&quot;&quot; &amp; TRIM([.B49]) &amp; &quot;&quot;&quot;;&quot;" office:value-type="string" office:string-value="$mimeTypes[&quot;cod&quot;][0]=&quot;image/cis-cod&quot;;">
            <text:p>$mimeTypes["cod"][0]="image/cis-cod";</text:p>
          </table:table-cell>
          <table:table-cell table:style-name="ce4" table:formula="oooc:=&quot;$mimeTypes[&quot; &amp; &quot;&quot;&quot;&quot; &amp; TRIM([.A49]) &amp; &quot;&quot;&quot;&quot; &amp; &quot;][1]=&quot;  &amp; &quot;&quot;&quot;&quot; &amp; TRIM([.C49]) &amp; &quot;&quot;&quot;;&quot;" office:value-type="string" office:string-value="$mimeTypes[&quot;cod&quot;][1]=&quot;CIS-Cod-Dateien&quot;;">
            <text:p>$mimeTypes["cod"][1]="CIS-Cod-Dateien";</text:p>
          </table:table-cell>
        </table:table-row>
        <table:table-row table:style-name="ro2">
          <table:table-cell table:style-name="ce1" office:value-type="string">
            <text:p>cpio</text:p>
          </table:table-cell>
          <table:table-cell table:style-name="ce1" office:value-type="string">
            <text:p>application/x-cpio</text:p>
          </table:table-cell>
          <table:table-cell table:style-name="ce2" office:value-type="string">
            <text:p>CPIO-Dateien</text:p>
          </table:table-cell>
          <table:table-cell table:formula="oooc:=&quot;$mimeTypes[&quot; &amp; &quot;&quot;&quot;&quot; &amp; TRIM([.A50]) &amp; &quot;&quot;&quot;&quot; &amp; &quot;][0]=&quot;  &amp; &quot;&quot;&quot;&quot; &amp; TRIM([.B50]) &amp; &quot;&quot;&quot;;&quot;" office:value-type="string" office:string-value="$mimeTypes[&quot;cpio&quot;][0]=&quot;application/x-cpio&quot;;">
            <text:p>$mimeTypes["cpio"][0]="application/x-cpio";</text:p>
          </table:table-cell>
          <table:table-cell table:style-name="ce4" table:formula="oooc:=&quot;$mimeTypes[&quot; &amp; &quot;&quot;&quot;&quot; &amp; TRIM([.A50]) &amp; &quot;&quot;&quot;&quot; &amp; &quot;][1]=&quot;  &amp; &quot;&quot;&quot;&quot; &amp; TRIM([.C50]) &amp; &quot;&quot;&quot;;&quot;" office:value-type="string" office:string-value="$mimeTypes[&quot;cpio&quot;][1]=&quot;CPIO-Dateien&quot;;">
            <text:p>$mimeTypes["cpio"][1]="CPIO-Dateien";</text:p>
          </table:table-cell>
        </table:table-row>
        <table:table-row table:style-name="ro2">
          <table:table-cell table:style-name="ce1" office:value-type="string">
            <text:p>csh</text:p>
          </table:table-cell>
          <table:table-cell table:style-name="ce1" office:value-type="string">
            <text:p>application/x-csh</text:p>
          </table:table-cell>
          <table:table-cell table:style-name="ce2" office:value-type="string">
            <text:p>C-Shellscript-Dateien</text:p>
          </table:table-cell>
          <table:table-cell table:formula="oooc:=&quot;$mimeTypes[&quot; &amp; &quot;&quot;&quot;&quot; &amp; TRIM([.A51]) &amp; &quot;&quot;&quot;&quot; &amp; &quot;][0]=&quot;  &amp; &quot;&quot;&quot;&quot; &amp; TRIM([.B51]) &amp; &quot;&quot;&quot;;&quot;" office:value-type="string" office:string-value="$mimeTypes[&quot;csh&quot;][0]=&quot;application/x-csh&quot;;">
            <text:p>$mimeTypes["csh"][0]="application/x-csh";</text:p>
          </table:table-cell>
          <table:table-cell table:style-name="ce4" table:formula="oooc:=&quot;$mimeTypes[&quot; &amp; &quot;&quot;&quot;&quot; &amp; TRIM([.A51]) &amp; &quot;&quot;&quot;&quot; &amp; &quot;][1]=&quot;  &amp; &quot;&quot;&quot;&quot; &amp; TRIM([.C51]) &amp; &quot;&quot;&quot;;&quot;" office:value-type="string" office:string-value="$mimeTypes[&quot;csh&quot;][1]=&quot;C-Shellscript-Dateien&quot;;">
            <text:p>$mimeTypes["csh"][1]="C-Shellscript-Dateien";</text:p>
          </table:table-cell>
        </table:table-row>
        <table:table-row table:style-name="ro2">
          <table:table-cell table:style-name="ce1" office:value-type="string">
            <text:p>css</text:p>
          </table:table-cell>
          <table:table-cell table:style-name="ce1" office:value-type="string">
            <text:p>text/css</text:p>
          </table:table-cell>
          <table:table-cell table:style-name="ce2" office:value-type="string">
            <text:p>CSS Stylesheet-Dateien</text:p>
          </table:table-cell>
          <table:table-cell table:formula="oooc:=&quot;$mimeTypes[&quot; &amp; &quot;&quot;&quot;&quot; &amp; TRIM([.A52]) &amp; &quot;&quot;&quot;&quot; &amp; &quot;][0]=&quot;  &amp; &quot;&quot;&quot;&quot; &amp; TRIM([.B52]) &amp; &quot;&quot;&quot;;&quot;" office:value-type="string" office:string-value="$mimeTypes[&quot;css&quot;][0]=&quot;text/css&quot;;">
            <text:p>$mimeTypes["css"][0]="text/css";</text:p>
          </table:table-cell>
          <table:table-cell table:style-name="ce4" table:formula="oooc:=&quot;$mimeTypes[&quot; &amp; &quot;&quot;&quot;&quot; &amp; TRIM([.A52]) &amp; &quot;&quot;&quot;&quot; &amp; &quot;][1]=&quot;  &amp; &quot;&quot;&quot;&quot; &amp; TRIM([.C52]) &amp; &quot;&quot;&quot;;&quot;" office:value-type="string" office:string-value="$mimeTypes[&quot;css&quot;][1]=&quot;CSS Stylesheet-Dateien&quot;;">
            <text:p>$mimeTypes["css"][1]="CSS Stylesheet-Dateien";</text:p>
          </table:table-cell>
        </table:table-row>
        <table:table-row table:style-name="ro3">
          <table:table-cell table:style-name="ce1" office:value-type="string">
            <text:p>csv</text:p>
          </table:table-cell>
          <table:table-cell table:style-name="ce1" office:value-type="string">
            <text:p>text/comma-separated-values</text:p>
          </table:table-cell>
          <table:table-cell table:style-name="ce2" office:value-type="string">
            <text:p>kommaseparierte Datendateien</text:p>
          </table:table-cell>
          <table:table-cell table:formula="oooc:=&quot;$mimeTypes[&quot; &amp; &quot;&quot;&quot;&quot; &amp; TRIM([.A53]) &amp; &quot;&quot;&quot;&quot; &amp; &quot;][0]=&quot;  &amp; &quot;&quot;&quot;&quot; &amp; TRIM([.B53]) &amp; &quot;&quot;&quot;;&quot;" office:value-type="string" office:string-value="$mimeTypes[&quot;csv&quot;][0]=&quot;text/comma-separated-values&quot;;">
            <text:p>$mimeTypes["csv"][0]="text/comma-separated-values";</text:p>
          </table:table-cell>
          <table:table-cell table:style-name="ce4" table:formula="oooc:=&quot;$mimeTypes[&quot; &amp; &quot;&quot;&quot;&quot; &amp; TRIM([.A53]) &amp; &quot;&quot;&quot;&quot; &amp; &quot;][1]=&quot;  &amp; &quot;&quot;&quot;&quot; &amp; TRIM([.C53]) &amp; &quot;&quot;&quot;;&quot;" office:value-type="string" office:string-value="$mimeTypes[&quot;csv&quot;][1]=&quot;kommaseparierte Datendateien&quot;;">
            <text:p>$mimeTypes["csv"][1]="kommaseparierte Datendateien";</text:p>
          </table:table-cell>
        </table:table-row>
        <table:table-row table:style-name="ro2">
          <table:table-cell table:style-name="ce1" office:value-type="string">
            <text:p>dcr</text:p>
          </table:table-cell>
          <table:table-cell table:style-name="ce1" office:value-type="string">
            <text:p>application/x-director</text:p>
          </table:table-cell>
          <table:table-cell table:style-name="ce2" office:value-type="string">
            <text:p>Macromedia Director-Dateien</text:p>
          </table:table-cell>
          <table:table-cell table:formula="oooc:=&quot;$mimeTypes[&quot; &amp; &quot;&quot;&quot;&quot; &amp; TRIM([.A54]) &amp; &quot;&quot;&quot;&quot; &amp; &quot;][0]=&quot;  &amp; &quot;&quot;&quot;&quot; &amp; TRIM([.B54]) &amp; &quot;&quot;&quot;;&quot;" office:value-type="string" office:string-value="$mimeTypes[&quot;dcr&quot;][0]=&quot;application/x-director&quot;;">
            <text:p>$mimeTypes["dcr"][0]="application/x-director";</text:p>
          </table:table-cell>
          <table:table-cell table:style-name="ce4" table:formula="oooc:=&quot;$mimeTypes[&quot; &amp; &quot;&quot;&quot;&quot; &amp; TRIM([.A54]) &amp; &quot;&quot;&quot;&quot; &amp; &quot;][1]=&quot;  &amp; &quot;&quot;&quot;&quot; &amp; TRIM([.C54]) &amp; &quot;&quot;&quot;;&quot;" office:value-type="string" office:string-value="$mimeTypes[&quot;dcr&quot;][1]=&quot;Macromedia Director-Dateien&quot;;">
            <text:p>$mimeTypes["dcr"][1]="Macromedia Director-Dateien";</text:p>
          </table:table-cell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application/msword</text:p>
          </table:table-cell>
          <table:table-cell table:style-name="ce2" office:value-type="string">
            <text:p>Microsoft Word Dateien</text:p>
          </table:table-cell>
          <table:table-cell table:formula="oooc:=&quot;$mimeTypes[&quot; &amp; &quot;&quot;&quot;&quot; &amp; TRIM([.A55]) &amp; &quot;&quot;&quot;&quot; &amp; &quot;][0]=&quot;  &amp; &quot;&quot;&quot;&quot; &amp; TRIM([.B55]) &amp; &quot;&quot;&quot;;&quot;" office:value-type="string" office:string-value="$mimeTypes[&quot;doc&quot;][0]=&quot;application/msword&quot;;">
            <text:p>$mimeTypes["doc"][0]="application/msword";</text:p>
          </table:table-cell>
          <table:table-cell table:style-name="ce4" table:formula="oooc:=&quot;$mimeTypes[&quot; &amp; &quot;&quot;&quot;&quot; &amp; TRIM([.A55]) &amp; &quot;&quot;&quot;&quot; &amp; &quot;][1]=&quot;  &amp; &quot;&quot;&quot;&quot; &amp; TRIM([.C55]) &amp; &quot;&quot;&quot;;&quot;" office:value-type="string" office:string-value="$mimeTypes[&quot;doc&quot;][1]=&quot;Microsoft Word Dateien&quot;;">
            <text:p>$mimeTypes["doc"][1]="Microsoft Word Dateien";</text:p>
          </table:table-cell>
        </table:table-row>
        <table:table-row table:style-name="ro2">
          <table:table-cell table:style-name="ce1" office:value-type="string">
            <text:p>dus</text:p>
          </table:table-cell>
          <table:table-cell table:style-name="ce1" office:value-type="string">
            <text:p>audio/x-dspeeh</text:p>
          </table:table-cell>
          <table:table-cell table:style-name="ce2" office:value-type="string">
            <text:p>Sprachdateien</text:p>
          </table:table-cell>
          <table:table-cell table:formula="oooc:=&quot;$mimeTypes[&quot; &amp; &quot;&quot;&quot;&quot; &amp; TRIM([.A56]) &amp; &quot;&quot;&quot;&quot; &amp; &quot;][0]=&quot;  &amp; &quot;&quot;&quot;&quot; &amp; TRIM([.B56]) &amp; &quot;&quot;&quot;;&quot;" office:value-type="string" office:string-value="$mimeTypes[&quot;dus&quot;][0]=&quot;audio/x-dspeeh&quot;;">
            <text:p>$mimeTypes["dus"][0]="audio/x-dspeeh";</text:p>
          </table:table-cell>
          <table:table-cell table:style-name="ce4" table:formula="oooc:=&quot;$mimeTypes[&quot; &amp; &quot;&quot;&quot;&quot; &amp; TRIM([.A56]) &amp; &quot;&quot;&quot;&quot; &amp; &quot;][1]=&quot;  &amp; &quot;&quot;&quot;&quot; &amp; TRIM([.C56]) &amp; &quot;&quot;&quot;;&quot;" office:value-type="string" office:string-value="$mimeTypes[&quot;dus&quot;][1]=&quot;Sprachdateien&quot;;">
            <text:p>$mimeTypes["dus"][1]="Sprachdateien";</text:p>
          </table:table-cell>
        </table:table-row>
        <table:table-row table:style-name="ro2">
          <table:table-cell table:style-name="ce1" office:value-type="string">
            <text:p>dvi</text:p>
          </table:table-cell>
          <table:table-cell table:style-name="ce1" office:value-type="string">
            <text:p>application/x-dvi</text:p>
          </table:table-cell>
          <table:table-cell table:style-name="ce2" office:value-type="string">
            <text:p>DVI-Dateien</text:p>
          </table:table-cell>
          <table:table-cell table:formula="oooc:=&quot;$mimeTypes[&quot; &amp; &quot;&quot;&quot;&quot; &amp; TRIM([.A57]) &amp; &quot;&quot;&quot;&quot; &amp; &quot;][0]=&quot;  &amp; &quot;&quot;&quot;&quot; &amp; TRIM([.B57]) &amp; &quot;&quot;&quot;;&quot;" office:value-type="string" office:string-value="$mimeTypes[&quot;dvi&quot;][0]=&quot;application/x-dvi&quot;;">
            <text:p>$mimeTypes["dvi"][0]="application/x-dvi";</text:p>
          </table:table-cell>
          <table:table-cell table:style-name="ce4" table:formula="oooc:=&quot;$mimeTypes[&quot; &amp; &quot;&quot;&quot;&quot; &amp; TRIM([.A57]) &amp; &quot;&quot;&quot;&quot; &amp; &quot;][1]=&quot;  &amp; &quot;&quot;&quot;&quot; &amp; TRIM([.C57]) &amp; &quot;&quot;&quot;;&quot;" office:value-type="string" office:string-value="$mimeTypes[&quot;dvi&quot;][1]=&quot;DVI-Dateien&quot;;">
            <text:p>$mimeTypes["dvi"][1]="DVI-Dateien";</text:p>
          </table:table-cell>
        </table:table-row>
        <table:table-row table:style-name="ro2">
          <table:table-cell table:style-name="ce1" office:value-type="string">
            <text:p>dwf</text:p>
          </table:table-cell>
          <table:table-cell table:style-name="ce1" office:value-type="string">
            <text:p>drawing/x-dwf</text:p>
          </table:table-cell>
          <table:table-cell table:style-name="ce2" office:value-type="string">
            <text:p>Drawing-Dateien</text:p>
          </table:table-cell>
          <table:table-cell table:formula="oooc:=&quot;$mimeTypes[&quot; &amp; &quot;&quot;&quot;&quot; &amp; TRIM([.A58]) &amp; &quot;&quot;&quot;&quot; &amp; &quot;][0]=&quot;  &amp; &quot;&quot;&quot;&quot; &amp; TRIM([.B58]) &amp; &quot;&quot;&quot;;&quot;" office:value-type="string" office:string-value="$mimeTypes[&quot;dwf&quot;][0]=&quot;drawing/x-dwf&quot;;">
            <text:p>$mimeTypes["dwf"][0]="drawing/x-dwf";</text:p>
          </table:table-cell>
          <table:table-cell table:style-name="ce4" table:formula="oooc:=&quot;$mimeTypes[&quot; &amp; &quot;&quot;&quot;&quot; &amp; TRIM([.A58]) &amp; &quot;&quot;&quot;&quot; &amp; &quot;][1]=&quot;  &amp; &quot;&quot;&quot;&quot; &amp; TRIM([.C58]) &amp; &quot;&quot;&quot;;&quot;" office:value-type="string" office:string-value="$mimeTypes[&quot;dwf&quot;][1]=&quot;Drawing-Dateien&quot;;">
            <text:p>$mimeTypes["dwf"][1]="Drawing-Dateien";</text:p>
          </table:table-cell>
        </table:table-row>
        <table:table-row table:style-name="ro2">
          <table:table-cell table:style-name="ce1" office:value-type="string">
            <text:p>dwg</text:p>
          </table:table-cell>
          <table:table-cell table:style-name="ce1" office:value-type="string">
            <text:p>application/acad</text:p>
          </table:table-cell>
          <table:table-cell table:style-name="ce2" office:value-type="string">
            <text:p>AutoCAD-Dateien (nach NCSA)</text:p>
          </table:table-cell>
          <table:table-cell table:formula="oooc:=&quot;$mimeTypes[&quot; &amp; &quot;&quot;&quot;&quot; &amp; TRIM([.A59]) &amp; &quot;&quot;&quot;&quot; &amp; &quot;][0]=&quot;  &amp; &quot;&quot;&quot;&quot; &amp; TRIM([.B59]) &amp; &quot;&quot;&quot;;&quot;" office:value-type="string" office:string-value="$mimeTypes[&quot;dwg&quot;][0]=&quot;application/acad&quot;;">
            <text:p>$mimeTypes["dwg"][0]="application/acad";</text:p>
          </table:table-cell>
          <table:table-cell table:style-name="ce4" table:formula="oooc:=&quot;$mimeTypes[&quot; &amp; &quot;&quot;&quot;&quot; &amp; TRIM([.A59]) &amp; &quot;&quot;&quot;&quot; &amp; &quot;][1]=&quot;  &amp; &quot;&quot;&quot;&quot; &amp; TRIM([.C59]) &amp; &quot;&quot;&quot;;&quot;" office:value-type="string" office:string-value="$mimeTypes[&quot;dwg&quot;][1]=&quot;AutoCAD-Dateien (nach NCSA)&quot;;">
            <text:p>$mimeTypes["dwg"][1]="AutoCAD-Dateien (nach NCSA)";</text:p>
          </table:table-cell>
        </table:table-row>
        <table:table-row table:style-name="ro2">
          <table:table-cell table:style-name="ce1" office:value-type="string">
            <text:p>dxf</text:p>
          </table:table-cell>
          <table:table-cell table:style-name="ce1" office:value-type="string">
            <text:p>application/dxf</text:p>
          </table:table-cell>
          <table:table-cell table:style-name="ce2" office:value-type="string">
            <text:p>AutoCAD-Dateien (nach CERN)</text:p>
          </table:table-cell>
          <table:table-cell table:formula="oooc:=&quot;$mimeTypes[&quot; &amp; &quot;&quot;&quot;&quot; &amp; TRIM([.A60]) &amp; &quot;&quot;&quot;&quot; &amp; &quot;][0]=&quot;  &amp; &quot;&quot;&quot;&quot; &amp; TRIM([.B60]) &amp; &quot;&quot;&quot;;&quot;" office:value-type="string" office:string-value="$mimeTypes[&quot;dxf&quot;][0]=&quot;application/dxf&quot;;">
            <text:p>$mimeTypes["dxf"][0]="application/dxf";</text:p>
          </table:table-cell>
          <table:table-cell table:style-name="ce4" table:formula="oooc:=&quot;$mimeTypes[&quot; &amp; &quot;&quot;&quot;&quot; &amp; TRIM([.A60]) &amp; &quot;&quot;&quot;&quot; &amp; &quot;][1]=&quot;  &amp; &quot;&quot;&quot;&quot; &amp; TRIM([.C60]) &amp; &quot;&quot;&quot;;&quot;" office:value-type="string" office:string-value="$mimeTypes[&quot;dxf&quot;][1]=&quot;AutoCAD-Dateien (nach CERN)&quot;;">
            <text:p>$mimeTypes["dxf"][1]="AutoCAD-Dateien (nach CERN)";</text:p>
          </table:table-cell>
        </table:table-row>
        <table:table-row table:style-name="ro2">
          <table:table-cell table:style-name="ce1" office:value-type="string">
            <text:p>es</text:p>
          </table:table-cell>
          <table:table-cell table:style-name="ce1" office:value-type="string">
            <text:p>audio/echospeech</text:p>
          </table:table-cell>
          <table:table-cell table:style-name="ce2" office:value-type="string">
            <text:p>Echospeed-Dateien</text:p>
          </table:table-cell>
          <table:table-cell table:formula="oooc:=&quot;$mimeTypes[&quot; &amp; &quot;&quot;&quot;&quot; &amp; TRIM([.A61]) &amp; &quot;&quot;&quot;&quot; &amp; &quot;][0]=&quot;  &amp; &quot;&quot;&quot;&quot; &amp; TRIM([.B61]) &amp; &quot;&quot;&quot;;&quot;" office:value-type="string" office:string-value="$mimeTypes[&quot;es&quot;][0]=&quot;audio/echospeech&quot;;">
            <text:p>$mimeTypes["es"][0]="audio/echospeech";</text:p>
          </table:table-cell>
          <table:table-cell table:style-name="ce4" table:formula="oooc:=&quot;$mimeTypes[&quot; &amp; &quot;&quot;&quot;&quot; &amp; TRIM([.A61]) &amp; &quot;&quot;&quot;&quot; &amp; &quot;][1]=&quot;  &amp; &quot;&quot;&quot;&quot; &amp; TRIM([.C61]) &amp; &quot;&quot;&quot;;&quot;" office:value-type="string" office:string-value="$mimeTypes[&quot;es&quot;][1]=&quot;Echospeed-Dateien&quot;;">
            <text:p>$mimeTypes["es"][1]="Echospeed-Dateien";</text:p>
          </table:table-cell>
        </table:table-row>
        <table:table-row table:style-name="ro2">
          <table:table-cell table:style-name="ce1" office:value-type="string">
            <text:p>etx</text:p>
          </table:table-cell>
          <table:table-cell table:style-name="ce1" office:value-type="string">
            <text:p>text/x-setext</text:p>
          </table:table-cell>
          <table:table-cell table:style-name="ce2" office:value-type="string">
            <text:p>SeText-Dateien</text:p>
          </table:table-cell>
          <table:table-cell table:formula="oooc:=&quot;$mimeTypes[&quot; &amp; &quot;&quot;&quot;&quot; &amp; TRIM([.A62]) &amp; &quot;&quot;&quot;&quot; &amp; &quot;][0]=&quot;  &amp; &quot;&quot;&quot;&quot; &amp; TRIM([.B62]) &amp; &quot;&quot;&quot;;&quot;" office:value-type="string" office:string-value="$mimeTypes[&quot;etx&quot;][0]=&quot;text/x-setext&quot;;">
            <text:p>$mimeTypes["etx"][0]="text/x-setext";</text:p>
          </table:table-cell>
          <table:table-cell table:style-name="ce4" table:formula="oooc:=&quot;$mimeTypes[&quot; &amp; &quot;&quot;&quot;&quot; &amp; TRIM([.A62]) &amp; &quot;&quot;&quot;&quot; &amp; &quot;][1]=&quot;  &amp; &quot;&quot;&quot;&quot; &amp; TRIM([.C62]) &amp; &quot;&quot;&quot;;&quot;" office:value-type="string" office:string-value="$mimeTypes[&quot;etx&quot;][1]=&quot;SeText-Dateien&quot;;">
            <text:p>$mimeTypes["etx"][1]="SeText-Dateien";</text:p>
          </table:table-cell>
        </table:table-row>
        <table:table-row table:style-name="ro2">
          <table:table-cell table:style-name="ce1" office:value-type="string">
            <text:p>evy</text:p>
          </table:table-cell>
          <table:table-cell table:style-name="ce1" office:value-type="string">
            <text:p>application/x-envoy</text:p>
          </table:table-cell>
          <table:table-cell table:style-name="ce2" office:value-type="string">
            <text:p>Envoy-Dateien</text:p>
          </table:table-cell>
          <table:table-cell table:formula="oooc:=&quot;$mimeTypes[&quot; &amp; &quot;&quot;&quot;&quot; &amp; TRIM([.A63]) &amp; &quot;&quot;&quot;&quot; &amp; &quot;][0]=&quot;  &amp; &quot;&quot;&quot;&quot; &amp; TRIM([.B63]) &amp; &quot;&quot;&quot;;&quot;" office:value-type="string" office:string-value="$mimeTypes[&quot;evy&quot;][0]=&quot;application/x-envoy&quot;;">
            <text:p>$mimeTypes["evy"][0]="application/x-envoy";</text:p>
          </table:table-cell>
          <table:table-cell table:style-name="ce4" table:formula="oooc:=&quot;$mimeTypes[&quot; &amp; &quot;&quot;&quot;&quot; &amp; TRIM([.A63]) &amp; &quot;&quot;&quot;&quot; &amp; &quot;][1]=&quot;  &amp; &quot;&quot;&quot;&quot; &amp; TRIM([.C63]) &amp; &quot;&quot;&quot;;&quot;" office:value-type="string" office:string-value="$mimeTypes[&quot;evy&quot;][1]=&quot;Envoy-Dateien&quot;;">
            <text:p>$mimeTypes["evy"][1]="Envoy-Dateien";</text:p>
          </table:table-cell>
        </table:table-row>
        <table:table-row table:style-name="ro2">
          <table:table-cell table:style-name="ce1" office:value-type="string">
            <text:p>fh4</text:p>
          </table:table-cell>
          <table:table-cell table:style-name="ce1" office:value-type="string">
            <text:p>image/x-freehand</text:p>
          </table:table-cell>
          <table:table-cell table:style-name="ce2" office:value-type="string">
            <text:p>Freehand-Dateien</text:p>
          </table:table-cell>
          <table:table-cell table:formula="oooc:=&quot;$mimeTypes[&quot; &amp; &quot;&quot;&quot;&quot; &amp; TRIM([.A64]) &amp; &quot;&quot;&quot;&quot; &amp; &quot;][0]=&quot;  &amp; &quot;&quot;&quot;&quot; &amp; TRIM([.B64]) &amp; &quot;&quot;&quot;;&quot;" office:value-type="string" office:string-value="$mimeTypes[&quot;fh4&quot;][0]=&quot;image/x-freehand&quot;;">
            <text:p>$mimeTypes["fh4"][0]="image/x-freehand";</text:p>
          </table:table-cell>
          <table:table-cell table:style-name="ce4" table:formula="oooc:=&quot;$mimeTypes[&quot; &amp; &quot;&quot;&quot;&quot; &amp; TRIM([.A64]) &amp; &quot;&quot;&quot;&quot; &amp; &quot;][1]=&quot;  &amp; &quot;&quot;&quot;&quot; &amp; TRIM([.C64]) &amp; &quot;&quot;&quot;;&quot;" office:value-type="string" office:string-value="$mimeTypes[&quot;fh4&quot;][1]=&quot;Freehand-Dateien&quot;;">
            <text:p>$mimeTypes["fh4"][1]="Freehand-Dateien";</text:p>
          </table:table-cell>
        </table:table-row>
        <table:table-row table:style-name="ro2">
          <table:table-cell table:style-name="ce1" office:value-type="string">
            <text:p>fif</text:p>
          </table:table-cell>
          <table:table-cell table:style-name="ce1" office:value-type="string">
            <text:p>image/fif</text:p>
          </table:table-cell>
          <table:table-cell table:style-name="ce2" office:value-type="string">
            <text:p>FIF-Dateien</text:p>
          </table:table-cell>
          <table:table-cell table:formula="oooc:=&quot;$mimeTypes[&quot; &amp; &quot;&quot;&quot;&quot; &amp; TRIM([.A65]) &amp; &quot;&quot;&quot;&quot; &amp; &quot;][0]=&quot;  &amp; &quot;&quot;&quot;&quot; &amp; TRIM([.B65]) &amp; &quot;&quot;&quot;;&quot;" office:value-type="string" office:string-value="$mimeTypes[&quot;fif&quot;][0]=&quot;image/fif&quot;;">
            <text:p>$mimeTypes["fif"][0]="image/fif";</text:p>
          </table:table-cell>
          <table:table-cell table:style-name="ce4" table:formula="oooc:=&quot;$mimeTypes[&quot; &amp; &quot;&quot;&quot;&quot; &amp; TRIM([.A65]) &amp; &quot;&quot;&quot;&quot; &amp; &quot;][1]=&quot;  &amp; &quot;&quot;&quot;&quot; &amp; TRIM([.C65]) &amp; &quot;&quot;&quot;;&quot;" office:value-type="string" office:string-value="$mimeTypes[&quot;fif&quot;][1]=&quot;FIF-Dateien&quot;;">
            <text:p>$mimeTypes["fif"][1]="FIF-Dateien";</text:p>
          </table:table-cell>
        </table:table-row>
        <table:table-row table:style-name="ro2">
          <table:table-cell table:style-name="ce1" office:value-type="string">
            <text:p>gif</text:p>
          </table:table-cell>
          <table:table-cell table:style-name="ce1" office:value-type="string">
            <text:p>image/gif</text:p>
          </table:table-cell>
          <table:table-cell table:style-name="ce2" office:value-type="string">
            <text:p>GIF-Dateien</text:p>
          </table:table-cell>
          <table:table-cell table:formula="oooc:=&quot;$mimeTypes[&quot; &amp; &quot;&quot;&quot;&quot; &amp; TRIM([.A66]) &amp; &quot;&quot;&quot;&quot; &amp; &quot;][0]=&quot;  &amp; &quot;&quot;&quot;&quot; &amp; TRIM([.B66]) &amp; &quot;&quot;&quot;;&quot;" office:value-type="string" office:string-value="$mimeTypes[&quot;gif&quot;][0]=&quot;image/gif&quot;;">
            <text:p>$mimeTypes["gif"][0]="image/gif";</text:p>
          </table:table-cell>
          <table:table-cell table:style-name="ce4" table:formula="oooc:=&quot;$mimeTypes[&quot; &amp; &quot;&quot;&quot;&quot; &amp; TRIM([.A66]) &amp; &quot;&quot;&quot;&quot; &amp; &quot;][1]=&quot;  &amp; &quot;&quot;&quot;&quot; &amp; TRIM([.C66]) &amp; &quot;&quot;&quot;;&quot;" office:value-type="string" office:string-value="$mimeTypes[&quot;gif&quot;][1]=&quot;GIF-Dateien&quot;;">
            <text:p>$mimeTypes["gif"][1]="GIF-Dateien";</text:p>
          </table:table-cell>
        </table:table-row>
        <table:table-row table:style-name="ro2">
          <table:table-cell table:style-name="ce1" office:value-type="string">
            <text:p>gtar</text:p>
          </table:table-cell>
          <table:table-cell table:style-name="ce1" office:value-type="string">
            <text:p>application/x-gtar</text:p>
          </table:table-cell>
          <table:table-cell table:style-name="ce2" office:value-type="string">
            <text:p>GNU tar-Archivdateien</text:p>
          </table:table-cell>
          <table:table-cell table:formula="oooc:=&quot;$mimeTypes[&quot; &amp; &quot;&quot;&quot;&quot; &amp; TRIM([.A67]) &amp; &quot;&quot;&quot;&quot; &amp; &quot;][0]=&quot;  &amp; &quot;&quot;&quot;&quot; &amp; TRIM([.B67]) &amp; &quot;&quot;&quot;;&quot;" office:value-type="string" office:string-value="$mimeTypes[&quot;gtar&quot;][0]=&quot;application/x-gtar&quot;;">
            <text:p>$mimeTypes["gtar"][0]="application/x-gtar";</text:p>
          </table:table-cell>
          <table:table-cell table:style-name="ce4" table:formula="oooc:=&quot;$mimeTypes[&quot; &amp; &quot;&quot;&quot;&quot; &amp; TRIM([.A67]) &amp; &quot;&quot;&quot;&quot; &amp; &quot;][1]=&quot;  &amp; &quot;&quot;&quot;&quot; &amp; TRIM([.C67]) &amp; &quot;&quot;&quot;;&quot;" office:value-type="string" office:string-value="$mimeTypes[&quot;gtar&quot;][1]=&quot;GNU tar-Archivdateien&quot;;">
            <text:p>$mimeTypes["gtar"][1]="GNU tar-Archivdateien";</text:p>
          </table:table-cell>
        </table:table-row>
        <table:table-row table:style-name="ro2">
          <table:table-cell table:style-name="ce1" office:value-type="string">
            <text:p>gz</text:p>
          </table:table-cell>
          <table:table-cell table:style-name="ce1" office:value-type="string">
            <text:p>application/gzip</text:p>
          </table:table-cell>
          <table:table-cell table:style-name="ce2" office:value-type="string">
            <text:p>GNU Zip-Dateien</text:p>
          </table:table-cell>
          <table:table-cell table:formula="oooc:=&quot;$mimeTypes[&quot; &amp; &quot;&quot;&quot;&quot; &amp; TRIM([.A68]) &amp; &quot;&quot;&quot;&quot; &amp; &quot;][0]=&quot;  &amp; &quot;&quot;&quot;&quot; &amp; TRIM([.B68]) &amp; &quot;&quot;&quot;;&quot;" office:value-type="string" office:string-value="$mimeTypes[&quot;gz&quot;][0]=&quot;application/gzip&quot;;">
            <text:p>$mimeTypes["gz"][0]="application/gzip";</text:p>
          </table:table-cell>
          <table:table-cell table:style-name="ce4" table:formula="oooc:=&quot;$mimeTypes[&quot; &amp; &quot;&quot;&quot;&quot; &amp; TRIM([.A68]) &amp; &quot;&quot;&quot;&quot; &amp; &quot;][1]=&quot;  &amp; &quot;&quot;&quot;&quot; &amp; TRIM([.C68]) &amp; &quot;&quot;&quot;;&quot;" office:value-type="string" office:string-value="$mimeTypes[&quot;gz&quot;][1]=&quot;GNU Zip-Dateien&quot;;">
            <text:p>$mimeTypes["gz"][1]="GNU Zip-Dateien";</text:p>
          </table:table-cell>
        </table:table-row>
        <table:table-row table:style-name="ro2">
          <table:table-cell table:style-name="ce1" office:value-type="string">
            <text:p>hdf</text:p>
          </table:table-cell>
          <table:table-cell table:style-name="ce1" office:value-type="string">
            <text:p>application/x-hdf</text:p>
          </table:table-cell>
          <table:table-cell table:style-name="ce2" office:value-type="string">
            <text:p>HDF-Dateien</text:p>
          </table:table-cell>
          <table:table-cell table:formula="oooc:=&quot;$mimeTypes[&quot; &amp; &quot;&quot;&quot;&quot; &amp; TRIM([.A69]) &amp; &quot;&quot;&quot;&quot; &amp; &quot;][0]=&quot;  &amp; &quot;&quot;&quot;&quot; &amp; TRIM([.B69]) &amp; &quot;&quot;&quot;;&quot;" office:value-type="string" office:string-value="$mimeTypes[&quot;hdf&quot;][0]=&quot;application/x-hdf&quot;;">
            <text:p>$mimeTypes["hdf"][0]="application/x-hdf";</text:p>
          </table:table-cell>
          <table:table-cell table:style-name="ce4" table:formula="oooc:=&quot;$mimeTypes[&quot; &amp; &quot;&quot;&quot;&quot; &amp; TRIM([.A69]) &amp; &quot;&quot;&quot;&quot; &amp; &quot;][1]=&quot;  &amp; &quot;&quot;&quot;&quot; &amp; TRIM([.C69]) &amp; &quot;&quot;&quot;;&quot;" office:value-type="string" office:string-value="$mimeTypes[&quot;hdf&quot;][1]=&quot;HDF-Dateien&quot;;">
            <text:p>$mimeTypes["hdf"][1]="HDF-Dateien";</text:p>
          </table:table-cell>
        </table:table-row>
        <table:table-row table:style-name="ro2">
          <table:table-cell table:style-name="ce1" office:value-type="string">
            <text:p>hlp </text:p>
          </table:table-cell>
          <table:table-cell table:style-name="ce1" office:value-type="string">
            <text:p>application/mshelp</text:p>
          </table:table-cell>
          <table:table-cell table:style-name="ce2" office:value-type="string">
            <text:p>Microsoft Windows Hilfe Dateien</text:p>
          </table:table-cell>
          <table:table-cell table:formula="oooc:=&quot;$mimeTypes[&quot; &amp; &quot;&quot;&quot;&quot; &amp; TRIM([.A70]) &amp; &quot;&quot;&quot;&quot; &amp; &quot;][0]=&quot;  &amp; &quot;&quot;&quot;&quot; &amp; TRIM([.B70]) &amp; &quot;&quot;&quot;;&quot;" office:value-type="string" office:string-value="$mimeTypes[&quot;hlp&quot;][0]=&quot;application/mshelp&quot;;">
            <text:p>$mimeTypes["hlp"][0]="application/mshelp";</text:p>
          </table:table-cell>
          <table:table-cell table:style-name="ce4" table:formula="oooc:=&quot;$mimeTypes[&quot; &amp; &quot;&quot;&quot;&quot; &amp; TRIM([.A70]) &amp; &quot;&quot;&quot;&quot; &amp; &quot;][1]=&quot;  &amp; &quot;&quot;&quot;&quot; &amp; TRIM([.C70]) &amp; &quot;&quot;&quot;;&quot;" office:value-type="string" office:string-value="$mimeTypes[&quot;hlp&quot;][1]=&quot;Microsoft Windows Hilfe Dateien&quot;;">
            <text:p>$mimeTypes["hlp"][1]="Microsoft Windows Hilfe Dateien";</text:p>
          </table:table-cell>
        </table:table-row>
        <table:table-row table:style-name="ro2">
          <table:table-cell table:style-name="ce1" office:value-type="string">
            <text:p>hqx</text:p>
          </table:table-cell>
          <table:table-cell table:style-name="ce1" office:value-type="string">
            <text:p>application/mac-binhex40</text:p>
          </table:table-cell>
          <table:table-cell table:style-name="ce2" office:value-type="string">
            <text:p>Macintosh Binärdateien</text:p>
          </table:table-cell>
          <table:table-cell table:formula="oooc:=&quot;$mimeTypes[&quot; &amp; &quot;&quot;&quot;&quot; &amp; TRIM([.A71]) &amp; &quot;&quot;&quot;&quot; &amp; &quot;][0]=&quot;  &amp; &quot;&quot;&quot;&quot; &amp; TRIM([.B71]) &amp; &quot;&quot;&quot;;&quot;" office:value-type="string" office:string-value="$mimeTypes[&quot;hqx&quot;][0]=&quot;application/mac-binhex40&quot;;">
            <text:p>$mimeTypes["hqx"][0]="application/mac-binhex40";</text:p>
          </table:table-cell>
          <table:table-cell table:style-name="ce4" table:formula="oooc:=&quot;$mimeTypes[&quot; &amp; &quot;&quot;&quot;&quot; &amp; TRIM([.A71]) &amp; &quot;&quot;&quot;&quot; &amp; &quot;][1]=&quot;  &amp; &quot;&quot;&quot;&quot; &amp; TRIM([.C71]) &amp; &quot;&quot;&quot;;&quot;" office:value-type="string" office:string-value="$mimeTypes[&quot;hqx&quot;][1]=&quot;Macintosh Binärdateien&quot;;">
            <text:p>$mimeTypes["hqx"][1]="Macintosh Binärdateien";</text:p>
          </table:table-cell>
        </table:table-row>
        <table:table-row table:style-name="ro2">
          <table:table-cell table:style-name="ce1" office:value-type="string">
            <text:p>htm</text:p>
          </table:table-cell>
          <table:table-cell table:style-name="ce1" office:value-type="string">
            <text:p>text/html</text:p>
          </table:table-cell>
          <table:table-cell table:style-name="ce2" office:value-type="string">
            <text:p>HTML-Dateien</text:p>
          </table:table-cell>
          <table:table-cell table:formula="oooc:=&quot;$mimeTypes[&quot; &amp; &quot;&quot;&quot;&quot; &amp; TRIM([.A72]) &amp; &quot;&quot;&quot;&quot; &amp; &quot;][0]=&quot;  &amp; &quot;&quot;&quot;&quot; &amp; TRIM([.B72]) &amp; &quot;&quot;&quot;;&quot;" office:value-type="string" office:string-value="$mimeTypes[&quot;htm&quot;][0]=&quot;text/html&quot;;">
            <text:p>$mimeTypes["htm"][0]="text/html";</text:p>
          </table:table-cell>
          <table:table-cell table:style-name="ce4" table:formula="oooc:=&quot;$mimeTypes[&quot; &amp; &quot;&quot;&quot;&quot; &amp; TRIM([.A72]) &amp; &quot;&quot;&quot;&quot; &amp; &quot;][1]=&quot;  &amp; &quot;&quot;&quot;&quot; &amp; TRIM([.C72]) &amp; &quot;&quot;&quot;;&quot;" office:value-type="string" office:string-value="$mimeTypes[&quot;htm&quot;][1]=&quot;HTML-Dateien&quot;;">
            <text:p>$mimeTypes["htm"][1]="HTML-Dateien";</text:p>
          </table:table-cell>
        </table:table-row>
        <table:table-row table:style-name="ro2">
          <table:table-cell table:style-name="ce1" office:value-type="string">
            <text:p>htm </text:p>
          </table:table-cell>
          <table:table-cell table:style-name="ce1" office:value-type="string">
            <text:p>application/xhtml+xml</text:p>
          </table:table-cell>
          <table:table-cell table:style-name="ce2" office:value-type="string">
            <text:p>XHTML-Dateien</text:p>
          </table:table-cell>
          <table:table-cell table:formula="oooc:=&quot;$mimeTypes[&quot; &amp; &quot;&quot;&quot;&quot; &amp; TRIM([.A73]) &amp; &quot;&quot;&quot;&quot; &amp; &quot;][0]=&quot;  &amp; &quot;&quot;&quot;&quot; &amp; TRIM([.B73]) &amp; &quot;&quot;&quot;;&quot;" office:value-type="string" office:string-value="$mimeTypes[&quot;htm&quot;][0]=&quot;application/xhtml+xml&quot;;">
            <text:p>$mimeTypes["htm"][0]="application/xhtml+xml";</text:p>
          </table:table-cell>
          <table:table-cell table:style-name="ce4" table:formula="oooc:=&quot;$mimeTypes[&quot; &amp; &quot;&quot;&quot;&quot; &amp; TRIM([.A73]) &amp; &quot;&quot;&quot;&quot; &amp; &quot;][1]=&quot;  &amp; &quot;&quot;&quot;&quot; &amp; TRIM([.C73]) &amp; &quot;&quot;&quot;;&quot;" office:value-type="string" office:string-value="$mimeTypes[&quot;htm&quot;][1]=&quot;XHTML-Dateien&quot;;">
            <text:p>$mimeTypes["htm"][1]="XHTML-Dateien";</text:p>
          </table:table-cell>
        </table:table-row>
        <table:table-row table:style-name="ro2">
          <table:table-cell table:style-name="ce1" office:value-type="string">
            <text:p>html</text:p>
          </table:table-cell>
          <table:table-cell table:style-name="ce1" office:value-type="string">
            <text:p>application/xhtml+xml</text:p>
          </table:table-cell>
          <table:table-cell table:style-name="ce2" office:value-type="string">
            <text:p>XHTML-Dateien</text:p>
          </table:table-cell>
          <table:table-cell table:formula="oooc:=&quot;$mimeTypes[&quot; &amp; &quot;&quot;&quot;&quot; &amp; TRIM([.A74]) &amp; &quot;&quot;&quot;&quot; &amp; &quot;][0]=&quot;  &amp; &quot;&quot;&quot;&quot; &amp; TRIM([.B74]) &amp; &quot;&quot;&quot;;&quot;" office:value-type="string" office:string-value="$mimeTypes[&quot;html&quot;][0]=&quot;application/xhtml+xml&quot;;">
            <text:p>$mimeTypes["html"][0]="application/xhtml+xml";</text:p>
          </table:table-cell>
          <table:table-cell table:style-name="ce4" table:formula="oooc:=&quot;$mimeTypes[&quot; &amp; &quot;&quot;&quot;&quot; &amp; TRIM([.A74]) &amp; &quot;&quot;&quot;&quot; &amp; &quot;][1]=&quot;  &amp; &quot;&quot;&quot;&quot; &amp; TRIM([.C74]) &amp; &quot;&quot;&quot;;&quot;" office:value-type="string" office:string-value="$mimeTypes[&quot;html&quot;][1]=&quot;XHTML-Dateien&quot;;">
            <text:p>$mimeTypes["html"][1]="XHTML-Dateien";</text:p>
          </table:table-cell>
        </table:table-row>
        <table:table-row table:style-name="ro2">
          <table:table-cell table:style-name="ce1" office:value-type="string">
            <text:p>ief</text:p>
          </table:table-cell>
          <table:table-cell table:style-name="ce1" office:value-type="string">
            <text:p>image/ief</text:p>
          </table:table-cell>
          <table:table-cell table:style-name="ce2" office:value-type="string">
            <text:p>IEF-Dateien</text:p>
          </table:table-cell>
          <table:table-cell table:formula="oooc:=&quot;$mimeTypes[&quot; &amp; &quot;&quot;&quot;&quot; &amp; TRIM([.A75]) &amp; &quot;&quot;&quot;&quot; &amp; &quot;][0]=&quot;  &amp; &quot;&quot;&quot;&quot; &amp; TRIM([.B75]) &amp; &quot;&quot;&quot;;&quot;" office:value-type="string" office:string-value="$mimeTypes[&quot;ief&quot;][0]=&quot;image/ief&quot;;">
            <text:p>$mimeTypes["ief"][0]="image/ief";</text:p>
          </table:table-cell>
          <table:table-cell table:style-name="ce4" table:formula="oooc:=&quot;$mimeTypes[&quot; &amp; &quot;&quot;&quot;&quot; &amp; TRIM([.A75]) &amp; &quot;&quot;&quot;&quot; &amp; &quot;][1]=&quot;  &amp; &quot;&quot;&quot;&quot; &amp; TRIM([.C75]) &amp; &quot;&quot;&quot;;&quot;" office:value-type="string" office:string-value="$mimeTypes[&quot;ief&quot;][1]=&quot;IEF-Dateien&quot;;">
            <text:p>$mimeTypes["ief"][1]="IEF-Dateien";</text:p>
          </table:table-cell>
        </table:table-row>
        <table:table-row table:style-name="ro2">
          <table:table-cell table:style-name="ce1" office:value-type="string">
            <text:p>jpeg</text:p>
          </table:table-cell>
          <table:table-cell table:style-name="ce1" office:value-type="string">
            <text:p>image/jpeg</text:p>
          </table:table-cell>
          <table:table-cell table:style-name="ce2" office:value-type="string">
            <text:p>JPEG-Dateien</text:p>
          </table:table-cell>
          <table:table-cell table:formula="oooc:=&quot;$mimeTypes[&quot; &amp; &quot;&quot;&quot;&quot; &amp; TRIM([.A76]) &amp; &quot;&quot;&quot;&quot; &amp; &quot;][0]=&quot;  &amp; &quot;&quot;&quot;&quot; &amp; TRIM([.B76]) &amp; &quot;&quot;&quot;;&quot;" office:value-type="string" office:string-value="$mimeTypes[&quot;jpeg&quot;][0]=&quot;image/jpeg&quot;;">
            <text:p>$mimeTypes["jpeg"][0]="image/jpeg";</text:p>
          </table:table-cell>
          <table:table-cell table:style-name="ce4" table:formula="oooc:=&quot;$mimeTypes[&quot; &amp; &quot;&quot;&quot;&quot; &amp; TRIM([.A76]) &amp; &quot;&quot;&quot;&quot; &amp; &quot;][1]=&quot;  &amp; &quot;&quot;&quot;&quot; &amp; TRIM([.C76]) &amp; &quot;&quot;&quot;;&quot;" office:value-type="string" office:string-value="$mimeTypes[&quot;jpeg&quot;][1]=&quot;JPEG-Dateien&quot;;">
            <text:p>$mimeTypes["jpeg"][1]="JPEG-Dateien";</text:p>
          </table:table-cell>
        </table:table-row>
        <table:table-row table:style-name="ro2">
          <table:table-cell table:style-name="ce1" office:value-type="string">
            <text:p>js</text:p>
          </table:table-cell>
          <table:table-cell table:style-name="ce1" office:value-type="string">
            <text:p>text/javascript</text:p>
          </table:table-cell>
          <table:table-cell table:style-name="ce2" office:value-type="string">
            <text:p>JavaScript-Dateien</text:p>
          </table:table-cell>
          <table:table-cell table:formula="oooc:=&quot;$mimeTypes[&quot; &amp; &quot;&quot;&quot;&quot; &amp; TRIM([.A77]) &amp; &quot;&quot;&quot;&quot; &amp; &quot;][0]=&quot;  &amp; &quot;&quot;&quot;&quot; &amp; TRIM([.B77]) &amp; &quot;&quot;&quot;;&quot;" office:value-type="string" office:string-value="$mimeTypes[&quot;js&quot;][0]=&quot;text/javascript&quot;;">
            <text:p>$mimeTypes["js"][0]="text/javascript";</text:p>
          </table:table-cell>
          <table:table-cell table:style-name="ce4" table:formula="oooc:=&quot;$mimeTypes[&quot; &amp; &quot;&quot;&quot;&quot; &amp; TRIM([.A77]) &amp; &quot;&quot;&quot;&quot; &amp; &quot;][1]=&quot;  &amp; &quot;&quot;&quot;&quot; &amp; TRIM([.C77]) &amp; &quot;&quot;&quot;;&quot;" office:value-type="string" office:string-value="$mimeTypes[&quot;js&quot;][1]=&quot;JavaScript-Dateien&quot;;">
            <text:p>$mimeTypes["js"][1]="JavaScript-Dateien";</text:p>
          </table:table-cell>
        </table:table-row>
        <table:table-row table:style-name="ro2">
          <table:table-cell table:style-name="ce1" office:value-type="string">
            <text:p>js</text:p>
          </table:table-cell>
          <table:table-cell table:style-name="ce1" office:value-type="string">
            <text:p>application/x-javascript</text:p>
          </table:table-cell>
          <table:table-cell table:style-name="ce2" office:value-type="string">
            <text:p>serverseitige JavaScript-Dateien</text:p>
          </table:table-cell>
          <table:table-cell table:formula="oooc:=&quot;$mimeTypes[&quot; &amp; &quot;&quot;&quot;&quot; &amp; TRIM([.A78]) &amp; &quot;&quot;&quot;&quot; &amp; &quot;][0]=&quot;  &amp; &quot;&quot;&quot;&quot; &amp; TRIM([.B78]) &amp; &quot;&quot;&quot;;&quot;" office:value-type="string" office:string-value="$mimeTypes[&quot;js&quot;][0]=&quot;application/x-javascript&quot;;">
            <text:p>$mimeTypes["js"][0]="application/x-javascript";</text:p>
          </table:table-cell>
          <table:table-cell table:style-name="ce4" table:formula="oooc:=&quot;$mimeTypes[&quot; &amp; &quot;&quot;&quot;&quot; &amp; TRIM([.A78]) &amp; &quot;&quot;&quot;&quot; &amp; &quot;][1]=&quot;  &amp; &quot;&quot;&quot;&quot; &amp; TRIM([.C78]) &amp; &quot;&quot;&quot;;&quot;" office:value-type="string" office:string-value="$mimeTypes[&quot;js&quot;][1]=&quot;serverseitige JavaScript-Dateien&quot;;">
            <text:p>$mimeTypes["js"][1]="serverseitige JavaScript-Dateien";</text:p>
          </table:table-cell>
        </table:table-row>
        <table:table-row table:style-name="ro2">
          <table:table-cell table:style-name="ce1" office:value-type="string">
            <text:p>latex</text:p>
          </table:table-cell>
          <table:table-cell table:style-name="ce1" office:value-type="string">
            <text:p>application/x-latex</text:p>
          </table:table-cell>
          <table:table-cell table:style-name="ce2" office:value-type="string">
            <text:p>LaTeX-Quelldateien</text:p>
          </table:table-cell>
          <table:table-cell table:formula="oooc:=&quot;$mimeTypes[&quot; &amp; &quot;&quot;&quot;&quot; &amp; TRIM([.A79]) &amp; &quot;&quot;&quot;&quot; &amp; &quot;][0]=&quot;  &amp; &quot;&quot;&quot;&quot; &amp; TRIM([.B79]) &amp; &quot;&quot;&quot;;&quot;" office:value-type="string" office:string-value="$mimeTypes[&quot;latex&quot;][0]=&quot;application/x-latex&quot;;">
            <text:p>$mimeTypes["latex"][0]="application/x-latex";</text:p>
          </table:table-cell>
          <table:table-cell table:style-name="ce4" table:formula="oooc:=&quot;$mimeTypes[&quot; &amp; &quot;&quot;&quot;&quot; &amp; TRIM([.A79]) &amp; &quot;&quot;&quot;&quot; &amp; &quot;][1]=&quot;  &amp; &quot;&quot;&quot;&quot; &amp; TRIM([.C79]) &amp; &quot;&quot;&quot;;&quot;" office:value-type="string" office:string-value="$mimeTypes[&quot;latex&quot;][1]=&quot;LaTeX-Quelldateien&quot;;">
            <text:p>$mimeTypes["latex"][1]="LaTeX-Quelldateien";</text:p>
          </table:table-cell>
        </table:table-row>
        <table:table-row table:style-name="ro2">
          <table:table-cell table:style-name="ce1" office:value-type="string">
            <text:p>man</text:p>
          </table:table-cell>
          <table:table-cell table:style-name="ce1" office:value-type="string">
            <text:p>application/x-troff-man</text:p>
          </table:table-cell>
          <table:table-cell table:style-name="ce2" office:value-type="string">
            <text:p>TROFF-Dateien mit MAN-Makros (Unix)</text:p>
          </table:table-cell>
          <table:table-cell table:formula="oooc:=&quot;$mimeTypes[&quot; &amp; &quot;&quot;&quot;&quot; &amp; TRIM([.A80]) &amp; &quot;&quot;&quot;&quot; &amp; &quot;][0]=&quot;  &amp; &quot;&quot;&quot;&quot; &amp; TRIM([.B80]) &amp; &quot;&quot;&quot;;&quot;" office:value-type="string" office:string-value="$mimeTypes[&quot;man&quot;][0]=&quot;application/x-troff-man&quot;;">
            <text:p>$mimeTypes["man"][0]="application/x-troff-man";</text:p>
          </table:table-cell>
          <table:table-cell table:style-name="ce4" table:formula="oooc:=&quot;$mimeTypes[&quot; &amp; &quot;&quot;&quot;&quot; &amp; TRIM([.A80]) &amp; &quot;&quot;&quot;&quot; &amp; &quot;][1]=&quot;  &amp; &quot;&quot;&quot;&quot; &amp; TRIM([.C80]) &amp; &quot;&quot;&quot;;&quot;" office:value-type="string" office:string-value="$mimeTypes[&quot;man&quot;][1]=&quot;TROFF-Dateien mit MAN-Makros (Unix)&quot;;">
            <text:p>$mimeTypes["man"][1]="TROFF-Dateien mit MAN-Makros (Unix)";</text:p>
          </table:table-cell>
        </table:table-row>
        <table:table-row table:style-name="ro2">
          <table:table-cell table:style-name="ce1" office:value-type="string">
            <text:p>mbd</text:p>
          </table:table-cell>
          <table:table-cell table:style-name="ce1" office:value-type="string">
            <text:p>application/mbedlet</text:p>
          </table:table-cell>
          <table:table-cell table:style-name="ce2" office:value-type="string">
            <text:p>Mbedlet-Dateien</text:p>
          </table:table-cell>
          <table:table-cell table:formula="oooc:=&quot;$mimeTypes[&quot; &amp; &quot;&quot;&quot;&quot; &amp; TRIM([.A81]) &amp; &quot;&quot;&quot;&quot; &amp; &quot;][0]=&quot;  &amp; &quot;&quot;&quot;&quot; &amp; TRIM([.B81]) &amp; &quot;&quot;&quot;;&quot;" office:value-type="string" office:string-value="$mimeTypes[&quot;mbd&quot;][0]=&quot;application/mbedlet&quot;;">
            <text:p>$mimeTypes["mbd"][0]="application/mbedlet";</text:p>
          </table:table-cell>
          <table:table-cell table:style-name="ce4" table:formula="oooc:=&quot;$mimeTypes[&quot; &amp; &quot;&quot;&quot;&quot; &amp; TRIM([.A81]) &amp; &quot;&quot;&quot;&quot; &amp; &quot;][1]=&quot;  &amp; &quot;&quot;&quot;&quot; &amp; TRIM([.C81]) &amp; &quot;&quot;&quot;;&quot;" office:value-type="string" office:string-value="$mimeTypes[&quot;mbd&quot;][1]=&quot;Mbedlet-Dateien&quot;;">
            <text:p>$mimeTypes["mbd"][1]="Mbedlet-Dateien";</text:p>
          </table:table-cell>
        </table:table-row>
        <table:table-row table:style-name="ro2">
          <table:table-cell table:style-name="ce1" office:value-type="string">
            <text:p>mcf</text:p>
          </table:table-cell>
          <table:table-cell table:style-name="ce1" office:value-type="string">
            <text:p>image/vasa</text:p>
          </table:table-cell>
          <table:table-cell table:style-name="ce2" office:value-type="string">
            <text:p>Vasa-Dateien</text:p>
          </table:table-cell>
          <table:table-cell table:formula="oooc:=&quot;$mimeTypes[&quot; &amp; &quot;&quot;&quot;&quot; &amp; TRIM([.A82]) &amp; &quot;&quot;&quot;&quot; &amp; &quot;][0]=&quot;  &amp; &quot;&quot;&quot;&quot; &amp; TRIM([.B82]) &amp; &quot;&quot;&quot;;&quot;" office:value-type="string" office:string-value="$mimeTypes[&quot;mcf&quot;][0]=&quot;image/vasa&quot;;">
            <text:p>$mimeTypes["mcf"][0]="image/vasa";</text:p>
          </table:table-cell>
          <table:table-cell table:style-name="ce4" table:formula="oooc:=&quot;$mimeTypes[&quot; &amp; &quot;&quot;&quot;&quot; &amp; TRIM([.A82]) &amp; &quot;&quot;&quot;&quot; &amp; &quot;][1]=&quot;  &amp; &quot;&quot;&quot;&quot; &amp; TRIM([.C82]) &amp; &quot;&quot;&quot;;&quot;" office:value-type="string" office:string-value="$mimeTypes[&quot;mcf&quot;][1]=&quot;Vasa-Dateien&quot;;">
            <text:p>$mimeTypes["mcf"][1]="Vasa-Dateien";</text:p>
          </table:table-cell>
        </table:table-row>
        <table:table-row table:style-name="ro2">
          <table:table-cell table:style-name="ce1" office:value-type="string">
            <text:p>me</text:p>
          </table:table-cell>
          <table:table-cell table:style-name="ce1" office:value-type="string">
            <text:p>application/x-troff-me</text:p>
          </table:table-cell>
          <table:table-cell table:style-name="ce2" office:value-type="string">
            <text:p>TROFF-Dateien mit ME-Makros (Unix)</text:p>
          </table:table-cell>
          <table:table-cell table:formula="oooc:=&quot;$mimeTypes[&quot; &amp; &quot;&quot;&quot;&quot; &amp; TRIM([.A83]) &amp; &quot;&quot;&quot;&quot; &amp; &quot;][0]=&quot;  &amp; &quot;&quot;&quot;&quot; &amp; TRIM([.B83]) &amp; &quot;&quot;&quot;;&quot;" office:value-type="string" office:string-value="$mimeTypes[&quot;me&quot;][0]=&quot;application/x-troff-me&quot;;">
            <text:p>$mimeTypes["me"][0]="application/x-troff-me";</text:p>
          </table:table-cell>
          <table:table-cell table:style-name="ce4" table:formula="oooc:=&quot;$mimeTypes[&quot; &amp; &quot;&quot;&quot;&quot; &amp; TRIM([.A83]) &amp; &quot;&quot;&quot;&quot; &amp; &quot;][1]=&quot;  &amp; &quot;&quot;&quot;&quot; &amp; TRIM([.C83]) &amp; &quot;&quot;&quot;;&quot;" office:value-type="string" office:string-value="$mimeTypes[&quot;me&quot;][1]=&quot;TROFF-Dateien mit ME-Makros (Unix)&quot;;">
            <text:p>$mimeTypes["me"][1]="TROFF-Dateien mit ME-Makros (Unix)";</text:p>
          </table:table-cell>
        </table:table-row>
        <table:table-row table:style-name="ro2">
          <table:table-cell table:style-name="ce1" office:value-type="string">
            <text:p>mid</text:p>
          </table:table-cell>
          <table:table-cell table:style-name="ce1" office:value-type="string">
            <text:p>audio/x-midi</text:p>
          </table:table-cell>
          <table:table-cell table:style-name="ce2" office:value-type="string">
            <text:p>MIDI-Dateien</text:p>
          </table:table-cell>
          <table:table-cell table:formula="oooc:=&quot;$mimeTypes[&quot; &amp; &quot;&quot;&quot;&quot; &amp; TRIM([.A84]) &amp; &quot;&quot;&quot;&quot; &amp; &quot;][0]=&quot;  &amp; &quot;&quot;&quot;&quot; &amp; TRIM([.B84]) &amp; &quot;&quot;&quot;;&quot;" office:value-type="string" office:string-value="$mimeTypes[&quot;mid&quot;][0]=&quot;audio/x-midi&quot;;">
            <text:p>$mimeTypes["mid"][0]="audio/x-midi";</text:p>
          </table:table-cell>
          <table:table-cell table:style-name="ce4" table:formula="oooc:=&quot;$mimeTypes[&quot; &amp; &quot;&quot;&quot;&quot; &amp; TRIM([.A84]) &amp; &quot;&quot;&quot;&quot; &amp; &quot;][1]=&quot;  &amp; &quot;&quot;&quot;&quot; &amp; TRIM([.C84]) &amp; &quot;&quot;&quot;;&quot;" office:value-type="string" office:string-value="$mimeTypes[&quot;mid&quot;][1]=&quot;MIDI-Dateien&quot;;">
            <text:p>$mimeTypes["mid"][1]="MIDI-Dateien";</text:p>
          </table:table-cell>
        </table:table-row>
        <table:table-row table:style-name="ro2">
          <table:table-cell table:style-name="ce1" office:value-type="string">
            <text:p>mif</text:p>
          </table:table-cell>
          <table:table-cell table:style-name="ce1" office:value-type="string">
            <text:p>application/mif</text:p>
          </table:table-cell>
          <table:table-cell table:style-name="ce2" office:value-type="string">
            <text:p>FrameMaker Interchange Format Dateien</text:p>
          </table:table-cell>
          <table:table-cell table:formula="oooc:=&quot;$mimeTypes[&quot; &amp; &quot;&quot;&quot;&quot; &amp; TRIM([.A85]) &amp; &quot;&quot;&quot;&quot; &amp; &quot;][0]=&quot;  &amp; &quot;&quot;&quot;&quot; &amp; TRIM([.B85]) &amp; &quot;&quot;&quot;;&quot;" office:value-type="string" office:string-value="$mimeTypes[&quot;mif&quot;][0]=&quot;application/mif&quot;;">
            <text:p>$mimeTypes["mif"][0]="application/mif";</text:p>
          </table:table-cell>
          <table:table-cell table:style-name="ce4" table:formula="oooc:=&quot;$mimeTypes[&quot; &amp; &quot;&quot;&quot;&quot; &amp; TRIM([.A85]) &amp; &quot;&quot;&quot;&quot; &amp; &quot;][1]=&quot;  &amp; &quot;&quot;&quot;&quot; &amp; TRIM([.C85]) &amp; &quot;&quot;&quot;;&quot;" office:value-type="string" office:string-value="$mimeTypes[&quot;mif&quot;][1]=&quot;FrameMaker Interchange Format Dateien&quot;;">
            <text:p>$mimeTypes["mif"][1]="FrameMaker Interchange Format Dateien";</text:p>
          </table:table-cell>
        </table:table-row>
        <table:table-row table:style-name="ro2">
          <table:table-cell table:style-name="ce1" office:value-type="string">
            <text:p>movie</text:p>
          </table:table-cell>
          <table:table-cell table:style-name="ce1" office:value-type="string">
            <text:p>video/x-sgi-movie</text:p>
          </table:table-cell>
          <table:table-cell table:style-name="ce2" office:value-type="string">
            <text:p>Movie-Dateien</text:p>
          </table:table-cell>
          <table:table-cell table:formula="oooc:=&quot;$mimeTypes[&quot; &amp; &quot;&quot;&quot;&quot; &amp; TRIM([.A86]) &amp; &quot;&quot;&quot;&quot; &amp; &quot;][0]=&quot;  &amp; &quot;&quot;&quot;&quot; &amp; TRIM([.B86]) &amp; &quot;&quot;&quot;;&quot;" office:value-type="string" office:string-value="$mimeTypes[&quot;movie&quot;][0]=&quot;video/x-sgi-movie&quot;;">
            <text:p>$mimeTypes["movie"][0]="video/x-sgi-movie";</text:p>
          </table:table-cell>
          <table:table-cell table:style-name="ce4" table:formula="oooc:=&quot;$mimeTypes[&quot; &amp; &quot;&quot;&quot;&quot; &amp; TRIM([.A86]) &amp; &quot;&quot;&quot;&quot; &amp; &quot;][1]=&quot;  &amp; &quot;&quot;&quot;&quot; &amp; TRIM([.C86]) &amp; &quot;&quot;&quot;;&quot;" office:value-type="string" office:string-value="$mimeTypes[&quot;movie&quot;][1]=&quot;Movie-Dateien&quot;;">
            <text:p>$mimeTypes["movie"][1]="Movie-Dateien";</text:p>
          </table:table-cell>
        </table:table-row>
        <table:table-row table:style-name="ro2">
          <table:table-cell table:style-name="ce1" office:value-type="string">
            <text:p>mp2</text:p>
          </table:table-cell>
          <table:table-cell table:style-name="ce1" office:value-type="string">
            <text:p>audio/x-mpeg</text:p>
          </table:table-cell>
          <table:table-cell table:style-name="ce2" office:value-type="string">
            <text:p>MPEG-Dateien</text:p>
          </table:table-cell>
          <table:table-cell table:formula="oooc:=&quot;$mimeTypes[&quot; &amp; &quot;&quot;&quot;&quot; &amp; TRIM([.A87]) &amp; &quot;&quot;&quot;&quot; &amp; &quot;][0]=&quot;  &amp; &quot;&quot;&quot;&quot; &amp; TRIM([.B87]) &amp; &quot;&quot;&quot;;&quot;" office:value-type="string" office:string-value="$mimeTypes[&quot;mp2&quot;][0]=&quot;audio/x-mpeg&quot;;">
            <text:p>$mimeTypes["mp2"][0]="audio/x-mpeg";</text:p>
          </table:table-cell>
          <table:table-cell table:style-name="ce4" table:formula="oooc:=&quot;$mimeTypes[&quot; &amp; &quot;&quot;&quot;&quot; &amp; TRIM([.A87]) &amp; &quot;&quot;&quot;&quot; &amp; &quot;][1]=&quot;  &amp; &quot;&quot;&quot;&quot; &amp; TRIM([.C87]) &amp; &quot;&quot;&quot;;&quot;" office:value-type="string" office:string-value="$mimeTypes[&quot;mp2&quot;][1]=&quot;MPEG-Dateien&quot;;">
            <text:p>$mimeTypes["mp2"][1]="MPEG-Dateien";</text:p>
          </table:table-cell>
        </table:table-row>
        <table:table-row table:style-name="ro2">
          <table:table-cell table:style-name="ce1" office:value-type="string">
            <text:p>mpeg</text:p>
          </table:table-cell>
          <table:table-cell table:style-name="ce1" office:value-type="string">
            <text:p>video/mpeg</text:p>
          </table:table-cell>
          <table:table-cell table:style-name="ce2" office:value-type="string">
            <text:p>MPEG-Dateien</text:p>
          </table:table-cell>
          <table:table-cell table:formula="oooc:=&quot;$mimeTypes[&quot; &amp; &quot;&quot;&quot;&quot; &amp; TRIM([.A88]) &amp; &quot;&quot;&quot;&quot; &amp; &quot;][0]=&quot;  &amp; &quot;&quot;&quot;&quot; &amp; TRIM([.B88]) &amp; &quot;&quot;&quot;;&quot;" office:value-type="string" office:string-value="$mimeTypes[&quot;mpeg&quot;][0]=&quot;video/mpeg&quot;;">
            <text:p>$mimeTypes["mpeg"][0]="video/mpeg";</text:p>
          </table:table-cell>
          <table:table-cell table:style-name="ce4" table:formula="oooc:=&quot;$mimeTypes[&quot; &amp; &quot;&quot;&quot;&quot; &amp; TRIM([.A88]) &amp; &quot;&quot;&quot;&quot; &amp; &quot;][1]=&quot;  &amp; &quot;&quot;&quot;&quot; &amp; TRIM([.C88]) &amp; &quot;&quot;&quot;;&quot;" office:value-type="string" office:string-value="$mimeTypes[&quot;mpeg&quot;][1]=&quot;MPEG-Dateien&quot;;">
            <text:p>$mimeTypes["mpeg"][1]="MPEG-Dateien";</text:p>
          </table:table-cell>
        </table:table-row>
        <table:table-row table:style-name="ro2">
          <table:table-cell table:style-name="ce1" office:value-type="string">
            <text:p>nc</text:p>
          </table:table-cell>
          <table:table-cell table:style-name="ce1" office:value-type="string">
            <text:p>application/x-netcdf</text:p>
          </table:table-cell>
          <table:table-cell table:style-name="ce2" office:value-type="string">
            <text:p>Unidata CDF-Dateien</text:p>
          </table:table-cell>
          <table:table-cell table:formula="oooc:=&quot;$mimeTypes[&quot; &amp; &quot;&quot;&quot;&quot; &amp; TRIM([.A89]) &amp; &quot;&quot;&quot;&quot; &amp; &quot;][0]=&quot;  &amp; &quot;&quot;&quot;&quot; &amp; TRIM([.B89]) &amp; &quot;&quot;&quot;;&quot;" office:value-type="string" office:string-value="$mimeTypes[&quot;nc&quot;][0]=&quot;application/x-netcdf&quot;;">
            <text:p>$mimeTypes["nc"][0]="application/x-netcdf";</text:p>
          </table:table-cell>
          <table:table-cell table:style-name="ce4" table:formula="oooc:=&quot;$mimeTypes[&quot; &amp; &quot;&quot;&quot;&quot; &amp; TRIM([.A89]) &amp; &quot;&quot;&quot;&quot; &amp; &quot;][1]=&quot;  &amp; &quot;&quot;&quot;&quot; &amp; TRIM([.C89]) &amp; &quot;&quot;&quot;;&quot;" office:value-type="string" office:string-value="$mimeTypes[&quot;nc&quot;][1]=&quot;Unidata CDF-Dateien&quot;;">
            <text:p>$mimeTypes["nc"][1]="Unidata CDF-Dateien";</text:p>
          </table:table-cell>
        </table:table-row>
        <table:table-row table:style-name="ro2">
          <table:table-cell table:style-name="ce1" office:value-type="string">
            <text:p>nsc</text:p>
          </table:table-cell>
          <table:table-cell table:style-name="ce1" office:value-type="string">
            <text:p>application/x-nschat</text:p>
          </table:table-cell>
          <table:table-cell table:style-name="ce2" office:value-type="string">
            <text:p>NS Chat-Dateien</text:p>
          </table:table-cell>
          <table:table-cell table:formula="oooc:=&quot;$mimeTypes[&quot; &amp; &quot;&quot;&quot;&quot; &amp; TRIM([.A90]) &amp; &quot;&quot;&quot;&quot; &amp; &quot;][0]=&quot;  &amp; &quot;&quot;&quot;&quot; &amp; TRIM([.B90]) &amp; &quot;&quot;&quot;;&quot;" office:value-type="string" office:string-value="$mimeTypes[&quot;nsc&quot;][0]=&quot;application/x-nschat&quot;;">
            <text:p>$mimeTypes["nsc"][0]="application/x-nschat";</text:p>
          </table:table-cell>
          <table:table-cell table:style-name="ce4" table:formula="oooc:=&quot;$mimeTypes[&quot; &amp; &quot;&quot;&quot;&quot; &amp; TRIM([.A90]) &amp; &quot;&quot;&quot;&quot; &amp; &quot;][1]=&quot;  &amp; &quot;&quot;&quot;&quot; &amp; TRIM([.C90]) &amp; &quot;&quot;&quot;;&quot;" office:value-type="string" office:string-value="$mimeTypes[&quot;nsc&quot;][1]=&quot;NS Chat-Dateien&quot;;">
            <text:p>$mimeTypes["nsc"][1]="NS Chat-Dateien";</text:p>
          </table:table-cell>
        </table:table-row>
        <table:table-row table:style-name="ro2">
          <table:table-cell table:style-name="ce1" office:value-type="string">
            <text:p>oda</text:p>
          </table:table-cell>
          <table:table-cell table:style-name="ce1" office:value-type="string">
            <text:p>application/oda</text:p>
          </table:table-cell>
          <table:table-cell table:style-name="ce2" office:value-type="string">
            <text:p>Oda-Dateien</text:p>
          </table:table-cell>
          <table:table-cell table:formula="oooc:=&quot;$mimeTypes[&quot; &amp; &quot;&quot;&quot;&quot; &amp; TRIM([.A91]) &amp; &quot;&quot;&quot;&quot; &amp; &quot;][0]=&quot;  &amp; &quot;&quot;&quot;&quot; &amp; TRIM([.B91]) &amp; &quot;&quot;&quot;;&quot;" office:value-type="string" office:string-value="$mimeTypes[&quot;oda&quot;][0]=&quot;application/oda&quot;;">
            <text:p>$mimeTypes["oda"][0]="application/oda";</text:p>
          </table:table-cell>
          <table:table-cell table:style-name="ce4" table:formula="oooc:=&quot;$mimeTypes[&quot; &amp; &quot;&quot;&quot;&quot; &amp; TRIM([.A91]) &amp; &quot;&quot;&quot;&quot; &amp; &quot;][1]=&quot;  &amp; &quot;&quot;&quot;&quot; &amp; TRIM([.C91]) &amp; &quot;&quot;&quot;;&quot;" office:value-type="string" office:string-value="$mimeTypes[&quot;oda&quot;][1]=&quot;Oda-Dateien&quot;;">
            <text:p>$mimeTypes["oda"][1]="Oda-Dateien";</text:p>
          </table:table-cell>
        </table:table-row>
        <table:table-row table:style-name="ro2">
          <table:table-cell table:style-name="ce1" office:value-type="string">
            <text:p>pbm</text:p>
          </table:table-cell>
          <table:table-cell table:style-name="ce1" office:value-type="string">
            <text:p>image/x-portable-bitmap</text:p>
          </table:table-cell>
          <table:table-cell table:style-name="ce2" office:value-type="string">
            <text:p>PBM Bitmap Dateien</text:p>
          </table:table-cell>
          <table:table-cell table:formula="oooc:=&quot;$mimeTypes[&quot; &amp; &quot;&quot;&quot;&quot; &amp; TRIM([.A92]) &amp; &quot;&quot;&quot;&quot; &amp; &quot;][0]=&quot;  &amp; &quot;&quot;&quot;&quot; &amp; TRIM([.B92]) &amp; &quot;&quot;&quot;;&quot;" office:value-type="string" office:string-value="$mimeTypes[&quot;pbm&quot;][0]=&quot;image/x-portable-bitmap&quot;;">
            <text:p>$mimeTypes["pbm"][0]="image/x-portable-bitmap";</text:p>
          </table:table-cell>
          <table:table-cell table:style-name="ce4" table:formula="oooc:=&quot;$mimeTypes[&quot; &amp; &quot;&quot;&quot;&quot; &amp; TRIM([.A92]) &amp; &quot;&quot;&quot;&quot; &amp; &quot;][1]=&quot;  &amp; &quot;&quot;&quot;&quot; &amp; TRIM([.C92]) &amp; &quot;&quot;&quot;;&quot;" office:value-type="string" office:string-value="$mimeTypes[&quot;pbm&quot;][1]=&quot;PBM Bitmap Dateien&quot;;">
            <text:p>$mimeTypes["pbm"][1]="PBM Bitmap Dateien";</text:p>
          </table:table-cell>
        </table:table-row>
        <table:table-row table:style-name="ro2">
          <table:table-cell table:style-name="ce1" office:value-type="string">
            <text:p>pdf</text:p>
          </table:table-cell>
          <table:table-cell table:style-name="ce1" office:value-type="string">
            <text:p>application/pdf</text:p>
          </table:table-cell>
          <table:table-cell table:style-name="ce2" office:value-type="string">
            <text:p>Adobe PDF-Dateien</text:p>
          </table:table-cell>
          <table:table-cell table:formula="oooc:=&quot;$mimeTypes[&quot; &amp; &quot;&quot;&quot;&quot; &amp; TRIM([.A93]) &amp; &quot;&quot;&quot;&quot; &amp; &quot;][0]=&quot;  &amp; &quot;&quot;&quot;&quot; &amp; TRIM([.B93]) &amp; &quot;&quot;&quot;;&quot;" office:value-type="string" office:string-value="$mimeTypes[&quot;pdf&quot;][0]=&quot;application/pdf&quot;;">
            <text:p>$mimeTypes["pdf"][0]="application/pdf";</text:p>
          </table:table-cell>
          <table:table-cell table:style-name="ce4" table:formula="oooc:=&quot;$mimeTypes[&quot; &amp; &quot;&quot;&quot;&quot; &amp; TRIM([.A93]) &amp; &quot;&quot;&quot;&quot; &amp; &quot;][1]=&quot;  &amp; &quot;&quot;&quot;&quot; &amp; TRIM([.C93]) &amp; &quot;&quot;&quot;;&quot;" office:value-type="string" office:string-value="$mimeTypes[&quot;pdf&quot;][1]=&quot;Adobe PDF-Dateien&quot;;">
            <text:p>$mimeTypes["pdf"][1]="Adobe PDF-Dateien";</text:p>
          </table:table-cell>
        </table:table-row>
        <table:table-row table:style-name="ro2">
          <table:table-cell table:style-name="ce1" office:value-type="string">
            <text:p>pgm</text:p>
          </table:table-cell>
          <table:table-cell table:style-name="ce1" office:value-type="string">
            <text:p>image/x-portable-graymap</text:p>
          </table:table-cell>
          <table:table-cell table:style-name="ce2" office:value-type="string">
            <text:p>PBM Graymap Dateien</text:p>
          </table:table-cell>
          <table:table-cell table:formula="oooc:=&quot;$mimeTypes[&quot; &amp; &quot;&quot;&quot;&quot; &amp; TRIM([.A94]) &amp; &quot;&quot;&quot;&quot; &amp; &quot;][0]=&quot;  &amp; &quot;&quot;&quot;&quot; &amp; TRIM([.B94]) &amp; &quot;&quot;&quot;;&quot;" office:value-type="string" office:string-value="$mimeTypes[&quot;pgm&quot;][0]=&quot;image/x-portable-graymap&quot;;">
            <text:p>$mimeTypes["pgm"][0]="image/x-portable-graymap";</text:p>
          </table:table-cell>
          <table:table-cell table:style-name="ce4" table:formula="oooc:=&quot;$mimeTypes[&quot; &amp; &quot;&quot;&quot;&quot; &amp; TRIM([.A94]) &amp; &quot;&quot;&quot;&quot; &amp; &quot;][1]=&quot;  &amp; &quot;&quot;&quot;&quot; &amp; TRIM([.C94]) &amp; &quot;&quot;&quot;;&quot;" office:value-type="string" office:string-value="$mimeTypes[&quot;pgm&quot;][1]=&quot;PBM Graymap Dateien&quot;;">
            <text:p>$mimeTypes["pgm"][1]="PBM Graymap Dateien";</text:p>
          </table:table-cell>
        </table:table-row>
        <table:table-row table:style-name="ro2">
          <table:table-cell table:style-name="ce1" office:value-type="string">
            <text:p>php</text:p>
          </table:table-cell>
          <table:table-cell table:style-name="ce1" office:value-type="string">
            <text:p>application/x-httpd-php</text:p>
          </table:table-cell>
          <table:table-cell table:style-name="ce2" office:value-type="string">
            <text:p>PHP-Dateien</text:p>
          </table:table-cell>
          <table:table-cell table:formula="oooc:=&quot;$mimeTypes[&quot; &amp; &quot;&quot;&quot;&quot; &amp; TRIM([.A95]) &amp; &quot;&quot;&quot;&quot; &amp; &quot;][0]=&quot;  &amp; &quot;&quot;&quot;&quot; &amp; TRIM([.B95]) &amp; &quot;&quot;&quot;;&quot;" office:value-type="string" office:string-value="$mimeTypes[&quot;php&quot;][0]=&quot;application/x-httpd-php&quot;;">
            <text:p>$mimeTypes["php"][0]="application/x-httpd-php";</text:p>
          </table:table-cell>
          <table:table-cell table:style-name="ce4" table:formula="oooc:=&quot;$mimeTypes[&quot; &amp; &quot;&quot;&quot;&quot; &amp; TRIM([.A95]) &amp; &quot;&quot;&quot;&quot; &amp; &quot;][1]=&quot;  &amp; &quot;&quot;&quot;&quot; &amp; TRIM([.C95]) &amp; &quot;&quot;&quot;;&quot;" office:value-type="string" office:string-value="$mimeTypes[&quot;php&quot;][1]=&quot;PHP-Dateien&quot;;">
            <text:p>$mimeTypes["php"][1]="PHP-Dateien";</text:p>
          </table:table-cell>
        </table:table-row>
        <table:table-row table:style-name="ro2">
          <table:table-cell table:style-name="ce1" office:value-type="string">
            <text:p>png</text:p>
          </table:table-cell>
          <table:table-cell table:style-name="ce1" office:value-type="string">
            <text:p>image/png</text:p>
          </table:table-cell>
          <table:table-cell table:style-name="ce2" office:value-type="string">
            <text:p>PNG-Dateien</text:p>
          </table:table-cell>
          <table:table-cell table:formula="oooc:=&quot;$mimeTypes[&quot; &amp; &quot;&quot;&quot;&quot; &amp; TRIM([.A96]) &amp; &quot;&quot;&quot;&quot; &amp; &quot;][0]=&quot;  &amp; &quot;&quot;&quot;&quot; &amp; TRIM([.B96]) &amp; &quot;&quot;&quot;;&quot;" office:value-type="string" office:string-value="$mimeTypes[&quot;png&quot;][0]=&quot;image/png&quot;;">
            <text:p>$mimeTypes["png"][0]="image/png";</text:p>
          </table:table-cell>
          <table:table-cell table:style-name="ce4" table:formula="oooc:=&quot;$mimeTypes[&quot; &amp; &quot;&quot;&quot;&quot; &amp; TRIM([.A96]) &amp; &quot;&quot;&quot;&quot; &amp; &quot;][1]=&quot;  &amp; &quot;&quot;&quot;&quot; &amp; TRIM([.C96]) &amp; &quot;&quot;&quot;;&quot;" office:value-type="string" office:string-value="$mimeTypes[&quot;png&quot;][1]=&quot;PNG-Dateien&quot;;">
            <text:p>$mimeTypes["png"][1]="PNG-Dateien";</text:p>
          </table:table-cell>
        </table:table-row>
        <table:table-row table:style-name="ro2">
          <table:table-cell table:style-name="ce1" office:value-type="string">
            <text:p>pnm</text:p>
          </table:table-cell>
          <table:table-cell table:style-name="ce1" office:value-type="string">
            <text:p>image/x-portable-anymap</text:p>
          </table:table-cell>
          <table:table-cell table:style-name="ce2" office:value-type="string">
            <text:p>PBM Anymap Dateien</text:p>
          </table:table-cell>
          <table:table-cell table:formula="oooc:=&quot;$mimeTypes[&quot; &amp; &quot;&quot;&quot;&quot; &amp; TRIM([.A97]) &amp; &quot;&quot;&quot;&quot; &amp; &quot;][0]=&quot;  &amp; &quot;&quot;&quot;&quot; &amp; TRIM([.B97]) &amp; &quot;&quot;&quot;;&quot;" office:value-type="string" office:string-value="$mimeTypes[&quot;pnm&quot;][0]=&quot;image/x-portable-anymap&quot;;">
            <text:p>$mimeTypes["pnm"][0]="image/x-portable-anymap";</text:p>
          </table:table-cell>
          <table:table-cell table:style-name="ce4" table:formula="oooc:=&quot;$mimeTypes[&quot; &amp; &quot;&quot;&quot;&quot; &amp; TRIM([.A97]) &amp; &quot;&quot;&quot;&quot; &amp; &quot;][1]=&quot;  &amp; &quot;&quot;&quot;&quot; &amp; TRIM([.C97]) &amp; &quot;&quot;&quot;;&quot;" office:value-type="string" office:string-value="$mimeTypes[&quot;pnm&quot;][1]=&quot;PBM Anymap Dateien&quot;;">
            <text:p>$mimeTypes["pnm"][1]="PBM Anymap Dateien";</text:p>
          </table:table-cell>
        </table:table-row>
        <table:table-row table:style-name="ro2">
          <table:table-cell table:style-name="ce1" office:value-type="string">
            <text:p>pot</text:p>
          </table:table-cell>
          <table:table-cell table:style-name="ce1" office:value-type="string">
            <text:p>application/mspowerpoint</text:p>
          </table:table-cell>
          <table:table-cell table:style-name="ce2" office:value-type="string">
            <text:p>Microsoft Powerpoint Dateien</text:p>
          </table:table-cell>
          <table:table-cell table:formula="oooc:=&quot;$mimeTypes[&quot; &amp; &quot;&quot;&quot;&quot; &amp; TRIM([.A98]) &amp; &quot;&quot;&quot;&quot; &amp; &quot;][0]=&quot;  &amp; &quot;&quot;&quot;&quot; &amp; TRIM([.B98]) &amp; &quot;&quot;&quot;;&quot;" office:value-type="string" office:string-value="$mimeTypes[&quot;pot&quot;][0]=&quot;application/mspowerpoint&quot;;">
            <text:p>$mimeTypes["pot"][0]="application/mspowerpoint";</text:p>
          </table:table-cell>
          <table:table-cell table:style-name="ce4" table:formula="oooc:=&quot;$mimeTypes[&quot; &amp; &quot;&quot;&quot;&quot; &amp; TRIM([.A98]) &amp; &quot;&quot;&quot;&quot; &amp; &quot;][1]=&quot;  &amp; &quot;&quot;&quot;&quot; &amp; TRIM([.C98]) &amp; &quot;&quot;&quot;;&quot;" office:value-type="string" office:string-value="$mimeTypes[&quot;pot&quot;][1]=&quot;Microsoft Powerpoint Dateien&quot;;">
            <text:p>$mimeTypes["pot"][1]="Microsoft Powerpoint Dateien";</text:p>
          </table:table-cell>
        </table:table-row>
        <table:table-row table:style-name="ro2">
          <table:table-cell table:style-name="ce1" office:value-type="string">
            <text:p>ppm</text:p>
          </table:table-cell>
          <table:table-cell table:style-name="ce1" office:value-type="string">
            <text:p>image/x-portable-pixmap</text:p>
          </table:table-cell>
          <table:table-cell table:style-name="ce2" office:value-type="string">
            <text:p>PBM Pixmap Dateien</text:p>
          </table:table-cell>
          <table:table-cell table:formula="oooc:=&quot;$mimeTypes[&quot; &amp; &quot;&quot;&quot;&quot; &amp; TRIM([.A99]) &amp; &quot;&quot;&quot;&quot; &amp; &quot;][0]=&quot;  &amp; &quot;&quot;&quot;&quot; &amp; TRIM([.B99]) &amp; &quot;&quot;&quot;;&quot;" office:value-type="string" office:string-value="$mimeTypes[&quot;ppm&quot;][0]=&quot;image/x-portable-pixmap&quot;;">
            <text:p>$mimeTypes["ppm"][0]="image/x-portable-pixmap";</text:p>
          </table:table-cell>
          <table:table-cell table:style-name="ce4" table:formula="oooc:=&quot;$mimeTypes[&quot; &amp; &quot;&quot;&quot;&quot; &amp; TRIM([.A99]) &amp; &quot;&quot;&quot;&quot; &amp; &quot;][1]=&quot;  &amp; &quot;&quot;&quot;&quot; &amp; TRIM([.C99]) &amp; &quot;&quot;&quot;;&quot;" office:value-type="string" office:string-value="$mimeTypes[&quot;ppm&quot;][1]=&quot;PBM Pixmap Dateien&quot;;">
            <text:p>$mimeTypes["ppm"][1]="PBM Pixmap Dateien";</text:p>
          </table:table-cell>
        </table:table-row>
        <table:table-row table:style-name="ro2">
          <table:table-cell table:style-name="ce1" office:value-type="string">
            <text:p>pps </text:p>
          </table:table-cell>
          <table:table-cell table:style-name="ce1" office:value-type="string">
            <text:p>application/mspowerpoint</text:p>
          </table:table-cell>
          <table:table-cell table:style-name="ce2" office:value-type="string">
            <text:p>Microsoft Powerpoint Dateien</text:p>
          </table:table-cell>
          <table:table-cell table:formula="oooc:=&quot;$mimeTypes[&quot; &amp; &quot;&quot;&quot;&quot; &amp; TRIM([.A100]) &amp; &quot;&quot;&quot;&quot; &amp; &quot;][0]=&quot;  &amp; &quot;&quot;&quot;&quot; &amp; TRIM([.B100]) &amp; &quot;&quot;&quot;;&quot;" office:value-type="string" office:string-value="$mimeTypes[&quot;pps&quot;][0]=&quot;application/mspowerpoint&quot;;">
            <text:p>$mimeTypes["pps"][0]="application/mspowerpoint";</text:p>
          </table:table-cell>
          <table:table-cell table:style-name="ce4" table:formula="oooc:=&quot;$mimeTypes[&quot; &amp; &quot;&quot;&quot;&quot; &amp; TRIM([.A100]) &amp; &quot;&quot;&quot;&quot; &amp; &quot;][1]=&quot;  &amp; &quot;&quot;&quot;&quot; &amp; TRIM([.C100]) &amp; &quot;&quot;&quot;;&quot;" office:value-type="string" office:string-value="$mimeTypes[&quot;pps&quot;][1]=&quot;Microsoft Powerpoint Dateien&quot;;">
            <text:p>$mimeTypes["pps"][1]="Microsoft Powerpoint Dateien";</text:p>
          </table:table-cell>
        </table:table-row>
        <table:table-row table:style-name="ro2">
          <table:table-cell table:style-name="ce1" office:value-type="string">
            <text:p>ppt </text:p>
          </table:table-cell>
          <table:table-cell table:style-name="ce1" office:value-type="string">
            <text:p>application/mspowerpoint</text:p>
          </table:table-cell>
          <table:table-cell table:style-name="ce2" office:value-type="string">
            <text:p>Microsoft Powerpoint Dateien</text:p>
          </table:table-cell>
          <table:table-cell table:formula="oooc:=&quot;$mimeTypes[&quot; &amp; &quot;&quot;&quot;&quot; &amp; TRIM([.A101]) &amp; &quot;&quot;&quot;&quot; &amp; &quot;][0]=&quot;  &amp; &quot;&quot;&quot;&quot; &amp; TRIM([.B101]) &amp; &quot;&quot;&quot;;&quot;" office:value-type="string" office:string-value="$mimeTypes[&quot;ppt&quot;][0]=&quot;application/mspowerpoint&quot;;">
            <text:p>$mimeTypes["ppt"][0]="application/mspowerpoint";</text:p>
          </table:table-cell>
          <table:table-cell table:style-name="ce4" table:formula="oooc:=&quot;$mimeTypes[&quot; &amp; &quot;&quot;&quot;&quot; &amp; TRIM([.A101]) &amp; &quot;&quot;&quot;&quot; &amp; &quot;][1]=&quot;  &amp; &quot;&quot;&quot;&quot; &amp; TRIM([.C101]) &amp; &quot;&quot;&quot;;&quot;" office:value-type="string" office:string-value="$mimeTypes[&quot;ppt&quot;][1]=&quot;Microsoft Powerpoint Dateien&quot;;">
            <text:p>$mimeTypes["ppt"][1]="Microsoft Powerpoint Dateien";</text:p>
          </table:table-cell>
        </table:table-row>
        <table:table-row table:style-name="ro2">
          <table:table-cell table:style-name="ce1" office:value-type="string">
            <text:p>ppz</text:p>
          </table:table-cell>
          <table:table-cell table:style-name="ce1" office:value-type="string">
            <text:p>application/mspowerpoint</text:p>
          </table:table-cell>
          <table:table-cell table:style-name="ce2" office:value-type="string">
            <text:p>Microsoft Powerpoint Dateien</text:p>
          </table:table-cell>
          <table:table-cell table:formula="oooc:=&quot;$mimeTypes[&quot; &amp; &quot;&quot;&quot;&quot; &amp; TRIM([.A102]) &amp; &quot;&quot;&quot;&quot; &amp; &quot;][0]=&quot;  &amp; &quot;&quot;&quot;&quot; &amp; TRIM([.B102]) &amp; &quot;&quot;&quot;;&quot;" office:value-type="string" office:string-value="$mimeTypes[&quot;ppz&quot;][0]=&quot;application/mspowerpoint&quot;;">
            <text:p>$mimeTypes["ppz"][0]="application/mspowerpoint";</text:p>
          </table:table-cell>
          <table:table-cell table:style-name="ce4" table:formula="oooc:=&quot;$mimeTypes[&quot; &amp; &quot;&quot;&quot;&quot; &amp; TRIM([.A102]) &amp; &quot;&quot;&quot;&quot; &amp; &quot;][1]=&quot;  &amp; &quot;&quot;&quot;&quot; &amp; TRIM([.C102]) &amp; &quot;&quot;&quot;;&quot;" office:value-type="string" office:string-value="$mimeTypes[&quot;ppz&quot;][1]=&quot;Microsoft Powerpoint Dateien&quot;;">
            <text:p>$mimeTypes["ppz"][1]="Microsoft Powerpoint Dateien";</text:p>
          </table:table-cell>
        </table:table-row>
        <table:table-row table:style-name="ro2">
          <table:table-cell table:style-name="ce1" office:value-type="string">
            <text:p>ptlk</text:p>
          </table:table-cell>
          <table:table-cell table:style-name="ce1" office:value-type="string">
            <text:p>application/listenup</text:p>
          </table:table-cell>
          <table:table-cell table:style-name="ce2" office:value-type="string">
            <text:p>Listenup-Dateien</text:p>
          </table:table-cell>
          <table:table-cell table:formula="oooc:=&quot;$mimeTypes[&quot; &amp; &quot;&quot;&quot;&quot; &amp; TRIM([.A103]) &amp; &quot;&quot;&quot;&quot; &amp; &quot;][0]=&quot;  &amp; &quot;&quot;&quot;&quot; &amp; TRIM([.B103]) &amp; &quot;&quot;&quot;;&quot;" office:value-type="string" office:string-value="$mimeTypes[&quot;ptlk&quot;][0]=&quot;application/listenup&quot;;">
            <text:p>$mimeTypes["ptlk"][0]="application/listenup";</text:p>
          </table:table-cell>
          <table:table-cell table:style-name="ce4" table:formula="oooc:=&quot;$mimeTypes[&quot; &amp; &quot;&quot;&quot;&quot; &amp; TRIM([.A103]) &amp; &quot;&quot;&quot;&quot; &amp; &quot;][1]=&quot;  &amp; &quot;&quot;&quot;&quot; &amp; TRIM([.C103]) &amp; &quot;&quot;&quot;;&quot;" office:value-type="string" office:string-value="$mimeTypes[&quot;ptlk&quot;][1]=&quot;Listenup-Dateien&quot;;">
            <text:p>$mimeTypes["ptlk"][1]="Listenup-Dateien";</text:p>
          </table:table-cell>
        </table:table-row>
        <table:table-row table:style-name="ro2">
          <table:table-cell table:style-name="ce1" office:value-type="string">
            <text:p>qt</text:p>
          </table:table-cell>
          <table:table-cell table:style-name="ce1" office:value-type="string">
            <text:p>video/quicktime</text:p>
          </table:table-cell>
          <table:table-cell table:style-name="ce2" office:value-type="string">
            <text:p>Quicktime-Dateien</text:p>
          </table:table-cell>
          <table:table-cell table:formula="oooc:=&quot;$mimeTypes[&quot; &amp; &quot;&quot;&quot;&quot; &amp; TRIM([.A104]) &amp; &quot;&quot;&quot;&quot; &amp; &quot;][0]=&quot;  &amp; &quot;&quot;&quot;&quot; &amp; TRIM([.B104]) &amp; &quot;&quot;&quot;;&quot;" office:value-type="string" office:string-value="$mimeTypes[&quot;qt&quot;][0]=&quot;video/quicktime&quot;;">
            <text:p>$mimeTypes["qt"][0]="video/quicktime";</text:p>
          </table:table-cell>
          <table:table-cell table:style-name="ce4" table:formula="oooc:=&quot;$mimeTypes[&quot; &amp; &quot;&quot;&quot;&quot; &amp; TRIM([.A104]) &amp; &quot;&quot;&quot;&quot; &amp; &quot;][1]=&quot;  &amp; &quot;&quot;&quot;&quot; &amp; TRIM([.C104]) &amp; &quot;&quot;&quot;;&quot;" office:value-type="string" office:string-value="$mimeTypes[&quot;qt&quot;][1]=&quot;Quicktime-Dateien&quot;;">
            <text:p>$mimeTypes["qt"][1]="Quicktime-Dateien";</text:p>
          </table:table-cell>
        </table:table-row>
        <table:table-row table:style-name="ro2">
          <table:table-cell table:style-name="ce1" office:value-type="string">
            <text:p>ra</text:p>
          </table:table-cell>
          <table:table-cell table:style-name="ce1" office:value-type="string">
            <text:p>audio/x-pn-realaudio</text:p>
          </table:table-cell>
          <table:table-cell table:style-name="ce2" office:value-type="string">
            <text:p>RealAudio-Dateien</text:p>
          </table:table-cell>
          <table:table-cell table:formula="oooc:=&quot;$mimeTypes[&quot; &amp; &quot;&quot;&quot;&quot; &amp; TRIM([.A105]) &amp; &quot;&quot;&quot;&quot; &amp; &quot;][0]=&quot;  &amp; &quot;&quot;&quot;&quot; &amp; TRIM([.B105]) &amp; &quot;&quot;&quot;;&quot;" office:value-type="string" office:string-value="$mimeTypes[&quot;ra&quot;][0]=&quot;audio/x-pn-realaudio&quot;;">
            <text:p>$mimeTypes["ra"][0]="audio/x-pn-realaudio";</text:p>
          </table:table-cell>
          <table:table-cell table:style-name="ce4" table:formula="oooc:=&quot;$mimeTypes[&quot; &amp; &quot;&quot;&quot;&quot; &amp; TRIM([.A105]) &amp; &quot;&quot;&quot;&quot; &amp; &quot;][1]=&quot;  &amp; &quot;&quot;&quot;&quot; &amp; TRIM([.C105]) &amp; &quot;&quot;&quot;;&quot;" office:value-type="string" office:string-value="$mimeTypes[&quot;ra&quot;][1]=&quot;RealAudio-Dateien&quot;;">
            <text:p>$mimeTypes["ra"][1]="RealAudio-Dateien";</text:p>
          </table:table-cell>
        </table:table-row>
        <table:table-row table:style-name="ro2">
          <table:table-cell table:style-name="ce1" office:value-type="string">
            <text:p>ram </text:p>
          </table:table-cell>
          <table:table-cell table:style-name="ce1" office:value-type="string">
            <text:p>audio/x-pn-realaudio</text:p>
          </table:table-cell>
          <table:table-cell table:style-name="ce2" office:value-type="string">
            <text:p>RealAudio-Dateien</text:p>
          </table:table-cell>
          <table:table-cell table:formula="oooc:=&quot;$mimeTypes[&quot; &amp; &quot;&quot;&quot;&quot; &amp; TRIM([.A106]) &amp; &quot;&quot;&quot;&quot; &amp; &quot;][0]=&quot;  &amp; &quot;&quot;&quot;&quot; &amp; TRIM([.B106]) &amp; &quot;&quot;&quot;;&quot;" office:value-type="string" office:string-value="$mimeTypes[&quot;ram&quot;][0]=&quot;audio/x-pn-realaudio&quot;;">
            <text:p>$mimeTypes["ram"][0]="audio/x-pn-realaudio";</text:p>
          </table:table-cell>
          <table:table-cell table:style-name="ce4" table:formula="oooc:=&quot;$mimeTypes[&quot; &amp; &quot;&quot;&quot;&quot; &amp; TRIM([.A106]) &amp; &quot;&quot;&quot;&quot; &amp; &quot;][1]=&quot;  &amp; &quot;&quot;&quot;&quot; &amp; TRIM([.C106]) &amp; &quot;&quot;&quot;;&quot;" office:value-type="string" office:string-value="$mimeTypes[&quot;ram&quot;][1]=&quot;RealAudio-Dateien&quot;;">
            <text:p>$mimeTypes["ram"][1]="RealAudio-Dateien";</text:p>
          </table:table-cell>
        </table:table-row>
        <table:table-row table:style-name="ro2">
          <table:table-cell table:style-name="ce1" office:value-type="string">
            <text:p>ras</text:p>
          </table:table-cell>
          <table:table-cell table:style-name="ce1" office:value-type="string">
            <text:p>image/cmu-raster</text:p>
          </table:table-cell>
          <table:table-cell table:style-name="ce2" office:value-type="string">
            <text:p>CMU-Raster-Dateien</text:p>
          </table:table-cell>
          <table:table-cell table:formula="oooc:=&quot;$mimeTypes[&quot; &amp; &quot;&quot;&quot;&quot; &amp; TRIM([.A107]) &amp; &quot;&quot;&quot;&quot; &amp; &quot;][0]=&quot;  &amp; &quot;&quot;&quot;&quot; &amp; TRIM([.B107]) &amp; &quot;&quot;&quot;;&quot;" office:value-type="string" office:string-value="$mimeTypes[&quot;ras&quot;][0]=&quot;image/cmu-raster&quot;;">
            <text:p>$mimeTypes["ras"][0]="image/cmu-raster";</text:p>
          </table:table-cell>
          <table:table-cell table:style-name="ce4" table:formula="oooc:=&quot;$mimeTypes[&quot; &amp; &quot;&quot;&quot;&quot; &amp; TRIM([.A107]) &amp; &quot;&quot;&quot;&quot; &amp; &quot;][1]=&quot;  &amp; &quot;&quot;&quot;&quot; &amp; TRIM([.C107]) &amp; &quot;&quot;&quot;;&quot;" office:value-type="string" office:string-value="$mimeTypes[&quot;ras&quot;][1]=&quot;CMU-Raster-Dateien&quot;;">
            <text:p>$mimeTypes["ras"][1]="CMU-Raster-Dateien";</text:p>
          </table:table-cell>
        </table:table-row>
        <table:table-row table:style-name="ro2">
          <table:table-cell table:style-name="ce1" office:value-type="string">
            <text:p>rgb</text:p>
          </table:table-cell>
          <table:table-cell table:style-name="ce1" office:value-type="string">
            <text:p>image/x-rgb</text:p>
          </table:table-cell>
          <table:table-cell table:style-name="ce2" office:value-type="string">
            <text:p>RGB-Dateien</text:p>
          </table:table-cell>
          <table:table-cell table:formula="oooc:=&quot;$mimeTypes[&quot; &amp; &quot;&quot;&quot;&quot; &amp; TRIM([.A108]) &amp; &quot;&quot;&quot;&quot; &amp; &quot;][0]=&quot;  &amp; &quot;&quot;&quot;&quot; &amp; TRIM([.B108]) &amp; &quot;&quot;&quot;;&quot;" office:value-type="string" office:string-value="$mimeTypes[&quot;rgb&quot;][0]=&quot;image/x-rgb&quot;;">
            <text:p>$mimeTypes["rgb"][0]="image/x-rgb";</text:p>
          </table:table-cell>
          <table:table-cell table:style-name="ce4" table:formula="oooc:=&quot;$mimeTypes[&quot; &amp; &quot;&quot;&quot;&quot; &amp; TRIM([.A108]) &amp; &quot;&quot;&quot;&quot; &amp; &quot;][1]=&quot;  &amp; &quot;&quot;&quot;&quot; &amp; TRIM([.C108]) &amp; &quot;&quot;&quot;;&quot;" office:value-type="string" office:string-value="$mimeTypes[&quot;rgb&quot;][1]=&quot;RGB-Dateien&quot;;">
            <text:p>$mimeTypes["rgb"][1]="RGB-Dateien";</text:p>
          </table:table-cell>
        </table:table-row>
        <table:table-row table:style-name="ro3">
          <table:table-cell table:style-name="ce1" office:value-type="string">
            <text:p>rpm</text:p>
          </table:table-cell>
          <table:table-cell table:style-name="ce1" office:value-type="string">
            <text:p>audio/x-pn-realaudio-plugin</text:p>
          </table:table-cell>
          <table:table-cell table:style-name="ce2" office:value-type="string">
            <text:p>RealAudio-Plugin-Dateien</text:p>
          </table:table-cell>
          <table:table-cell table:formula="oooc:=&quot;$mimeTypes[&quot; &amp; &quot;&quot;&quot;&quot; &amp; TRIM([.A109]) &amp; &quot;&quot;&quot;&quot; &amp; &quot;][0]=&quot;  &amp; &quot;&quot;&quot;&quot; &amp; TRIM([.B109]) &amp; &quot;&quot;&quot;;&quot;" office:value-type="string" office:string-value="$mimeTypes[&quot;rpm&quot;][0]=&quot;audio/x-pn-realaudio-plugin&quot;;">
            <text:p>$mimeTypes["rpm"][0]="audio/x-pn-realaudio-plugin";</text:p>
          </table:table-cell>
          <table:table-cell table:style-name="ce4" table:formula="oooc:=&quot;$mimeTypes[&quot; &amp; &quot;&quot;&quot;&quot; &amp; TRIM([.A109]) &amp; &quot;&quot;&quot;&quot; &amp; &quot;][1]=&quot;  &amp; &quot;&quot;&quot;&quot; &amp; TRIM([.C109]) &amp; &quot;&quot;&quot;;&quot;" office:value-type="string" office:string-value="$mimeTypes[&quot;rpm&quot;][1]=&quot;RealAudio-Plugin-Dateien&quot;;">
            <text:p>$mimeTypes["rpm"][1]="RealAudio-Plugin-Dateien";</text:p>
          </table:table-cell>
        </table:table-row>
        <table:table-row table:style-name="ro2">
          <table:table-cell table:style-name="ce1" office:value-type="string">
            <text:p>rtc</text:p>
          </table:table-cell>
          <table:table-cell table:style-name="ce1" office:value-type="string">
            <text:p>application/rtc</text:p>
          </table:table-cell>
          <table:table-cell table:style-name="ce2" office:value-type="string">
            <text:p>RTC-Dateien</text:p>
          </table:table-cell>
          <table:table-cell table:formula="oooc:=&quot;$mimeTypes[&quot; &amp; &quot;&quot;&quot;&quot; &amp; TRIM([.A110]) &amp; &quot;&quot;&quot;&quot; &amp; &quot;][0]=&quot;  &amp; &quot;&quot;&quot;&quot; &amp; TRIM([.B110]) &amp; &quot;&quot;&quot;;&quot;" office:value-type="string" office:string-value="$mimeTypes[&quot;rtc&quot;][0]=&quot;application/rtc&quot;;">
            <text:p>$mimeTypes["rtc"][0]="application/rtc";</text:p>
          </table:table-cell>
          <table:table-cell table:style-name="ce4" table:formula="oooc:=&quot;$mimeTypes[&quot; &amp; &quot;&quot;&quot;&quot; &amp; TRIM([.A110]) &amp; &quot;&quot;&quot;&quot; &amp; &quot;][1]=&quot;  &amp; &quot;&quot;&quot;&quot; &amp; TRIM([.C110]) &amp; &quot;&quot;&quot;;&quot;" office:value-type="string" office:string-value="$mimeTypes[&quot;rtc&quot;][1]=&quot;RTC-Dateien&quot;;">
            <text:p>$mimeTypes["rtc"][1]="RTC-Dateien";</text:p>
          </table:table-cell>
        </table:table-row>
        <table:table-row table:style-name="ro2">
          <table:table-cell table:style-name="ce1" office:value-type="string">
            <text:p>rtf</text:p>
          </table:table-cell>
          <table:table-cell table:style-name="ce1" office:value-type="string">
            <text:p>text/rtf</text:p>
          </table:table-cell>
          <table:table-cell table:style-name="ce2" office:value-type="string">
            <text:p>Microsoft RTF-Dateien</text:p>
          </table:table-cell>
          <table:table-cell table:formula="oooc:=&quot;$mimeTypes[&quot; &amp; &quot;&quot;&quot;&quot; &amp; TRIM([.A111]) &amp; &quot;&quot;&quot;&quot; &amp; &quot;][0]=&quot;  &amp; &quot;&quot;&quot;&quot; &amp; TRIM([.B111]) &amp; &quot;&quot;&quot;;&quot;" office:value-type="string" office:string-value="$mimeTypes[&quot;rtf&quot;][0]=&quot;text/rtf&quot;;">
            <text:p>$mimeTypes["rtf"][0]="text/rtf";</text:p>
          </table:table-cell>
          <table:table-cell table:style-name="ce4" table:formula="oooc:=&quot;$mimeTypes[&quot; &amp; &quot;&quot;&quot;&quot; &amp; TRIM([.A111]) &amp; &quot;&quot;&quot;&quot; &amp; &quot;][1]=&quot;  &amp; &quot;&quot;&quot;&quot; &amp; TRIM([.C111]) &amp; &quot;&quot;&quot;;&quot;" office:value-type="string" office:string-value="$mimeTypes[&quot;rtf&quot;][1]=&quot;Microsoft RTF-Dateien&quot;;">
            <text:p>$mimeTypes["rtf"][1]="Microsoft RTF-Dateien";</text:p>
          </table:table-cell>
        </table:table-row>
        <table:table-row table:style-name="ro2">
          <table:table-cell table:style-name="ce1" office:value-type="string">
            <text:p>rtf</text:p>
          </table:table-cell>
          <table:table-cell table:style-name="ce1" office:value-type="string">
            <text:p>application/rtf</text:p>
          </table:table-cell>
          <table:table-cell table:style-name="ce2" office:value-type="string">
            <text:p>Microsoft RTF-Dateien</text:p>
          </table:table-cell>
          <table:table-cell table:formula="oooc:=&quot;$mimeTypes[&quot; &amp; &quot;&quot;&quot;&quot; &amp; TRIM([.A112]) &amp; &quot;&quot;&quot;&quot; &amp; &quot;][0]=&quot;  &amp; &quot;&quot;&quot;&quot; &amp; TRIM([.B112]) &amp; &quot;&quot;&quot;;&quot;" office:value-type="string" office:string-value="$mimeTypes[&quot;rtf&quot;][0]=&quot;application/rtf&quot;;">
            <text:p>$mimeTypes["rtf"][0]="application/rtf";</text:p>
          </table:table-cell>
          <table:table-cell table:style-name="ce4" table:formula="oooc:=&quot;$mimeTypes[&quot; &amp; &quot;&quot;&quot;&quot; &amp; TRIM([.A112]) &amp; &quot;&quot;&quot;&quot; &amp; &quot;][1]=&quot;  &amp; &quot;&quot;&quot;&quot; &amp; TRIM([.C112]) &amp; &quot;&quot;&quot;;&quot;" office:value-type="string" office:string-value="$mimeTypes[&quot;rtf&quot;][1]=&quot;Microsoft RTF-Dateien&quot;;">
            <text:p>$mimeTypes["rtf"][1]="Microsoft RTF-Dateien";</text:p>
          </table:table-cell>
        </table:table-row>
        <table:table-row table:style-name="ro2">
          <table:table-cell table:style-name="ce1" office:value-type="string">
            <text:p>rtx</text:p>
          </table:table-cell>
          <table:table-cell table:style-name="ce1" office:value-type="string">
            <text:p>text/richtext</text:p>
          </table:table-cell>
          <table:table-cell table:style-name="ce2" office:value-type="string">
            <text:p>Richtext-Dateien</text:p>
          </table:table-cell>
          <table:table-cell table:formula="oooc:=&quot;$mimeTypes[&quot; &amp; &quot;&quot;&quot;&quot; &amp; TRIM([.A113]) &amp; &quot;&quot;&quot;&quot; &amp; &quot;][0]=&quot;  &amp; &quot;&quot;&quot;&quot; &amp; TRIM([.B113]) &amp; &quot;&quot;&quot;;&quot;" office:value-type="string" office:string-value="$mimeTypes[&quot;rtx&quot;][0]=&quot;text/richtext&quot;;">
            <text:p>$mimeTypes["rtx"][0]="text/richtext";</text:p>
          </table:table-cell>
          <table:table-cell table:style-name="ce4" table:formula="oooc:=&quot;$mimeTypes[&quot; &amp; &quot;&quot;&quot;&quot; &amp; TRIM([.A113]) &amp; &quot;&quot;&quot;&quot; &amp; &quot;][1]=&quot;  &amp; &quot;&quot;&quot;&quot; &amp; TRIM([.C113]) &amp; &quot;&quot;&quot;;&quot;" office:value-type="string" office:string-value="$mimeTypes[&quot;rtx&quot;][1]=&quot;Richtext-Dateien&quot;;">
            <text:p>$mimeTypes["rtx"][1]="Richtext-Dateien";</text:p>
          </table:table-cell>
        </table:table-row>
        <table:table-row table:style-name="ro2">
          <table:table-cell table:style-name="ce1" office:value-type="string">
            <text:p>sca</text:p>
          </table:table-cell>
          <table:table-cell table:style-name="ce1" office:value-type="string">
            <text:p>application/x-supercard</text:p>
          </table:table-cell>
          <table:table-cell table:style-name="ce2" office:value-type="string">
            <text:p>Supercard-Dateien</text:p>
          </table:table-cell>
          <table:table-cell table:formula="oooc:=&quot;$mimeTypes[&quot; &amp; &quot;&quot;&quot;&quot; &amp; TRIM([.A114]) &amp; &quot;&quot;&quot;&quot; &amp; &quot;][0]=&quot;  &amp; &quot;&quot;&quot;&quot; &amp; TRIM([.B114]) &amp; &quot;&quot;&quot;;&quot;" office:value-type="string" office:string-value="$mimeTypes[&quot;sca&quot;][0]=&quot;application/x-supercard&quot;;">
            <text:p>$mimeTypes["sca"][0]="application/x-supercard";</text:p>
          </table:table-cell>
          <table:table-cell table:style-name="ce4" table:formula="oooc:=&quot;$mimeTypes[&quot; &amp; &quot;&quot;&quot;&quot; &amp; TRIM([.A114]) &amp; &quot;&quot;&quot;&quot; &amp; &quot;][1]=&quot;  &amp; &quot;&quot;&quot;&quot; &amp; TRIM([.C114]) &amp; &quot;&quot;&quot;;&quot;" office:value-type="string" office:string-value="$mimeTypes[&quot;sca&quot;][1]=&quot;Supercard-Dateien&quot;;">
            <text:p>$mimeTypes["sca"][1]="Supercard-Dateien";</text:p>
          </table:table-cell>
        </table:table-row>
        <table:table-row table:style-name="ro2">
          <table:table-cell table:style-name="ce1" office:value-type="string">
            <text:p>sgm </text:p>
          </table:table-cell>
          <table:table-cell table:style-name="ce1" office:value-type="string">
            <text:p>text/x-sgml</text:p>
          </table:table-cell>
          <table:table-cell table:style-name="ce2" office:value-type="string">
            <text:p>SGML-Dateien</text:p>
          </table:table-cell>
          <table:table-cell table:formula="oooc:=&quot;$mimeTypes[&quot; &amp; &quot;&quot;&quot;&quot; &amp; TRIM([.A115]) &amp; &quot;&quot;&quot;&quot; &amp; &quot;][0]=&quot;  &amp; &quot;&quot;&quot;&quot; &amp; TRIM([.B115]) &amp; &quot;&quot;&quot;;&quot;" office:value-type="string" office:string-value="$mimeTypes[&quot;sgm&quot;][0]=&quot;text/x-sgml&quot;;">
            <text:p>$mimeTypes["sgm"][0]="text/x-sgml";</text:p>
          </table:table-cell>
          <table:table-cell table:style-name="ce4" table:formula="oooc:=&quot;$mimeTypes[&quot; &amp; &quot;&quot;&quot;&quot; &amp; TRIM([.A115]) &amp; &quot;&quot;&quot;&quot; &amp; &quot;][1]=&quot;  &amp; &quot;&quot;&quot;&quot; &amp; TRIM([.C115]) &amp; &quot;&quot;&quot;;&quot;" office:value-type="string" office:string-value="$mimeTypes[&quot;sgm&quot;][1]=&quot;SGML-Dateien&quot;;">
            <text:p>$mimeTypes["sgm"][1]="SGML-Dateien";</text:p>
          </table:table-cell>
        </table:table-row>
        <table:table-row table:style-name="ro2">
          <table:table-cell table:style-name="ce1" office:value-type="string">
            <text:p>sgml</text:p>
          </table:table-cell>
          <table:table-cell table:style-name="ce1" office:value-type="string">
            <text:p>text/x-sgml</text:p>
          </table:table-cell>
          <table:table-cell table:style-name="ce2" office:value-type="string">
            <text:p>SGML-Dateien</text:p>
          </table:table-cell>
          <table:table-cell table:formula="oooc:=&quot;$mimeTypes[&quot; &amp; &quot;&quot;&quot;&quot; &amp; TRIM([.A116]) &amp; &quot;&quot;&quot;&quot; &amp; &quot;][0]=&quot;  &amp; &quot;&quot;&quot;&quot; &amp; TRIM([.B116]) &amp; &quot;&quot;&quot;;&quot;" office:value-type="string" office:string-value="$mimeTypes[&quot;sgml&quot;][0]=&quot;text/x-sgml&quot;;">
            <text:p>$mimeTypes["sgml"][0]="text/x-sgml";</text:p>
          </table:table-cell>
          <table:table-cell table:style-name="ce4" table:formula="oooc:=&quot;$mimeTypes[&quot; &amp; &quot;&quot;&quot;&quot; &amp; TRIM([.A116]) &amp; &quot;&quot;&quot;&quot; &amp; &quot;][1]=&quot;  &amp; &quot;&quot;&quot;&quot; &amp; TRIM([.C116]) &amp; &quot;&quot;&quot;;&quot;" office:value-type="string" office:string-value="$mimeTypes[&quot;sgml&quot;][1]=&quot;SGML-Dateien&quot;;">
            <text:p>$mimeTypes["sgml"][1]="SGML-Dateien";</text:p>
          </table:table-cell>
        </table:table-row>
        <table:table-row table:style-name="ro2">
          <table:table-cell table:style-name="ce1" office:value-type="string">
            <text:p>sh</text:p>
          </table:table-cell>
          <table:table-cell table:style-name="ce1" office:value-type="string">
            <text:p>application/x-sh</text:p>
          </table:table-cell>
          <table:table-cell table:style-name="ce2" office:value-type="string">
            <text:p>Bourne Shellscript-Dateien</text:p>
          </table:table-cell>
          <table:table-cell table:formula="oooc:=&quot;$mimeTypes[&quot; &amp; &quot;&quot;&quot;&quot; &amp; TRIM([.A117]) &amp; &quot;&quot;&quot;&quot; &amp; &quot;][0]=&quot;  &amp; &quot;&quot;&quot;&quot; &amp; TRIM([.B117]) &amp; &quot;&quot;&quot;;&quot;" office:value-type="string" office:string-value="$mimeTypes[&quot;sh&quot;][0]=&quot;application/x-sh&quot;;">
            <text:p>$mimeTypes["sh"][0]="application/x-sh";</text:p>
          </table:table-cell>
          <table:table-cell table:style-name="ce4" table:formula="oooc:=&quot;$mimeTypes[&quot; &amp; &quot;&quot;&quot;&quot; &amp; TRIM([.A117]) &amp; &quot;&quot;&quot;&quot; &amp; &quot;][1]=&quot;  &amp; &quot;&quot;&quot;&quot; &amp; TRIM([.C117]) &amp; &quot;&quot;&quot;;&quot;" office:value-type="string" office:string-value="$mimeTypes[&quot;sh&quot;][1]=&quot;Bourne Shellscript-Dateien&quot;;">
            <text:p>$mimeTypes["sh"][1]="Bourne Shellscript-Dateien";</text:p>
          </table:table-cell>
        </table:table-row>
        <table:table-row table:style-name="ro2">
          <table:table-cell table:style-name="ce1" office:value-type="string">
            <text:p>shar</text:p>
          </table:table-cell>
          <table:table-cell table:style-name="ce1" office:value-type="string">
            <text:p>application/x-shar</text:p>
          </table:table-cell>
          <table:table-cell table:style-name="ce2" office:value-type="string">
            <text:p>Shell-Archivdateien</text:p>
          </table:table-cell>
          <table:table-cell table:formula="oooc:=&quot;$mimeTypes[&quot; &amp; &quot;&quot;&quot;&quot; &amp; TRIM([.A118]) &amp; &quot;&quot;&quot;&quot; &amp; &quot;][0]=&quot;  &amp; &quot;&quot;&quot;&quot; &amp; TRIM([.B118]) &amp; &quot;&quot;&quot;;&quot;" office:value-type="string" office:string-value="$mimeTypes[&quot;shar&quot;][0]=&quot;application/x-shar&quot;;">
            <text:p>$mimeTypes["shar"][0]="application/x-shar";</text:p>
          </table:table-cell>
          <table:table-cell table:style-name="ce4" table:formula="oooc:=&quot;$mimeTypes[&quot; &amp; &quot;&quot;&quot;&quot; &amp; TRIM([.A118]) &amp; &quot;&quot;&quot;&quot; &amp; &quot;][1]=&quot;  &amp; &quot;&quot;&quot;&quot; &amp; TRIM([.C118]) &amp; &quot;&quot;&quot;;&quot;" office:value-type="string" office:string-value="$mimeTypes[&quot;shar&quot;][1]=&quot;Shell-Archivdateien&quot;;">
            <text:p>$mimeTypes["shar"][1]="Shell-Archivdateien";</text:p>
          </table:table-cell>
        </table:table-row>
        <table:table-row table:style-name="ro2">
          <table:table-cell table:style-name="ce1" office:value-type="string">
            <text:p>sit</text:p>
          </table:table-cell>
          <table:table-cell table:style-name="ce1" office:value-type="string">
            <text:p>application/x-stuffit</text:p>
          </table:table-cell>
          <table:table-cell table:style-name="ce2" office:value-type="string">
            <text:p>Stuffit-Dateien</text:p>
          </table:table-cell>
          <table:table-cell table:formula="oooc:=&quot;$mimeTypes[&quot; &amp; &quot;&quot;&quot;&quot; &amp; TRIM([.A119]) &amp; &quot;&quot;&quot;&quot; &amp; &quot;][0]=&quot;  &amp; &quot;&quot;&quot;&quot; &amp; TRIM([.B119]) &amp; &quot;&quot;&quot;;&quot;" office:value-type="string" office:string-value="$mimeTypes[&quot;sit&quot;][0]=&quot;application/x-stuffit&quot;;">
            <text:p>$mimeTypes["sit"][0]="application/x-stuffit";</text:p>
          </table:table-cell>
          <table:table-cell table:style-name="ce4" table:formula="oooc:=&quot;$mimeTypes[&quot; &amp; &quot;&quot;&quot;&quot; &amp; TRIM([.A119]) &amp; &quot;&quot;&quot;&quot; &amp; &quot;][1]=&quot;  &amp; &quot;&quot;&quot;&quot; &amp; TRIM([.C119]) &amp; &quot;&quot;&quot;;&quot;" office:value-type="string" office:string-value="$mimeTypes[&quot;sit&quot;][1]=&quot;Stuffit-Dateien&quot;;">
            <text:p>$mimeTypes["sit"][1]="Stuffit-Dateien";</text:p>
          </table:table-cell>
        </table:table-row>
        <table:table-row table:style-name="ro2">
          <table:table-cell table:style-name="ce1" office:value-type="string">
            <text:p>smp</text:p>
          </table:table-cell>
          <table:table-cell table:style-name="ce1" office:value-type="string">
            <text:p>application/studiom</text:p>
          </table:table-cell>
          <table:table-cell table:style-name="ce2" office:value-type="string">
            <text:p>Studiom-Dateien</text:p>
          </table:table-cell>
          <table:table-cell table:formula="oooc:=&quot;$mimeTypes[&quot; &amp; &quot;&quot;&quot;&quot; &amp; TRIM([.A120]) &amp; &quot;&quot;&quot;&quot; &amp; &quot;][0]=&quot;  &amp; &quot;&quot;&quot;&quot; &amp; TRIM([.B120]) &amp; &quot;&quot;&quot;;&quot;" office:value-type="string" office:string-value="$mimeTypes[&quot;smp&quot;][0]=&quot;application/studiom&quot;;">
            <text:p>$mimeTypes["smp"][0]="application/studiom";</text:p>
          </table:table-cell>
          <table:table-cell table:style-name="ce4" table:formula="oooc:=&quot;$mimeTypes[&quot; &amp; &quot;&quot;&quot;&quot; &amp; TRIM([.A120]) &amp; &quot;&quot;&quot;&quot; &amp; &quot;][1]=&quot;  &amp; &quot;&quot;&quot;&quot; &amp; TRIM([.C120]) &amp; &quot;&quot;&quot;;&quot;" office:value-type="string" office:string-value="$mimeTypes[&quot;smp&quot;][1]=&quot;Studiom-Dateien&quot;;">
            <text:p>$mimeTypes["smp"][1]="Studiom-Dateien";</text:p>
          </table:table-cell>
        </table:table-row>
        <table:table-row table:style-name="ro2">
          <table:table-cell table:style-name="ce1" office:value-type="string">
            <text:p>snd</text:p>
          </table:table-cell>
          <table:table-cell table:style-name="ce1" office:value-type="string">
            <text:p>audio/basic</text:p>
          </table:table-cell>
          <table:table-cell table:style-name="ce2" office:value-type="string">
            <text:p>Sound-Dateien</text:p>
          </table:table-cell>
          <table:table-cell table:formula="oooc:=&quot;$mimeTypes[&quot; &amp; &quot;&quot;&quot;&quot; &amp; TRIM([.A121]) &amp; &quot;&quot;&quot;&quot; &amp; &quot;][0]=&quot;  &amp; &quot;&quot;&quot;&quot; &amp; TRIM([.B121]) &amp; &quot;&quot;&quot;;&quot;" office:value-type="string" office:string-value="$mimeTypes[&quot;snd&quot;][0]=&quot;audio/basic&quot;;">
            <text:p>$mimeTypes["snd"][0]="audio/basic";</text:p>
          </table:table-cell>
          <table:table-cell table:style-name="ce4" table:formula="oooc:=&quot;$mimeTypes[&quot; &amp; &quot;&quot;&quot;&quot; &amp; TRIM([.A121]) &amp; &quot;&quot;&quot;&quot; &amp; &quot;][1]=&quot;  &amp; &quot;&quot;&quot;&quot; &amp; TRIM([.C121]) &amp; &quot;&quot;&quot;;&quot;" office:value-type="string" office:string-value="$mimeTypes[&quot;snd&quot;][1]=&quot;Sound-Dateien&quot;;">
            <text:p>$mimeTypes["snd"][1]="Sound-Dateien";</text:p>
          </table:table-cell>
        </table:table-row>
        <table:table-row table:style-name="ro2">
          <table:table-cell table:style-name="ce1" office:value-type="string">
            <text:p>spl</text:p>
          </table:table-cell>
          <table:table-cell table:style-name="ce1" office:value-type="string">
            <text:p>application/futuresplash</text:p>
          </table:table-cell>
          <table:table-cell table:style-name="ce2" office:value-type="string">
            <text:p>Flash Futuresplash-Dateien</text:p>
          </table:table-cell>
          <table:table-cell table:formula="oooc:=&quot;$mimeTypes[&quot; &amp; &quot;&quot;&quot;&quot; &amp; TRIM([.A122]) &amp; &quot;&quot;&quot;&quot; &amp; &quot;][0]=&quot;  &amp; &quot;&quot;&quot;&quot; &amp; TRIM([.B122]) &amp; &quot;&quot;&quot;;&quot;" office:value-type="string" office:string-value="$mimeTypes[&quot;spl&quot;][0]=&quot;application/futuresplash&quot;;">
            <text:p>$mimeTypes["spl"][0]="application/futuresplash";</text:p>
          </table:table-cell>
          <table:table-cell table:style-name="ce4" table:formula="oooc:=&quot;$mimeTypes[&quot; &amp; &quot;&quot;&quot;&quot; &amp; TRIM([.A122]) &amp; &quot;&quot;&quot;&quot; &amp; &quot;][1]=&quot;  &amp; &quot;&quot;&quot;&quot; &amp; TRIM([.C122]) &amp; &quot;&quot;&quot;;&quot;" office:value-type="string" office:string-value="$mimeTypes[&quot;spl&quot;][1]=&quot;Flash Futuresplash-Dateien&quot;;">
            <text:p>$mimeTypes["spl"][1]="Flash Futuresplash-Dateien";</text:p>
          </table:table-cell>
        </table:table-row>
        <table:table-row table:style-name="ro2">
          <table:table-cell table:style-name="ce1" office:value-type="string">
            <text:p>spr</text:p>
          </table:table-cell>
          <table:table-cell table:style-name="ce1" office:value-type="string">
            <text:p>application/x-sprite</text:p>
          </table:table-cell>
          <table:table-cell table:style-name="ce2" office:value-type="string">
            <text:p>Sprite-Dateien</text:p>
          </table:table-cell>
          <table:table-cell table:formula="oooc:=&quot;$mimeTypes[&quot; &amp; &quot;&quot;&quot;&quot; &amp; TRIM([.A123]) &amp; &quot;&quot;&quot;&quot; &amp; &quot;][0]=&quot;  &amp; &quot;&quot;&quot;&quot; &amp; TRIM([.B123]) &amp; &quot;&quot;&quot;;&quot;" office:value-type="string" office:string-value="$mimeTypes[&quot;spr&quot;][0]=&quot;application/x-sprite&quot;;">
            <text:p>$mimeTypes["spr"][0]="application/x-sprite";</text:p>
          </table:table-cell>
          <table:table-cell table:style-name="ce4" table:formula="oooc:=&quot;$mimeTypes[&quot; &amp; &quot;&quot;&quot;&quot; &amp; TRIM([.A123]) &amp; &quot;&quot;&quot;&quot; &amp; &quot;][1]=&quot;  &amp; &quot;&quot;&quot;&quot; &amp; TRIM([.C123]) &amp; &quot;&quot;&quot;;&quot;" office:value-type="string" office:string-value="$mimeTypes[&quot;spr&quot;][1]=&quot;Sprite-Dateien&quot;;">
            <text:p>$mimeTypes["spr"][1]="Sprite-Dateien";</text:p>
          </table:table-cell>
        </table:table-row>
        <table:table-row table:style-name="ro2">
          <table:table-cell table:style-name="ce1" office:value-type="string">
            <text:p>src</text:p>
          </table:table-cell>
          <table:table-cell table:style-name="ce1" office:value-type="string">
            <text:p>application/x-wais-source</text:p>
          </table:table-cell>
          <table:table-cell table:style-name="ce2" office:value-type="string">
            <text:p>WAIS Quelldateien</text:p>
          </table:table-cell>
          <table:table-cell table:formula="oooc:=&quot;$mimeTypes[&quot; &amp; &quot;&quot;&quot;&quot; &amp; TRIM([.A124]) &amp; &quot;&quot;&quot;&quot; &amp; &quot;][0]=&quot;  &amp; &quot;&quot;&quot;&quot; &amp; TRIM([.B124]) &amp; &quot;&quot;&quot;;&quot;" office:value-type="string" office:string-value="$mimeTypes[&quot;src&quot;][0]=&quot;application/x-wais-source&quot;;">
            <text:p>$mimeTypes["src"][0]="application/x-wais-source";</text:p>
          </table:table-cell>
          <table:table-cell table:style-name="ce4" table:formula="oooc:=&quot;$mimeTypes[&quot; &amp; &quot;&quot;&quot;&quot; &amp; TRIM([.A124]) &amp; &quot;&quot;&quot;&quot; &amp; &quot;][1]=&quot;  &amp; &quot;&quot;&quot;&quot; &amp; TRIM([.C124]) &amp; &quot;&quot;&quot;;&quot;" office:value-type="string" office:string-value="$mimeTypes[&quot;src&quot;][1]=&quot;WAIS Quelldateien&quot;;">
            <text:p>$mimeTypes["src"][1]="WAIS Quelldateien";</text:p>
          </table:table-cell>
        </table:table-row>
        <table:table-row table:style-name="ro2">
          <table:table-cell table:style-name="ce1" office:value-type="string">
            <text:p>stream</text:p>
          </table:table-cell>
          <table:table-cell table:style-name="ce1" office:value-type="string">
            <text:p>audio/x-qt-stream</text:p>
          </table:table-cell>
          <table:table-cell table:style-name="ce2" office:value-type="string">
            <text:p>Quicktime-Streaming-Dateien</text:p>
          </table:table-cell>
          <table:table-cell table:formula="oooc:=&quot;$mimeTypes[&quot; &amp; &quot;&quot;&quot;&quot; &amp; TRIM([.A125]) &amp; &quot;&quot;&quot;&quot; &amp; &quot;][0]=&quot;  &amp; &quot;&quot;&quot;&quot; &amp; TRIM([.B125]) &amp; &quot;&quot;&quot;;&quot;" office:value-type="string" office:string-value="$mimeTypes[&quot;stream&quot;][0]=&quot;audio/x-qt-stream&quot;;">
            <text:p>$mimeTypes["stream"][0]="audio/x-qt-stream";</text:p>
          </table:table-cell>
          <table:table-cell table:style-name="ce4" table:formula="oooc:=&quot;$mimeTypes[&quot; &amp; &quot;&quot;&quot;&quot; &amp; TRIM([.A125]) &amp; &quot;&quot;&quot;&quot; &amp; &quot;][1]=&quot;  &amp; &quot;&quot;&quot;&quot; &amp; TRIM([.C125]) &amp; &quot;&quot;&quot;;&quot;" office:value-type="string" office:string-value="$mimeTypes[&quot;stream&quot;][1]=&quot;Quicktime-Streaming-Dateien&quot;;">
            <text:p>$mimeTypes["stream"][1]="Quicktime-Streaming-Dateien";</text:p>
          </table:table-cell>
        </table:table-row>
        <table:table-row table:style-name="ro2">
          <table:table-cell table:style-name="ce1" office:value-type="string">
            <text:p>sv4cpio</text:p>
          </table:table-cell>
          <table:table-cell table:style-name="ce1" office:value-type="string">
            <text:p>application/x-sv4cpio</text:p>
          </table:table-cell>
          <table:table-cell table:style-name="ce2" office:value-type="string">
            <text:p>CPIO-Dateien</text:p>
          </table:table-cell>
          <table:table-cell table:formula="oooc:=&quot;$mimeTypes[&quot; &amp; &quot;&quot;&quot;&quot; &amp; TRIM([.A126]) &amp; &quot;&quot;&quot;&quot; &amp; &quot;][0]=&quot;  &amp; &quot;&quot;&quot;&quot; &amp; TRIM([.B126]) &amp; &quot;&quot;&quot;;&quot;" office:value-type="string" office:string-value="$mimeTypes[&quot;sv4cpio&quot;][0]=&quot;application/x-sv4cpio&quot;;">
            <text:p>$mimeTypes["sv4cpio"][0]="application/x-sv4cpio";</text:p>
          </table:table-cell>
          <table:table-cell table:style-name="ce4" table:formula="oooc:=&quot;$mimeTypes[&quot; &amp; &quot;&quot;&quot;&quot; &amp; TRIM([.A126]) &amp; &quot;&quot;&quot;&quot; &amp; &quot;][1]=&quot;  &amp; &quot;&quot;&quot;&quot; &amp; TRIM([.C126]) &amp; &quot;&quot;&quot;;&quot;" office:value-type="string" office:string-value="$mimeTypes[&quot;sv4cpio&quot;][1]=&quot;CPIO-Dateien&quot;;">
            <text:p>$mimeTypes["sv4cpio"][1]="CPIO-Dateien";</text:p>
          </table:table-cell>
        </table:table-row>
        <table:table-row table:style-name="ro2">
          <table:table-cell table:style-name="ce1" office:value-type="string">
            <text:p>sv4crc</text:p>
          </table:table-cell>
          <table:table-cell table:style-name="ce1" office:value-type="string">
            <text:p>application/x-sv4crc</text:p>
          </table:table-cell>
          <table:table-cell table:style-name="ce2" office:value-type="string">
            <text:p>CPIO-Dateien mit CRC</text:p>
          </table:table-cell>
          <table:table-cell table:formula="oooc:=&quot;$mimeTypes[&quot; &amp; &quot;&quot;&quot;&quot; &amp; TRIM([.A127]) &amp; &quot;&quot;&quot;&quot; &amp; &quot;][0]=&quot;  &amp; &quot;&quot;&quot;&quot; &amp; TRIM([.B127]) &amp; &quot;&quot;&quot;;&quot;" office:value-type="string" office:string-value="$mimeTypes[&quot;sv4crc&quot;][0]=&quot;application/x-sv4crc&quot;;">
            <text:p>$mimeTypes["sv4crc"][0]="application/x-sv4crc";</text:p>
          </table:table-cell>
          <table:table-cell table:style-name="ce4" table:formula="oooc:=&quot;$mimeTypes[&quot; &amp; &quot;&quot;&quot;&quot; &amp; TRIM([.A127]) &amp; &quot;&quot;&quot;&quot; &amp; &quot;][1]=&quot;  &amp; &quot;&quot;&quot;&quot; &amp; TRIM([.C127]) &amp; &quot;&quot;&quot;;&quot;" office:value-type="string" office:string-value="$mimeTypes[&quot;sv4crc&quot;][1]=&quot;CPIO-Dateien mit CRC&quot;;">
            <text:p>$mimeTypes["sv4crc"][1]="CPIO-Dateien mit CRC";</text:p>
          </table:table-cell>
        </table:table-row>
        <table:table-row table:style-name="ro3">
          <table:table-cell table:style-name="ce1" office:value-type="string">
            <text:p>swf </text:p>
          </table:table-cell>
          <table:table-cell table:style-name="ce1" office:value-type="string">
            <text:p>application/x-shockwave-flash</text:p>
          </table:table-cell>
          <table:table-cell table:style-name="ce2" office:value-type="string">
            <text:p>Flash Shockwave-Dateien</text:p>
          </table:table-cell>
          <table:table-cell table:formula="oooc:=&quot;$mimeTypes[&quot; &amp; &quot;&quot;&quot;&quot; &amp; TRIM([.A128]) &amp; &quot;&quot;&quot;&quot; &amp; &quot;][0]=&quot;  &amp; &quot;&quot;&quot;&quot; &amp; TRIM([.B128]) &amp; &quot;&quot;&quot;;&quot;" office:value-type="string" office:string-value="$mimeTypes[&quot;swf&quot;][0]=&quot;application/x-shockwave-flash&quot;;">
            <text:p>$mimeTypes["swf"][0]="application/x-shockwave-flash";</text:p>
          </table:table-cell>
          <table:table-cell table:style-name="ce4" table:formula="oooc:=&quot;$mimeTypes[&quot; &amp; &quot;&quot;&quot;&quot; &amp; TRIM([.A128]) &amp; &quot;&quot;&quot;&quot; &amp; &quot;][1]=&quot;  &amp; &quot;&quot;&quot;&quot; &amp; TRIM([.C128]) &amp; &quot;&quot;&quot;;&quot;" office:value-type="string" office:string-value="$mimeTypes[&quot;swf&quot;][1]=&quot;Flash Shockwave-Dateien&quot;;">
            <text:p>$mimeTypes["swf"][1]="Flash Shockwave-Dateien";</text:p>
          </table:table-cell>
        </table:table-row>
        <table:table-row table:style-name="ro2">
          <table:table-cell table:style-name="ce1" office:value-type="string">
            <text:p>t</text:p>
          </table:table-cell>
          <table:table-cell table:style-name="ce1" office:value-type="string">
            <text:p>application/x-troff</text:p>
          </table:table-cell>
          <table:table-cell table:style-name="ce2" office:value-type="string">
            <text:p>TROFF-Dateien (Unix)</text:p>
          </table:table-cell>
          <table:table-cell table:formula="oooc:=&quot;$mimeTypes[&quot; &amp; &quot;&quot;&quot;&quot; &amp; TRIM([.A129]) &amp; &quot;&quot;&quot;&quot; &amp; &quot;][0]=&quot;  &amp; &quot;&quot;&quot;&quot; &amp; TRIM([.B129]) &amp; &quot;&quot;&quot;;&quot;" office:value-type="string" office:string-value="$mimeTypes[&quot;t&quot;][0]=&quot;application/x-troff&quot;;">
            <text:p>$mimeTypes["t"][0]="application/x-troff";</text:p>
          </table:table-cell>
          <table:table-cell table:style-name="ce4" table:formula="oooc:=&quot;$mimeTypes[&quot; &amp; &quot;&quot;&quot;&quot; &amp; TRIM([.A129]) &amp; &quot;&quot;&quot;&quot; &amp; &quot;][1]=&quot;  &amp; &quot;&quot;&quot;&quot; &amp; TRIM([.C129]) &amp; &quot;&quot;&quot;;&quot;" office:value-type="string" office:string-value="$mimeTypes[&quot;t&quot;][1]=&quot;TROFF-Dateien (Unix)&quot;;">
            <text:p>$mimeTypes["t"][1]="TROFF-Dateien (Unix)";</text:p>
          </table:table-cell>
        </table:table-row>
        <table:table-row table:style-name="ro2">
          <table:table-cell table:style-name="ce1" office:value-type="string">
            <text:p>talk</text:p>
          </table:table-cell>
          <table:table-cell table:style-name="ce1" office:value-type="string">
            <text:p>text/x-speech</text:p>
          </table:table-cell>
          <table:table-cell table:style-name="ce2" office:value-type="string">
            <text:p>Speech-Dateien</text:p>
          </table:table-cell>
          <table:table-cell table:formula="oooc:=&quot;$mimeTypes[&quot; &amp; &quot;&quot;&quot;&quot; &amp; TRIM([.A130]) &amp; &quot;&quot;&quot;&quot; &amp; &quot;][0]=&quot;  &amp; &quot;&quot;&quot;&quot; &amp; TRIM([.B130]) &amp; &quot;&quot;&quot;;&quot;" office:value-type="string" office:string-value="$mimeTypes[&quot;talk&quot;][0]=&quot;text/x-speech&quot;;">
            <text:p>$mimeTypes["talk"][0]="text/x-speech";</text:p>
          </table:table-cell>
          <table:table-cell table:style-name="ce4" table:formula="oooc:=&quot;$mimeTypes[&quot; &amp; &quot;&quot;&quot;&quot; &amp; TRIM([.A130]) &amp; &quot;&quot;&quot;&quot; &amp; &quot;][1]=&quot;  &amp; &quot;&quot;&quot;&quot; &amp; TRIM([.C130]) &amp; &quot;&quot;&quot;;&quot;" office:value-type="string" office:string-value="$mimeTypes[&quot;talk&quot;][1]=&quot;Speech-Dateien&quot;;">
            <text:p>$mimeTypes["talk"][1]="Speech-Dateien";</text:p>
          </table:table-cell>
        </table:table-row>
        <table:table-row table:style-name="ro2">
          <table:table-cell table:style-name="ce1" office:value-type="string">
            <text:p>tar</text:p>
          </table:table-cell>
          <table:table-cell table:style-name="ce1" office:value-type="string">
            <text:p>application/x-tar</text:p>
          </table:table-cell>
          <table:table-cell table:style-name="ce2" office:value-type="string">
            <text:p>tar-Archivdateien</text:p>
          </table:table-cell>
          <table:table-cell table:formula="oooc:=&quot;$mimeTypes[&quot; &amp; &quot;&quot;&quot;&quot; &amp; TRIM([.A131]) &amp; &quot;&quot;&quot;&quot; &amp; &quot;][0]=&quot;  &amp; &quot;&quot;&quot;&quot; &amp; TRIM([.B131]) &amp; &quot;&quot;&quot;;&quot;" office:value-type="string" office:string-value="$mimeTypes[&quot;tar&quot;][0]=&quot;application/x-tar&quot;;">
            <text:p>$mimeTypes["tar"][0]="application/x-tar";</text:p>
          </table:table-cell>
          <table:table-cell table:style-name="ce4" table:formula="oooc:=&quot;$mimeTypes[&quot; &amp; &quot;&quot;&quot;&quot; &amp; TRIM([.A131]) &amp; &quot;&quot;&quot;&quot; &amp; &quot;][1]=&quot;  &amp; &quot;&quot;&quot;&quot; &amp; TRIM([.C131]) &amp; &quot;&quot;&quot;;&quot;" office:value-type="string" office:string-value="$mimeTypes[&quot;tar&quot;][1]=&quot;tar-Archivdateien&quot;;">
            <text:p>$mimeTypes["tar"][1]="tar-Archivdateien";</text:p>
          </table:table-cell>
        </table:table-row>
        <table:table-row table:style-name="ro2">
          <table:table-cell table:style-name="ce1" office:value-type="string">
            <text:p>tbk</text:p>
          </table:table-cell>
          <table:table-cell table:style-name="ce1" office:value-type="string">
            <text:p>application/toolbook</text:p>
          </table:table-cell>
          <table:table-cell table:style-name="ce2" office:value-type="string">
            <text:p>Toolbook-Dateien</text:p>
          </table:table-cell>
          <table:table-cell table:formula="oooc:=&quot;$mimeTypes[&quot; &amp; &quot;&quot;&quot;&quot; &amp; TRIM([.A132]) &amp; &quot;&quot;&quot;&quot; &amp; &quot;][0]=&quot;  &amp; &quot;&quot;&quot;&quot; &amp; TRIM([.B132]) &amp; &quot;&quot;&quot;;&quot;" office:value-type="string" office:string-value="$mimeTypes[&quot;tbk&quot;][0]=&quot;application/toolbook&quot;;">
            <text:p>$mimeTypes["tbk"][0]="application/toolbook";</text:p>
          </table:table-cell>
          <table:table-cell table:style-name="ce4" table:formula="oooc:=&quot;$mimeTypes[&quot; &amp; &quot;&quot;&quot;&quot; &amp; TRIM([.A132]) &amp; &quot;&quot;&quot;&quot; &amp; &quot;][1]=&quot;  &amp; &quot;&quot;&quot;&quot; &amp; TRIM([.C132]) &amp; &quot;&quot;&quot;;&quot;" office:value-type="string" office:string-value="$mimeTypes[&quot;tbk&quot;][1]=&quot;Toolbook-Dateien&quot;;">
            <text:p>$mimeTypes["tbk"][1]="Toolbook-Dateien";</text:p>
          </table:table-cell>
        </table:table-row>
        <table:table-row table:style-name="ro2">
          <table:table-cell table:style-name="ce1" office:value-type="string">
            <text:p>tcl</text:p>
          </table:table-cell>
          <table:table-cell table:style-name="ce1" office:value-type="string">
            <text:p>application/x-tcl</text:p>
          </table:table-cell>
          <table:table-cell table:style-name="ce2" office:value-type="string">
            <text:p>TCL Scriptdateien</text:p>
          </table:table-cell>
          <table:table-cell table:formula="oooc:=&quot;$mimeTypes[&quot; &amp; &quot;&quot;&quot;&quot; &amp; TRIM([.A133]) &amp; &quot;&quot;&quot;&quot; &amp; &quot;][0]=&quot;  &amp; &quot;&quot;&quot;&quot; &amp; TRIM([.B133]) &amp; &quot;&quot;&quot;;&quot;" office:value-type="string" office:string-value="$mimeTypes[&quot;tcl&quot;][0]=&quot;application/x-tcl&quot;;">
            <text:p>$mimeTypes["tcl"][0]="application/x-tcl";</text:p>
          </table:table-cell>
          <table:table-cell table:style-name="ce4" table:formula="oooc:=&quot;$mimeTypes[&quot; &amp; &quot;&quot;&quot;&quot; &amp; TRIM([.A133]) &amp; &quot;&quot;&quot;&quot; &amp; &quot;][1]=&quot;  &amp; &quot;&quot;&quot;&quot; &amp; TRIM([.C133]) &amp; &quot;&quot;&quot;;&quot;" office:value-type="string" office:string-value="$mimeTypes[&quot;tcl&quot;][1]=&quot;TCL Scriptdateien&quot;;">
            <text:p>$mimeTypes["tcl"][1]="TCL Scriptdateien";</text:p>
          </table:table-cell>
        </table:table-row>
        <table:table-row table:style-name="ro2">
          <table:table-cell table:style-name="ce1" office:value-type="string">
            <text:p>tex</text:p>
          </table:table-cell>
          <table:table-cell table:style-name="ce1" office:value-type="string">
            <text:p>application/x-tex</text:p>
          </table:table-cell>
          <table:table-cell table:style-name="ce2" office:value-type="string">
            <text:p>TeX-Dateien</text:p>
          </table:table-cell>
          <table:table-cell table:formula="oooc:=&quot;$mimeTypes[&quot; &amp; &quot;&quot;&quot;&quot; &amp; TRIM([.A134]) &amp; &quot;&quot;&quot;&quot; &amp; &quot;][0]=&quot;  &amp; &quot;&quot;&quot;&quot; &amp; TRIM([.B134]) &amp; &quot;&quot;&quot;;&quot;" office:value-type="string" office:string-value="$mimeTypes[&quot;tex&quot;][0]=&quot;application/x-tex&quot;;">
            <text:p>$mimeTypes["tex"][0]="application/x-tex";</text:p>
          </table:table-cell>
          <table:table-cell table:style-name="ce4" table:formula="oooc:=&quot;$mimeTypes[&quot; &amp; &quot;&quot;&quot;&quot; &amp; TRIM([.A134]) &amp; &quot;&quot;&quot;&quot; &amp; &quot;][1]=&quot;  &amp; &quot;&quot;&quot;&quot; &amp; TRIM([.C134]) &amp; &quot;&quot;&quot;;&quot;" office:value-type="string" office:string-value="$mimeTypes[&quot;tex&quot;][1]=&quot;TeX-Dateien&quot;;">
            <text:p>$mimeTypes["tex"][1]="TeX-Dateien";</text:p>
          </table:table-cell>
        </table:table-row>
        <table:table-row table:style-name="ro2">
          <table:table-cell table:style-name="ce1" office:value-type="string">
            <text:p>texinfo</text:p>
          </table:table-cell>
          <table:table-cell table:style-name="ce1" office:value-type="string">
            <text:p>application/x-texinfo</text:p>
          </table:table-cell>
          <table:table-cell table:style-name="ce2" office:value-type="string">
            <text:p>Texinfo-Dateien</text:p>
          </table:table-cell>
          <table:table-cell table:formula="oooc:=&quot;$mimeTypes[&quot; &amp; &quot;&quot;&quot;&quot; &amp; TRIM([.A135]) &amp; &quot;&quot;&quot;&quot; &amp; &quot;][0]=&quot;  &amp; &quot;&quot;&quot;&quot; &amp; TRIM([.B135]) &amp; &quot;&quot;&quot;;&quot;" office:value-type="string" office:string-value="$mimeTypes[&quot;texinfo&quot;][0]=&quot;application/x-texinfo&quot;;">
            <text:p>$mimeTypes["texinfo"][0]="application/x-texinfo";</text:p>
          </table:table-cell>
          <table:table-cell table:style-name="ce4" table:formula="oooc:=&quot;$mimeTypes[&quot; &amp; &quot;&quot;&quot;&quot; &amp; TRIM([.A135]) &amp; &quot;&quot;&quot;&quot; &amp; &quot;][1]=&quot;  &amp; &quot;&quot;&quot;&quot; &amp; TRIM([.C135]) &amp; &quot;&quot;&quot;;&quot;" office:value-type="string" office:string-value="$mimeTypes[&quot;texinfo&quot;][1]=&quot;Texinfo-Dateien&quot;;">
            <text:p>$mimeTypes["texinfo"][1]="Texinfo-Dateien";</text:p>
          </table:table-cell>
        </table:table-row>
        <table:table-row table:style-name="ro2">
          <table:table-cell table:style-name="ce1" office:value-type="string">
            <text:p>tiff</text:p>
          </table:table-cell>
          <table:table-cell table:style-name="ce1" office:value-type="string">
            <text:p>image/tiff</text:p>
          </table:table-cell>
          <table:table-cell table:style-name="ce2" office:value-type="string">
            <text:p>TIFF-Dateien</text:p>
          </table:table-cell>
          <table:table-cell table:formula="oooc:=&quot;$mimeTypes[&quot; &amp; &quot;&quot;&quot;&quot; &amp; TRIM([.A136]) &amp; &quot;&quot;&quot;&quot; &amp; &quot;][0]=&quot;  &amp; &quot;&quot;&quot;&quot; &amp; TRIM([.B136]) &amp; &quot;&quot;&quot;;&quot;" office:value-type="string" office:string-value="$mimeTypes[&quot;tiff&quot;][0]=&quot;image/tiff&quot;;">
            <text:p>$mimeTypes["tiff"][0]="image/tiff";</text:p>
          </table:table-cell>
          <table:table-cell table:style-name="ce4" table:formula="oooc:=&quot;$mimeTypes[&quot; &amp; &quot;&quot;&quot;&quot; &amp; TRIM([.A136]) &amp; &quot;&quot;&quot;&quot; &amp; &quot;][1]=&quot;  &amp; &quot;&quot;&quot;&quot; &amp; TRIM([.C136]) &amp; &quot;&quot;&quot;;&quot;" office:value-type="string" office:string-value="$mimeTypes[&quot;tiff&quot;][1]=&quot;TIFF-Dateien&quot;;">
            <text:p>$mimeTypes["tiff"][1]="TIFF-Dateien";</text:p>
          </table:table-cell>
        </table:table-row>
        <table:table-row table:style-name="ro2">
          <table:table-cell table:style-name="ce1" office:value-type="string">
            <text:p>tsi</text:p>
          </table:table-cell>
          <table:table-cell table:style-name="ce1" office:value-type="string">
            <text:p>audio/tsplayer</text:p>
          </table:table-cell>
          <table:table-cell table:style-name="ce2" office:value-type="string">
            <text:p>TS-Player-Dateien</text:p>
          </table:table-cell>
          <table:table-cell table:formula="oooc:=&quot;$mimeTypes[&quot; &amp; &quot;&quot;&quot;&quot; &amp; TRIM([.A137]) &amp; &quot;&quot;&quot;&quot; &amp; &quot;][0]=&quot;  &amp; &quot;&quot;&quot;&quot; &amp; TRIM([.B137]) &amp; &quot;&quot;&quot;;&quot;" office:value-type="string" office:string-value="$mimeTypes[&quot;tsi&quot;][0]=&quot;audio/tsplayer&quot;;">
            <text:p>$mimeTypes["tsi"][0]="audio/tsplayer";</text:p>
          </table:table-cell>
          <table:table-cell table:style-name="ce4" table:formula="oooc:=&quot;$mimeTypes[&quot; &amp; &quot;&quot;&quot;&quot; &amp; TRIM([.A137]) &amp; &quot;&quot;&quot;&quot; &amp; &quot;][1]=&quot;  &amp; &quot;&quot;&quot;&quot; &amp; TRIM([.C137]) &amp; &quot;&quot;&quot;;&quot;" office:value-type="string" office:string-value="$mimeTypes[&quot;tsi&quot;][1]=&quot;TS-Player-Dateien&quot;;">
            <text:p>$mimeTypes["tsi"][1]="TS-Player-Dateien";</text:p>
          </table:table-cell>
        </table:table-row>
        <table:table-row table:style-name="ro2">
          <table:table-cell table:style-name="ce1" office:value-type="string">
            <text:p>tsp</text:p>
          </table:table-cell>
          <table:table-cell table:style-name="ce1" office:value-type="string">
            <text:p>application/dsptype</text:p>
          </table:table-cell>
          <table:table-cell table:style-name="ce2" office:value-type="string">
            <text:p>TSP-Dateien</text:p>
          </table:table-cell>
          <table:table-cell table:formula="oooc:=&quot;$mimeTypes[&quot; &amp; &quot;&quot;&quot;&quot; &amp; TRIM([.A138]) &amp; &quot;&quot;&quot;&quot; &amp; &quot;][0]=&quot;  &amp; &quot;&quot;&quot;&quot; &amp; TRIM([.B138]) &amp; &quot;&quot;&quot;;&quot;" office:value-type="string" office:string-value="$mimeTypes[&quot;tsp&quot;][0]=&quot;application/dsptype&quot;;">
            <text:p>$mimeTypes["tsp"][0]="application/dsptype";</text:p>
          </table:table-cell>
          <table:table-cell table:style-name="ce4" table:formula="oooc:=&quot;$mimeTypes[&quot; &amp; &quot;&quot;&quot;&quot; &amp; TRIM([.A138]) &amp; &quot;&quot;&quot;&quot; &amp; &quot;][1]=&quot;  &amp; &quot;&quot;&quot;&quot; &amp; TRIM([.C138]) &amp; &quot;&quot;&quot;;&quot;" office:value-type="string" office:string-value="$mimeTypes[&quot;tsp&quot;][1]=&quot;TSP-Dateien&quot;;">
            <text:p>$mimeTypes["tsp"][1]="TSP-Dateien";</text:p>
          </table:table-cell>
        </table:table-row>
        <table:table-row table:style-name="ro2">
          <table:table-cell table:style-name="ce1" office:value-type="string">
            <text:p>tsv</text:p>
          </table:table-cell>
          <table:table-cell table:style-name="ce1" office:value-type="string">
            <text:p>text/tab-separated-values</text:p>
          </table:table-cell>
          <table:table-cell table:style-name="ce2" office:value-type="string">
            <text:p>tabulator-separierte Datendateien</text:p>
          </table:table-cell>
          <table:table-cell table:formula="oooc:=&quot;$mimeTypes[&quot; &amp; &quot;&quot;&quot;&quot; &amp; TRIM([.A139]) &amp; &quot;&quot;&quot;&quot; &amp; &quot;][0]=&quot;  &amp; &quot;&quot;&quot;&quot; &amp; TRIM([.B139]) &amp; &quot;&quot;&quot;;&quot;" office:value-type="string" office:string-value="$mimeTypes[&quot;tsv&quot;][0]=&quot;text/tab-separated-values&quot;;">
            <text:p>$mimeTypes["tsv"][0]="text/tab-separated-values";</text:p>
          </table:table-cell>
          <table:table-cell table:style-name="ce4" table:formula="oooc:=&quot;$mimeTypes[&quot; &amp; &quot;&quot;&quot;&quot; &amp; TRIM([.A139]) &amp; &quot;&quot;&quot;&quot; &amp; &quot;][1]=&quot;  &amp; &quot;&quot;&quot;&quot; &amp; TRIM([.C139]) &amp; &quot;&quot;&quot;;&quot;" office:value-type="string" office:string-value="$mimeTypes[&quot;tsv&quot;][1]=&quot;tabulator-separierte Datendateien&quot;;">
            <text:p>$mimeTypes["tsv"][1]="tabulator-separierte Datendateien";</text:p>
          </table:table-cell>
        </table:table-row>
        <table:table-row table:style-name="ro2">
          <table:table-cell table:style-name="ce1" office:value-type="string">
            <text:p>txt</text:p>
          </table:table-cell>
          <table:table-cell table:style-name="ce1" office:value-type="string">
            <text:p>text/plain</text:p>
          </table:table-cell>
          <table:table-cell table:style-name="ce2" office:value-type="string">
            <text:p>reine Textdateien</text:p>
          </table:table-cell>
          <table:table-cell table:formula="oooc:=&quot;$mimeTypes[&quot; &amp; &quot;&quot;&quot;&quot; &amp; TRIM([.A140]) &amp; &quot;&quot;&quot;&quot; &amp; &quot;][0]=&quot;  &amp; &quot;&quot;&quot;&quot; &amp; TRIM([.B140]) &amp; &quot;&quot;&quot;;&quot;" office:value-type="string" office:string-value="$mimeTypes[&quot;txt&quot;][0]=&quot;text/plain&quot;;">
            <text:p>$mimeTypes["txt"][0]="text/plain";</text:p>
          </table:table-cell>
          <table:table-cell table:style-name="ce4" table:formula="oooc:=&quot;$mimeTypes[&quot; &amp; &quot;&quot;&quot;&quot; &amp; TRIM([.A140]) &amp; &quot;&quot;&quot;&quot; &amp; &quot;][1]=&quot;  &amp; &quot;&quot;&quot;&quot; &amp; TRIM([.C140]) &amp; &quot;&quot;&quot;;&quot;" office:value-type="string" office:string-value="$mimeTypes[&quot;txt&quot;][1]=&quot;reine Textdateien&quot;;">
            <text:p>$mimeTypes["txt"][1]="reine Textdateien";</text:p>
          </table:table-cell>
        </table:table-row>
        <table:table-row table:style-name="ro2">
          <table:table-cell table:style-name="ce1" office:value-type="string">
            <text:p>ustar</text:p>
          </table:table-cell>
          <table:table-cell table:style-name="ce1" office:value-type="string">
            <text:p>application/x-ustar</text:p>
          </table:table-cell>
          <table:table-cell table:style-name="ce2" office:value-type="string">
            <text:p>tar-Archivdateien (Posix)</text:p>
          </table:table-cell>
          <table:table-cell table:formula="oooc:=&quot;$mimeTypes[&quot; &amp; &quot;&quot;&quot;&quot; &amp; TRIM([.A141]) &amp; &quot;&quot;&quot;&quot; &amp; &quot;][0]=&quot;  &amp; &quot;&quot;&quot;&quot; &amp; TRIM([.B141]) &amp; &quot;&quot;&quot;;&quot;" office:value-type="string" office:string-value="$mimeTypes[&quot;ustar&quot;][0]=&quot;application/x-ustar&quot;;">
            <text:p>$mimeTypes["ustar"][0]="application/x-ustar";</text:p>
          </table:table-cell>
          <table:table-cell table:style-name="ce4" table:formula="oooc:=&quot;$mimeTypes[&quot; &amp; &quot;&quot;&quot;&quot; &amp; TRIM([.A141]) &amp; &quot;&quot;&quot;&quot; &amp; &quot;][1]=&quot;  &amp; &quot;&quot;&quot;&quot; &amp; TRIM([.C141]) &amp; &quot;&quot;&quot;;&quot;" office:value-type="string" office:string-value="$mimeTypes[&quot;ustar&quot;][1]=&quot;tar-Archivdateien (Posix)&quot;;">
            <text:p>$mimeTypes["ustar"][1]="tar-Archivdateien (Posix)";</text:p>
          </table:table-cell>
        </table:table-row>
        <table:table-row table:style-name="ro2">
          <table:table-cell table:style-name="ce1" office:value-type="string">
            <text:p>viv</text:p>
          </table:table-cell>
          <table:table-cell table:style-name="ce1" office:value-type="string">
            <text:p>video/vnd.vivo</text:p>
          </table:table-cell>
          <table:table-cell table:style-name="ce2" office:value-type="string">
            <text:p>Vivo-Dateien</text:p>
          </table:table-cell>
          <table:table-cell table:formula="oooc:=&quot;$mimeTypes[&quot; &amp; &quot;&quot;&quot;&quot; &amp; TRIM([.A142]) &amp; &quot;&quot;&quot;&quot; &amp; &quot;][0]=&quot;  &amp; &quot;&quot;&quot;&quot; &amp; TRIM([.B142]) &amp; &quot;&quot;&quot;;&quot;" office:value-type="string" office:string-value="$mimeTypes[&quot;viv&quot;][0]=&quot;video/vnd.vivo&quot;;">
            <text:p>$mimeTypes["viv"][0]="video/vnd.vivo";</text:p>
          </table:table-cell>
          <table:table-cell table:style-name="ce4" table:formula="oooc:=&quot;$mimeTypes[&quot; &amp; &quot;&quot;&quot;&quot; &amp; TRIM([.A142]) &amp; &quot;&quot;&quot;&quot; &amp; &quot;][1]=&quot;  &amp; &quot;&quot;&quot;&quot; &amp; TRIM([.C142]) &amp; &quot;&quot;&quot;;&quot;" office:value-type="string" office:string-value="$mimeTypes[&quot;viv&quot;][1]=&quot;Vivo-Dateien&quot;;">
            <text:p>$mimeTypes["viv"][1]="Vivo-Dateien";</text:p>
          </table:table-cell>
        </table:table-row>
        <table:table-row table:style-name="ro3">
          <table:table-cell table:style-name="ce1" office:value-type="string">
            <text:p>vmd</text:p>
          </table:table-cell>
          <table:table-cell table:style-name="ce1" office:value-type="string">
            <text:p>application/vocaltec-media-desc</text:p>
          </table:table-cell>
          <table:table-cell table:style-name="ce2" office:value-type="string">
            <text:p>Vocaltec Mediadesc-Dateien</text:p>
          </table:table-cell>
          <table:table-cell table:formula="oooc:=&quot;$mimeTypes[&quot; &amp; &quot;&quot;&quot;&quot; &amp; TRIM([.A143]) &amp; &quot;&quot;&quot;&quot; &amp; &quot;][0]=&quot;  &amp; &quot;&quot;&quot;&quot; &amp; TRIM([.B143]) &amp; &quot;&quot;&quot;;&quot;" office:value-type="string" office:string-value="$mimeTypes[&quot;vmd&quot;][0]=&quot;application/vocaltec-media-desc&quot;;">
            <text:p>$mimeTypes["vmd"][0]="application/vocaltec-media-desc";</text:p>
          </table:table-cell>
          <table:table-cell table:style-name="ce4" table:formula="oooc:=&quot;$mimeTypes[&quot; &amp; &quot;&quot;&quot;&quot; &amp; TRIM([.A143]) &amp; &quot;&quot;&quot;&quot; &amp; &quot;][1]=&quot;  &amp; &quot;&quot;&quot;&quot; &amp; TRIM([.C143]) &amp; &quot;&quot;&quot;;&quot;" office:value-type="string" office:string-value="$mimeTypes[&quot;vmd&quot;][1]=&quot;Vocaltec Mediadesc-Dateien&quot;;">
            <text:p>$mimeTypes["vmd"][1]="Vocaltec Mediadesc-Dateien";</text:p>
          </table:table-cell>
        </table:table-row>
        <table:table-row table:style-name="ro3">
          <table:table-cell table:style-name="ce1" office:value-type="string">
            <text:p>vmf</text:p>
          </table:table-cell>
          <table:table-cell table:style-name="ce1" office:value-type="string">
            <text:p>application/vocaltec-media-file</text:p>
          </table:table-cell>
          <table:table-cell table:style-name="ce2" office:value-type="string">
            <text:p>Vocaltec Media-Dateien</text:p>
          </table:table-cell>
          <table:table-cell table:formula="oooc:=&quot;$mimeTypes[&quot; &amp; &quot;&quot;&quot;&quot; &amp; TRIM([.A144]) &amp; &quot;&quot;&quot;&quot; &amp; &quot;][0]=&quot;  &amp; &quot;&quot;&quot;&quot; &amp; TRIM([.B144]) &amp; &quot;&quot;&quot;;&quot;" office:value-type="string" office:string-value="$mimeTypes[&quot;vmf&quot;][0]=&quot;application/vocaltec-media-file&quot;;">
            <text:p>$mimeTypes["vmf"][0]="application/vocaltec-media-file";</text:p>
          </table:table-cell>
          <table:table-cell table:style-name="ce4" table:formula="oooc:=&quot;$mimeTypes[&quot; &amp; &quot;&quot;&quot;&quot; &amp; TRIM([.A144]) &amp; &quot;&quot;&quot;&quot; &amp; &quot;][1]=&quot;  &amp; &quot;&quot;&quot;&quot; &amp; TRIM([.C144]) &amp; &quot;&quot;&quot;;&quot;" office:value-type="string" office:string-value="$mimeTypes[&quot;vmf&quot;][1]=&quot;Vocaltec Media-Dateien&quot;;">
            <text:p>$mimeTypes["vmf"][1]="Vocaltec Media-Dateien";</text:p>
          </table:table-cell>
        </table:table-row>
        <table:table-row table:style-name="ro2">
          <table:table-cell table:style-name="ce1" office:value-type="string">
            <text:p>vox</text:p>
          </table:table-cell>
          <table:table-cell table:style-name="ce1" office:value-type="string">
            <text:p>audio/voxware</text:p>
          </table:table-cell>
          <table:table-cell table:style-name="ce2" office:value-type="string">
            <text:p>Vox-Dateien</text:p>
          </table:table-cell>
          <table:table-cell table:formula="oooc:=&quot;$mimeTypes[&quot; &amp; &quot;&quot;&quot;&quot; &amp; TRIM([.A145]) &amp; &quot;&quot;&quot;&quot; &amp; &quot;][0]=&quot;  &amp; &quot;&quot;&quot;&quot; &amp; TRIM([.B145]) &amp; &quot;&quot;&quot;;&quot;" office:value-type="string" office:string-value="$mimeTypes[&quot;vox&quot;][0]=&quot;audio/voxware&quot;;">
            <text:p>$mimeTypes["vox"][0]="audio/voxware";</text:p>
          </table:table-cell>
          <table:table-cell table:style-name="ce4" table:formula="oooc:=&quot;$mimeTypes[&quot; &amp; &quot;&quot;&quot;&quot; &amp; TRIM([.A145]) &amp; &quot;&quot;&quot;&quot; &amp; &quot;][1]=&quot;  &amp; &quot;&quot;&quot;&quot; &amp; TRIM([.C145]) &amp; &quot;&quot;&quot;;&quot;" office:value-type="string" office:string-value="$mimeTypes[&quot;vox&quot;][1]=&quot;Vox-Dateien&quot;;">
            <text:p>$mimeTypes["vox"][1]="Vox-Dateien";</text:p>
          </table:table-cell>
        </table:table-row>
        <table:table-row table:style-name="ro2">
          <table:table-cell table:style-name="ce1" office:value-type="string">
            <text:p>vts </text:p>
          </table:table-cell>
          <table:table-cell table:style-name="ce1" office:value-type="string">
            <text:p>workbook/formulaone</text:p>
          </table:table-cell>
          <table:table-cell table:style-name="ce2" office:value-type="string">
            <text:p>FormulaOne-Dateien</text:p>
          </table:table-cell>
          <table:table-cell table:formula="oooc:=&quot;$mimeTypes[&quot; &amp; &quot;&quot;&quot;&quot; &amp; TRIM([.A146]) &amp; &quot;&quot;&quot;&quot; &amp; &quot;][0]=&quot;  &amp; &quot;&quot;&quot;&quot; &amp; TRIM([.B146]) &amp; &quot;&quot;&quot;;&quot;" office:value-type="string" office:string-value="$mimeTypes[&quot;vts&quot;][0]=&quot;workbook/formulaone&quot;;">
            <text:p>$mimeTypes["vts"][0]="workbook/formulaone";</text:p>
          </table:table-cell>
          <table:table-cell table:style-name="ce4" table:formula="oooc:=&quot;$mimeTypes[&quot; &amp; &quot;&quot;&quot;&quot; &amp; TRIM([.A146]) &amp; &quot;&quot;&quot;&quot; &amp; &quot;][1]=&quot;  &amp; &quot;&quot;&quot;&quot; &amp; TRIM([.C146]) &amp; &quot;&quot;&quot;;&quot;" office:value-type="string" office:string-value="$mimeTypes[&quot;vts&quot;][1]=&quot;FormulaOne-Dateien&quot;;">
            <text:p>$mimeTypes["vts"][1]="FormulaOne-Dateien";</text:p>
          </table:table-cell>
        </table:table-row>
        <table:table-row table:style-name="ro2">
          <table:table-cell table:style-name="ce1" office:value-type="string">
            <text:p>vtts</text:p>
          </table:table-cell>
          <table:table-cell table:style-name="ce1" office:value-type="string">
            <text:p>workbook/formulaone</text:p>
          </table:table-cell>
          <table:table-cell table:style-name="ce2" office:value-type="string">
            <text:p>FormulaOne-Dateien</text:p>
          </table:table-cell>
          <table:table-cell table:formula="oooc:=&quot;$mimeTypes[&quot; &amp; &quot;&quot;&quot;&quot; &amp; TRIM([.A147]) &amp; &quot;&quot;&quot;&quot; &amp; &quot;][0]=&quot;  &amp; &quot;&quot;&quot;&quot; &amp; TRIM([.B147]) &amp; &quot;&quot;&quot;;&quot;" office:value-type="string" office:string-value="$mimeTypes[&quot;vtts&quot;][0]=&quot;workbook/formulaone&quot;;">
            <text:p>$mimeTypes["vtts"][0]="workbook/formulaone";</text:p>
          </table:table-cell>
          <table:table-cell table:style-name="ce4" table:formula="oooc:=&quot;$mimeTypes[&quot; &amp; &quot;&quot;&quot;&quot; &amp; TRIM([.A147]) &amp; &quot;&quot;&quot;&quot; &amp; &quot;][1]=&quot;  &amp; &quot;&quot;&quot;&quot; &amp; TRIM([.C147]) &amp; &quot;&quot;&quot;;&quot;" office:value-type="string" office:string-value="$mimeTypes[&quot;vtts&quot;][1]=&quot;FormulaOne-Dateien&quot;;">
            <text:p>$mimeTypes["vtts"][1]="FormulaOne-Dateien";</text:p>
          </table:table-cell>
        </table:table-row>
        <table:table-row table:style-name="ro2">
          <table:table-cell table:style-name="ce1" office:value-type="string">
            <text:p>wav</text:p>
          </table:table-cell>
          <table:table-cell table:style-name="ce1" office:value-type="string">
            <text:p>audio/x-wav</text:p>
          </table:table-cell>
          <table:table-cell table:style-name="ce2" office:value-type="string">
            <text:p>WAV-Dateien</text:p>
          </table:table-cell>
          <table:table-cell table:formula="oooc:=&quot;$mimeTypes[&quot; &amp; &quot;&quot;&quot;&quot; &amp; TRIM([.A148]) &amp; &quot;&quot;&quot;&quot; &amp; &quot;][0]=&quot;  &amp; &quot;&quot;&quot;&quot; &amp; TRIM([.B148]) &amp; &quot;&quot;&quot;;&quot;" office:value-type="string" office:string-value="$mimeTypes[&quot;wav&quot;][0]=&quot;audio/x-wav&quot;;">
            <text:p>$mimeTypes["wav"][0]="audio/x-wav";</text:p>
          </table:table-cell>
          <table:table-cell table:style-name="ce4" table:formula="oooc:=&quot;$mimeTypes[&quot; &amp; &quot;&quot;&quot;&quot; &amp; TRIM([.A148]) &amp; &quot;&quot;&quot;&quot; &amp; &quot;][1]=&quot;  &amp; &quot;&quot;&quot;&quot; &amp; TRIM([.C148]) &amp; &quot;&quot;&quot;;&quot;" office:value-type="string" office:string-value="$mimeTypes[&quot;wav&quot;][1]=&quot;WAV-Dateien&quot;;">
            <text:p>$mimeTypes["wav"][1]="WAV-Dateien";</text:p>
          </table:table-cell>
        </table:table-row>
        <table:table-row table:style-name="ro2">
          <table:table-cell table:style-name="ce1" office:value-type="string">
            <text:p>wbmp</text:p>
          </table:table-cell>
          <table:table-cell table:style-name="ce1" office:value-type="string">
            <text:p>image/vnd.wap.wbmp</text:p>
          </table:table-cell>
          <table:table-cell table:style-name="ce2" office:value-type="string">
            <text:p>Bitmap-Dateien (WAP)</text:p>
          </table:table-cell>
          <table:table-cell table:formula="oooc:=&quot;$mimeTypes[&quot; &amp; &quot;&quot;&quot;&quot; &amp; TRIM([.A149]) &amp; &quot;&quot;&quot;&quot; &amp; &quot;][0]=&quot;  &amp; &quot;&quot;&quot;&quot; &amp; TRIM([.B149]) &amp; &quot;&quot;&quot;;&quot;" office:value-type="string" office:string-value="$mimeTypes[&quot;wbmp&quot;][0]=&quot;image/vnd.wap.wbmp&quot;;">
            <text:p>$mimeTypes["wbmp"][0]="image/vnd.wap.wbmp";</text:p>
          </table:table-cell>
          <table:table-cell table:style-name="ce4" table:formula="oooc:=&quot;$mimeTypes[&quot; &amp; &quot;&quot;&quot;&quot; &amp; TRIM([.A149]) &amp; &quot;&quot;&quot;&quot; &amp; &quot;][1]=&quot;  &amp; &quot;&quot;&quot;&quot; &amp; TRIM([.C149]) &amp; &quot;&quot;&quot;;&quot;" office:value-type="string" office:string-value="$mimeTypes[&quot;wbmp&quot;][1]=&quot;Bitmap-Dateien (WAP)&quot;;">
            <text:p>$mimeTypes["wbmp"][1]="Bitmap-Dateien (WAP)";</text:p>
          </table:table-cell>
        </table:table-row>
        <table:table-row table:style-name="ro2">
          <table:table-cell table:style-name="ce1" office:value-type="string">
            <text:p>wml</text:p>
          </table:table-cell>
          <table:table-cell table:style-name="ce1" office:value-type="string">
            <text:p>text/vnd.wap.wml</text:p>
          </table:table-cell>
          <table:table-cell table:style-name="ce2" office:value-type="string">
            <text:p>WML-Dateien (WAP)</text:p>
          </table:table-cell>
          <table:table-cell table:formula="oooc:=&quot;$mimeTypes[&quot; &amp; &quot;&quot;&quot;&quot; &amp; TRIM([.A150]) &amp; &quot;&quot;&quot;&quot; &amp; &quot;][0]=&quot;  &amp; &quot;&quot;&quot;&quot; &amp; TRIM([.B150]) &amp; &quot;&quot;&quot;;&quot;" office:value-type="string" office:string-value="$mimeTypes[&quot;wml&quot;][0]=&quot;text/vnd.wap.wml&quot;;">
            <text:p>$mimeTypes["wml"][0]="text/vnd.wap.wml";</text:p>
          </table:table-cell>
          <table:table-cell table:style-name="ce4" table:formula="oooc:=&quot;$mimeTypes[&quot; &amp; &quot;&quot;&quot;&quot; &amp; TRIM([.A150]) &amp; &quot;&quot;&quot;&quot; &amp; &quot;][1]=&quot;  &amp; &quot;&quot;&quot;&quot; &amp; TRIM([.C150]) &amp; &quot;&quot;&quot;;&quot;" office:value-type="string" office:string-value="$mimeTypes[&quot;wml&quot;][1]=&quot;WML-Dateien (WAP)&quot;;">
            <text:p>$mimeTypes["wml"][1]="WML-Dateien (WAP)";</text:p>
          </table:table-cell>
        </table:table-row>
        <table:table-row table:style-name="ro2">
          <table:table-cell table:style-name="ce1" office:value-type="string">
            <text:p>wmlc</text:p>
          </table:table-cell>
          <table:table-cell table:style-name="ce1" office:value-type="string">
            <text:p>application/vnd.wap.wmlc</text:p>
          </table:table-cell>
          <table:table-cell table:style-name="ce2" office:value-type="string">
            <text:p>WMLC-Dateien (WAP)</text:p>
          </table:table-cell>
          <table:table-cell table:formula="oooc:=&quot;$mimeTypes[&quot; &amp; &quot;&quot;&quot;&quot; &amp; TRIM([.A151]) &amp; &quot;&quot;&quot;&quot; &amp; &quot;][0]=&quot;  &amp; &quot;&quot;&quot;&quot; &amp; TRIM([.B151]) &amp; &quot;&quot;&quot;;&quot;" office:value-type="string" office:string-value="$mimeTypes[&quot;wmlc&quot;][0]=&quot;application/vnd.wap.wmlc&quot;;">
            <text:p>$mimeTypes["wmlc"][0]="application/vnd.wap.wmlc";</text:p>
          </table:table-cell>
          <table:table-cell table:style-name="ce4" table:formula="oooc:=&quot;$mimeTypes[&quot; &amp; &quot;&quot;&quot;&quot; &amp; TRIM([.A151]) &amp; &quot;&quot;&quot;&quot; &amp; &quot;][1]=&quot;  &amp; &quot;&quot;&quot;&quot; &amp; TRIM([.C151]) &amp; &quot;&quot;&quot;;&quot;" office:value-type="string" office:string-value="$mimeTypes[&quot;wmlc&quot;][1]=&quot;WMLC-Dateien (WAP)&quot;;">
            <text:p>$mimeTypes["wmlc"][1]="WMLC-Dateien (WAP)";</text:p>
          </table:table-cell>
        </table:table-row>
        <table:table-row table:style-name="ro2">
          <table:table-cell table:style-name="ce1" office:value-type="string">
            <text:p>wmls</text:p>
          </table:table-cell>
          <table:table-cell table:style-name="ce1" office:value-type="string">
            <text:p>text/vnd.wap.wmlscript</text:p>
          </table:table-cell>
          <table:table-cell table:style-name="ce2" office:value-type="string">
            <text:p>WML-Scriptdateien (WAP)</text:p>
          </table:table-cell>
          <table:table-cell table:formula="oooc:=&quot;$mimeTypes[&quot; &amp; &quot;&quot;&quot;&quot; &amp; TRIM([.A152]) &amp; &quot;&quot;&quot;&quot; &amp; &quot;][0]=&quot;  &amp; &quot;&quot;&quot;&quot; &amp; TRIM([.B152]) &amp; &quot;&quot;&quot;;&quot;" office:value-type="string" office:string-value="$mimeTypes[&quot;wmls&quot;][0]=&quot;text/vnd.wap.wmlscript&quot;;">
            <text:p>$mimeTypes["wmls"][0]="text/vnd.wap.wmlscript";</text:p>
          </table:table-cell>
          <table:table-cell table:style-name="ce4" table:formula="oooc:=&quot;$mimeTypes[&quot; &amp; &quot;&quot;&quot;&quot; &amp; TRIM([.A152]) &amp; &quot;&quot;&quot;&quot; &amp; &quot;][1]=&quot;  &amp; &quot;&quot;&quot;&quot; &amp; TRIM([.C152]) &amp; &quot;&quot;&quot;;&quot;" office:value-type="string" office:string-value="$mimeTypes[&quot;wmls&quot;][1]=&quot;WML-Scriptdateien (WAP)&quot;;">
            <text:p>$mimeTypes["wmls"][1]="WML-Scriptdateien (WAP)";</text:p>
          </table:table-cell>
        </table:table-row>
        <table:table-row table:style-name="ro3">
          <table:table-cell table:style-name="ce1" office:value-type="string">
            <text:p>wmlsc</text:p>
          </table:table-cell>
          <table:table-cell table:style-name="ce1" office:value-type="string">
            <text:p>application/vnd.wap.wmlscriptc</text:p>
          </table:table-cell>
          <table:table-cell table:style-name="ce2" office:value-type="string">
            <text:p>WML-Script-C-dateien (WAP)</text:p>
          </table:table-cell>
          <table:table-cell table:formula="oooc:=&quot;$mimeTypes[&quot; &amp; &quot;&quot;&quot;&quot; &amp; TRIM([.A153]) &amp; &quot;&quot;&quot;&quot; &amp; &quot;][0]=&quot;  &amp; &quot;&quot;&quot;&quot; &amp; TRIM([.B153]) &amp; &quot;&quot;&quot;;&quot;" office:value-type="string" office:string-value="$mimeTypes[&quot;wmlsc&quot;][0]=&quot;application/vnd.wap.wmlscriptc&quot;;">
            <text:p>$mimeTypes["wmlsc"][0]="application/vnd.wap.wmlscriptc";</text:p>
          </table:table-cell>
          <table:table-cell table:style-name="ce4" table:formula="oooc:=&quot;$mimeTypes[&quot; &amp; &quot;&quot;&quot;&quot; &amp; TRIM([.A153]) &amp; &quot;&quot;&quot;&quot; &amp; &quot;][1]=&quot;  &amp; &quot;&quot;&quot;&quot; &amp; TRIM([.C153]) &amp; &quot;&quot;&quot;;&quot;" office:value-type="string" office:string-value="$mimeTypes[&quot;wmlsc&quot;][1]=&quot;WML-Script-C-dateien (WAP)&quot;;">
            <text:p>$mimeTypes["wmlsc"][1]="WML-Script-C-dateien (WAP)";</text:p>
          </table:table-cell>
        </table:table-row>
        <table:table-row table:style-name="ro2">
          <table:table-cell table:style-name="ce1" office:value-type="string">
            <text:p>wrl</text:p>
          </table:table-cell>
          <table:table-cell table:style-name="ce1" office:value-type="string">
            <text:p>model/vrml)</text:p>
          </table:table-cell>
          <table:table-cell table:style-name="ce2" office:value-type="string">
            <text:p>Visualisierung virtueller Welten (VRML) </text:p>
          </table:table-cell>
          <table:table-cell table:formula="oooc:=&quot;$mimeTypes[&quot; &amp; &quot;&quot;&quot;&quot; &amp; TRIM([.A154]) &amp; &quot;&quot;&quot;&quot; &amp; &quot;][0]=&quot;  &amp; &quot;&quot;&quot;&quot; &amp; TRIM([.B154]) &amp; &quot;&quot;&quot;;&quot;" office:value-type="string" office:string-value="$mimeTypes[&quot;wrl&quot;][0]=&quot;model/vrml)&quot;;">
            <text:p>$mimeTypes["wrl"][0]="model/vrml)";</text:p>
          </table:table-cell>
          <table:table-cell table:style-name="ce4" table:formula="oooc:=&quot;$mimeTypes[&quot; &amp; &quot;&quot;&quot;&quot; &amp; TRIM([.A154]) &amp; &quot;&quot;&quot;&quot; &amp; &quot;][1]=&quot;  &amp; &quot;&quot;&quot;&quot; &amp; TRIM([.C154]) &amp; &quot;&quot;&quot;;&quot;" office:value-type="string" office:string-value="$mimeTypes[&quot;wrl&quot;][1]=&quot;Visualisierung virtueller Welten (VRML)&quot;;">
            <text:p>$mimeTypes["wrl"][1]="Visualisierung virtueller Welten (VRML)";</text:p>
          </table:table-cell>
        </table:table-row>
        <table:table-row table:style-name="ro2">
          <table:table-cell table:style-name="ce1" office:value-type="string">
            <text:p>xbm</text:p>
          </table:table-cell>
          <table:table-cell table:style-name="ce1" office:value-type="string">
            <text:p>image/x-xbitmap</text:p>
          </table:table-cell>
          <table:table-cell table:style-name="ce2" office:value-type="string">
            <text:p>XBM-Dateien</text:p>
          </table:table-cell>
          <table:table-cell table:formula="oooc:=&quot;$mimeTypes[&quot; &amp; &quot;&quot;&quot;&quot; &amp; TRIM([.A155]) &amp; &quot;&quot;&quot;&quot; &amp; &quot;][0]=&quot;  &amp; &quot;&quot;&quot;&quot; &amp; TRIM([.B155]) &amp; &quot;&quot;&quot;;&quot;" office:value-type="string" office:string-value="$mimeTypes[&quot;xbm&quot;][0]=&quot;image/x-xbitmap&quot;;">
            <text:p>$mimeTypes["xbm"][0]="image/x-xbitmap";</text:p>
          </table:table-cell>
          <table:table-cell table:style-name="ce4" table:formula="oooc:=&quot;$mimeTypes[&quot; &amp; &quot;&quot;&quot;&quot; &amp; TRIM([.A155]) &amp; &quot;&quot;&quot;&quot; &amp; &quot;][1]=&quot;  &amp; &quot;&quot;&quot;&quot; &amp; TRIM([.C155]) &amp; &quot;&quot;&quot;;&quot;" office:value-type="string" office:string-value="$mimeTypes[&quot;xbm&quot;][1]=&quot;XBM-Dateien&quot;;">
            <text:p>$mimeTypes["xbm"][1]="XBM-Dateien";</text:p>
          </table:table-cell>
        </table:table-row>
        <table:table-row table:style-name="ro2">
          <table:table-cell table:style-name="ce1" office:value-type="string">
            <text:p>xla</text:p>
          </table:table-cell>
          <table:table-cell table:style-name="ce1" office:value-type="string">
            <text:p>application/msexcel</text:p>
          </table:table-cell>
          <table:table-cell table:style-name="ce2" office:value-type="string">
            <text:p>Microsoft Excel Dateien</text:p>
          </table:table-cell>
          <table:table-cell table:formula="oooc:=&quot;$mimeTypes[&quot; &amp; &quot;&quot;&quot;&quot; &amp; TRIM([.A156]) &amp; &quot;&quot;&quot;&quot; &amp; &quot;][0]=&quot;  &amp; &quot;&quot;&quot;&quot; &amp; TRIM([.B156]) &amp; &quot;&quot;&quot;;&quot;" office:value-type="string" office:string-value="$mimeTypes[&quot;xla&quot;][0]=&quot;application/msexcel&quot;;">
            <text:p>$mimeTypes["xla"][0]="application/msexcel";</text:p>
          </table:table-cell>
          <table:table-cell table:style-name="ce4" table:formula="oooc:=&quot;$mimeTypes[&quot; &amp; &quot;&quot;&quot;&quot; &amp; TRIM([.A156]) &amp; &quot;&quot;&quot;&quot; &amp; &quot;][1]=&quot;  &amp; &quot;&quot;&quot;&quot; &amp; TRIM([.C156]) &amp; &quot;&quot;&quot;;&quot;" office:value-type="string" office:string-value="$mimeTypes[&quot;xla&quot;][1]=&quot;Microsoft Excel Dateien&quot;;">
            <text:p>$mimeTypes["xla"][1]="Microsoft Excel Dateien";</text:p>
          </table:table-cell>
        </table:table-row>
        <table:table-row table:style-name="ro2">
          <table:table-cell table:style-name="ce1" office:value-type="string">
            <text:p>xls</text:p>
          </table:table-cell>
          <table:table-cell table:style-name="ce1" office:value-type="string">
            <text:p>application/msexcel</text:p>
          </table:table-cell>
          <table:table-cell table:style-name="ce2" office:value-type="string">
            <text:p>Microsoft Excel Dateien</text:p>
          </table:table-cell>
          <table:table-cell table:formula="oooc:=&quot;$mimeTypes[&quot; &amp; &quot;&quot;&quot;&quot; &amp; TRIM([.A157]) &amp; &quot;&quot;&quot;&quot; &amp; &quot;][0]=&quot;  &amp; &quot;&quot;&quot;&quot; &amp; TRIM([.B157]) &amp; &quot;&quot;&quot;;&quot;" office:value-type="string" office:string-value="$mimeTypes[&quot;xls&quot;][0]=&quot;application/msexcel&quot;;">
            <text:p>$mimeTypes["xls"][0]="application/msexcel";</text:p>
          </table:table-cell>
          <table:table-cell table:style-name="ce4" table:formula="oooc:=&quot;$mimeTypes[&quot; &amp; &quot;&quot;&quot;&quot; &amp; TRIM([.A157]) &amp; &quot;&quot;&quot;&quot; &amp; &quot;][1]=&quot;  &amp; &quot;&quot;&quot;&quot; &amp; TRIM([.C157]) &amp; &quot;&quot;&quot;;&quot;" office:value-type="string" office:string-value="$mimeTypes[&quot;xls&quot;][1]=&quot;Microsoft Excel Dateien&quot;;">
            <text:p>$mimeTypes["xls"][1]="Microsoft Excel Dateien";</text:p>
          </table:table-cell>
        </table:table-row>
        <table:table-row table:style-name="ro2">
          <table:table-cell table:style-name="ce1" office:value-type="string">
            <text:p>xml</text:p>
          </table:table-cell>
          <table:table-cell table:style-name="ce1" office:value-type="string">
            <text:p>application/xml</text:p>
          </table:table-cell>
          <table:table-cell table:style-name="ce2" office:value-type="string">
            <text:p>XML-Dateien</text:p>
          </table:table-cell>
          <table:table-cell table:formula="oooc:=&quot;$mimeTypes[&quot; &amp; &quot;&quot;&quot;&quot; &amp; TRIM([.A158]) &amp; &quot;&quot;&quot;&quot; &amp; &quot;][0]=&quot;  &amp; &quot;&quot;&quot;&quot; &amp; TRIM([.B158]) &amp; &quot;&quot;&quot;;&quot;" office:value-type="string" office:string-value="$mimeTypes[&quot;xml&quot;][0]=&quot;application/xml&quot;;">
            <text:p>$mimeTypes["xml"][0]="application/xml";</text:p>
          </table:table-cell>
          <table:table-cell table:style-name="ce4" table:formula="oooc:=&quot;$mimeTypes[&quot; &amp; &quot;&quot;&quot;&quot; &amp; TRIM([.A158]) &amp; &quot;&quot;&quot;&quot; &amp; &quot;][1]=&quot;  &amp; &quot;&quot;&quot;&quot; &amp; TRIM([.C158]) &amp; &quot;&quot;&quot;;&quot;" office:value-type="string" office:string-value="$mimeTypes[&quot;xml&quot;][1]=&quot;XML-Dateien&quot;;">
            <text:p>$mimeTypes["xml"][1]="XML-Dateien";</text:p>
          </table:table-cell>
        </table:table-row>
        <table:table-row table:style-name="ro2">
          <table:table-cell table:style-name="ce1" office:value-type="string">
            <text:p>xpm</text:p>
          </table:table-cell>
          <table:table-cell table:style-name="ce1" office:value-type="string">
            <text:p>image/x-xpixmap</text:p>
          </table:table-cell>
          <table:table-cell table:style-name="ce2" office:value-type="string">
            <text:p>XPM-Dateien</text:p>
          </table:table-cell>
          <table:table-cell table:formula="oooc:=&quot;$mimeTypes[&quot; &amp; &quot;&quot;&quot;&quot; &amp; TRIM([.A159]) &amp; &quot;&quot;&quot;&quot; &amp; &quot;][0]=&quot;  &amp; &quot;&quot;&quot;&quot; &amp; TRIM([.B159]) &amp; &quot;&quot;&quot;;&quot;" office:value-type="string" office:string-value="$mimeTypes[&quot;xpm&quot;][0]=&quot;image/x-xpixmap&quot;;">
            <text:p>$mimeTypes["xpm"][0]="image/x-xpixmap";</text:p>
          </table:table-cell>
          <table:table-cell table:style-name="ce4" table:formula="oooc:=&quot;$mimeTypes[&quot; &amp; &quot;&quot;&quot;&quot; &amp; TRIM([.A159]) &amp; &quot;&quot;&quot;&quot; &amp; &quot;][1]=&quot;  &amp; &quot;&quot;&quot;&quot; &amp; TRIM([.C159]) &amp; &quot;&quot;&quot;;&quot;" office:value-type="string" office:string-value="$mimeTypes[&quot;xpm&quot;][1]=&quot;XPM-Dateien&quot;;">
            <text:p>$mimeTypes["xpm"][1]="XPM-Dateien";</text:p>
          </table:table-cell>
        </table:table-row>
        <table:table-row table:style-name="ro2">
          <table:table-cell table:style-name="ce1" office:value-type="string">
            <text:p>xwd</text:p>
          </table:table-cell>
          <table:table-cell table:style-name="ce1" office:value-type="string">
            <text:p>image/x-windowdump</text:p>
          </table:table-cell>
          <table:table-cell table:style-name="ce2" office:value-type="string">
            <text:p>X-Windows Dump</text:p>
          </table:table-cell>
          <table:table-cell table:formula="oooc:=&quot;$mimeTypes[&quot; &amp; &quot;&quot;&quot;&quot; &amp; TRIM([.A160]) &amp; &quot;&quot;&quot;&quot; &amp; &quot;][0]=&quot;  &amp; &quot;&quot;&quot;&quot; &amp; TRIM([.B160]) &amp; &quot;&quot;&quot;;&quot;" office:value-type="string" office:string-value="$mimeTypes[&quot;xwd&quot;][0]=&quot;image/x-windowdump&quot;;">
            <text:p>$mimeTypes["xwd"][0]="image/x-windowdump";</text:p>
          </table:table-cell>
          <table:table-cell table:style-name="ce4" table:formula="oooc:=&quot;$mimeTypes[&quot; &amp; &quot;&quot;&quot;&quot; &amp; TRIM([.A160]) &amp; &quot;&quot;&quot;&quot; &amp; &quot;][1]=&quot;  &amp; &quot;&quot;&quot;&quot; &amp; TRIM([.C160]) &amp; &quot;&quot;&quot;;&quot;" office:value-type="string" office:string-value="$mimeTypes[&quot;xwd&quot;][1]=&quot;X-Windows Dump&quot;;">
            <text:p>$mimeTypes["xwd"][1]="X-Windows Dump";</text:p>
          </table:table-cell>
        </table:table-row>
        <table:table-row table:style-name="ro2">
          <table:table-cell table:style-name="ce1" office:value-type="string">
            <text:p>z</text:p>
          </table:table-cell>
          <table:table-cell table:style-name="ce1" office:value-type="string">
            <text:p>application/x-compress</text:p>
          </table:table-cell>
          <table:table-cell table:style-name="ce2" office:value-type="string">
            <text:p>zlib-komprimierte Dateien</text:p>
          </table:table-cell>
          <table:table-cell table:formula="oooc:=&quot;$mimeTypes[&quot; &amp; &quot;&quot;&quot;&quot; &amp; TRIM([.A161]) &amp; &quot;&quot;&quot;&quot; &amp; &quot;][0]=&quot;  &amp; &quot;&quot;&quot;&quot; &amp; TRIM([.B161]) &amp; &quot;&quot;&quot;;&quot;" office:value-type="string" office:string-value="$mimeTypes[&quot;z&quot;][0]=&quot;application/x-compress&quot;;">
            <text:p>$mimeTypes["z"][0]="application/x-compress";</text:p>
          </table:table-cell>
          <table:table-cell table:style-name="ce4" table:formula="oooc:=&quot;$mimeTypes[&quot; &amp; &quot;&quot;&quot;&quot; &amp; TRIM([.A161]) &amp; &quot;&quot;&quot;&quot; &amp; &quot;][1]=&quot;  &amp; &quot;&quot;&quot;&quot; &amp; TRIM([.C161]) &amp; &quot;&quot;&quot;;&quot;" office:value-type="string" office:string-value="$mimeTypes[&quot;z&quot;][1]=&quot;zlib-komprimierte Dateien&quot;;">
            <text:p>$mimeTypes["z"][1]="zlib-komprimierte Dateien";</text:p>
          </table:table-cell>
        </table:table-row>
        <table:table-row table:style-name="ro2">
          <table:table-cell table:style-name="ce1" office:value-type="string">
            <text:p>zip</text:p>
          </table:table-cell>
          <table:table-cell table:style-name="ce1" office:value-type="string">
            <text:p>application/zip</text:p>
          </table:table-cell>
          <table:table-cell table:style-name="ce2" office:value-type="string">
            <text:p>ZIP-Archivdateien</text:p>
          </table:table-cell>
          <table:table-cell table:formula="oooc:=&quot;$mimeTypes[&quot; &amp; &quot;&quot;&quot;&quot; &amp; TRIM([.A162]) &amp; &quot;&quot;&quot;&quot; &amp; &quot;][0]=&quot;  &amp; &quot;&quot;&quot;&quot; &amp; TRIM([.B162]) &amp; &quot;&quot;&quot;;&quot;" office:value-type="string" office:string-value="$mimeTypes[&quot;zip&quot;][0]=&quot;application/zip&quot;;">
            <text:p>$mimeTypes["zip"][0]="application/zip";</text:p>
          </table:table-cell>
          <table:table-cell table:style-name="ce4" table:formula="oooc:=&quot;$mimeTypes[&quot; &amp; &quot;&quot;&quot;&quot; &amp; TRIM([.A162]) &amp; &quot;&quot;&quot;&quot; &amp; &quot;][1]=&quot;  &amp; &quot;&quot;&quot;&quot; &amp; TRIM([.C162]) &amp; &quot;&quot;&quot;;&quot;" office:value-type="string" office:string-value="$mimeTypes[&quot;zip&quot;][1]=&quot;ZIP-Archivdateien&quot;;">
            <text:p>$mimeTypes["zip"][1]="ZIP-Archivdateien";</text:p>
          </table:table-cell>
        </table:table-row>
        <table:table-row table:style-name="ro4">
          <table:table-cell table:number-columns-repeated="3"/>
          <table:table-cell table:formula="oooc:=&quot;?&gt;&quot;" office:value-type="string" office:string-value="?&gt;">
            <text:p>?&gt;</text:p>
          </table:table-cell>
          <table:table-cell/>
        </table:table-row>
        <table:table-row table:style-name="ro4" table:number-rows-repeated="65372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Sheet1.A2:Sheet1.C655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6">06.12.2006</text:date>, <text:time>22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2-06T22:08:27</meta:creation-date>
    <dc:date>2006-12-06T22:41:18</dc:date>
    <dc:language>de-AT</dc:language>
    <meta:editing-cycles>4</meta:editing-cycles>
    <meta:editing-duration>PT12M11S</meta:editing-duration>
    <meta:user-defined meta:name="Info 1"/>
    <meta:user-defined meta:name="Info 2"/>
    <meta:user-defined meta:name="Info 3"/>
    <meta:user-defined meta:name="Info 4"/>
    <meta:document-statistic meta:table-count="3" meta:cell-count="810"/>
  </office:meta>
</office:document-meta>
</file>